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1" svg:font-family="MSI_BASMALAH"/>
    <style:font-face style:name="MSI_BASMALAH2" svg:font-family="MSI_BASMALAH" style:font-pitch="variable"/>
    <style:font-face style:name="MSI_BASMALAH" svg:font-family="MSI_BASMALAH" style:font-adornments="Regular" style:font-pitch="variable"/>
    <style:font-face style:name="MSI_Z182" svg:font-family="MSI_Z182" style:font-pitch="variable"/>
    <style:font-face style:name="MSI_Z183" svg:font-family="MSI_Z183" style:font-pitch="variable"/>
    <style:font-face style:name="MSI_Z184" svg:font-family="MSI_Z184" style:font-pitch="variable"/>
    <style:font-face style:name="MSI_Z185" svg:font-family="MSI_Z185" style:font-pitch="variable"/>
    <style:font-face style:name="MSI_Z186" svg:font-family="MSI_Z186" style:font-pitch="variable"/>
    <style:font-face style:name="MSI_Z187" svg:font-family="MSI_Z187" style:font-pitch="variable"/>
    <style:font-face style:name="MSI_Z188" svg:font-family="MSI_Z188" style:font-pitch="variable"/>
    <style:font-face style:name="MSI_Z189" svg:font-family="MSI_Z189" style:font-pitch="variable"/>
    <style:font-face style:name="MSI_Z190" svg:font-family="MSI_Z190" style:font-pitch="variable"/>
    <style:font-face style:name="MSI_Z191" svg:font-family="MSI_Z191" style:font-pitch="variable"/>
    <style:font-face style:name="MSI_Z192" svg:font-family="MSI_Z192" style:font-pitch="variable"/>
    <style:font-face style:name="MSI_Z193" svg:font-family="MSI_Z193" style:font-pitch="variable"/>
    <style:font-face style:name="MSI_Z194" svg:font-family="MSI_Z194" style:font-pitch="variable"/>
    <style:font-face style:name="MSI_Z195" svg:font-family="MSI_Z195" style:font-pitch="variable"/>
    <style:font-face style:name="MSI_Z196" svg:font-family="MSI_Z196" style:font-pitch="variable"/>
    <style:font-face style:name="MSI_Z197" svg:font-family="MSI_Z197" style:font-pitch="variable"/>
    <style:font-face style:name="MSI_Z198" svg:font-family="MSI_Z198" style:font-pitch="variable"/>
    <style:font-face style:name="MSI_Z199" svg:font-family="MSI_Z199" style:font-pitch="variable"/>
    <style:font-face style:name="MSI_Z200" svg:font-family="MSI_Z200" style:font-pitch="variable"/>
    <style:font-face style:name="MSI_Z201" svg:font-family="MSI_Z20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161" svg:font-family="QCF_P161" style:font-family-generic="roman" style:font-pitch="variable"/>
    <style:font-face style:name="QCF_P180" svg:font-family="QCF_P180" style:font-family-generic="roman" style:font-pitch="variable"/>
    <style:font-face style:name="QCF_P182" svg:font-family="QCF_P182" style:font-family-generic="roman" style:font-pitch="variable"/>
    <style:font-face style:name="QCF_P183" svg:font-family="QCF_P183" style:font-family-generic="roman" style:font-pitch="variable"/>
    <style:font-face style:name="QCF_P184" svg:font-family="QCF_P184" style:font-family-generic="roman" style:font-pitch="variable"/>
    <style:font-face style:name="QCF_P185" svg:font-family="QCF_P185" style:font-family-generic="roman" style:font-pitch="variable"/>
    <style:font-face style:name="QCF_P186" svg:font-family="QCF_P186" style:font-family-generic="roman" style:font-pitch="variable"/>
    <style:font-face style:name="QCF_P187" svg:font-family="QCF_P187" style:font-family-generic="roman" style:font-pitch="variable"/>
    <style:font-face style:name="QCF_P188" svg:font-family="QCF_P188" style:font-family-generic="roman" style:font-pitch="variable"/>
    <style:font-face style:name="QCF_P189" svg:font-family="QCF_P189" style:font-family-generic="roman" style:font-pitch="variable"/>
    <style:font-face style:name="QCF_P190" svg:font-family="QCF_P190" style:font-family-generic="roman" style:font-pitch="variable"/>
    <style:font-face style:name="QCF_P191" svg:font-family="QCF_P191" style:font-family-generic="roman" style:font-pitch="variable"/>
    <style:font-face style:name="QCF_P192" svg:font-family="QCF_P192" style:font-family-generic="roman" style:font-pitch="variable"/>
    <style:font-face style:name="QCF_P193" svg:font-family="QCF_P193" style:font-family-generic="roman" style:font-pitch="variable"/>
    <style:font-face style:name="QCF_P194" svg:font-family="QCF_P194" style:font-family-generic="roman" style:font-pitch="variable"/>
    <style:font-face style:name="QCF_P195" svg:font-family="QCF_P195" style:font-family-generic="roman" style:font-pitch="variable"/>
    <style:font-face style:name="QCF_P196" svg:font-family="QCF_P196" style:font-family-generic="roman" style:font-pitch="variable"/>
    <style:font-face style:name="QCF_P197" svg:font-family="QCF_P197" style:font-family-generic="roman" style:font-pitch="variable"/>
    <style:font-face style:name="QCF_P198" svg:font-family="QCF_P198" style:font-family-generic="roman" style:font-pitch="variable"/>
    <style:font-face style:name="QCF_P199" svg:font-family="QCF_P199" style:font-family-generic="roman" style:font-pitch="variable"/>
    <style:font-face style:name="QCF_P200" svg:font-family="QCF_P200" style:font-family-generic="roman" style:font-pitch="variable"/>
    <style:font-face style:name="QCF_P201" svg:font-family="QCF_P2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1801" svg:font-family="QCF_P180" style:font-family-generic="system" style:font-pitch="variable"/>
    <style:font-face style:name="QCF_P1831" svg:font-family="QCF_P183" style:font-family-generic="system" style:font-pitch="variable"/>
    <style:font-face style:name="QCF_P1841" svg:font-family="QCF_P184" style:font-family-generic="system" style:font-pitch="variable"/>
    <style:font-face style:name="QCF_P1851" svg:font-family="QCF_P185" style:font-family-generic="system" style:font-pitch="variable"/>
    <style:font-face style:name="QCF_P1861" svg:font-family="QCF_P186" style:font-family-generic="system" style:font-pitch="variable"/>
    <style:font-face style:name="QCF_P1881" svg:font-family="QCF_P188" style:font-family-generic="system" style:font-pitch="variable"/>
    <style:font-face style:name="QCF_P1891" svg:font-family="QCF_P189" style:font-family-generic="system" style:font-pitch="variable"/>
    <style:font-face style:name="QCF_P1921" svg:font-family="QCF_P192" style:font-family-generic="system" style:font-pitch="variable"/>
    <style:font-face style:name="QCF_P1931" svg:font-family="QCF_P193" style:font-family-generic="system" style:font-pitch="variable"/>
    <style:font-face style:name="QCF_P1941" svg:font-family="QCF_P194" style:font-family-generic="system" style:font-pitch="variable"/>
    <style:font-face style:name="QCF_P1951" svg:font-family="QCF_P195" style:font-family-generic="system" style:font-pitch="variable"/>
    <style:font-face style:name="QCF_P1961" svg:font-family="QCF_P196" style:font-family-generic="system" style:font-pitch="variable"/>
    <style:font-face style:name="QCF_P1981" svg:font-family="QCF_P198" style:font-family-generic="system" style:font-pitch="variable"/>
    <style:font-face style:name="QCF_P1991" svg:font-family="QCF_P199" style:font-family-generic="system" style:font-pitch="variable"/>
    <style:font-face style:name="QCF_P2001" svg:font-family="QCF_P200" style:font-family-generic="system" style:font-pitch="variable"/>
    <style:font-face style:name="QCF_P2011" svg:font-family="QCF_P20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2" style:font-size-complex="23.5pt"/>
    </style:style>
    <style:style style:name="P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5" style:font-size-complex="23.5pt"/>
    </style:style>
    <style:style style:name="P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6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9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c0ba3" style:font-size-asian="23.5pt" style:font-name-complex="MSI_Z192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c0ba3" style:font-size-asian="23.5pt" style:font-name-complex="MSI_Z193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dd5ec" style:font-size-asian="23.5pt" style:font-name-complex="MSI_Z194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dd5ec" style:font-size-asian="23.5pt" style:font-name-complex="MSI_Z196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f279d" style:font-size-asian="23.5pt" style:font-name-complex="MSI_Z199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90" fo:font-size="23.5pt" officeooo:paragraph-rsid="00ba1f20" style:font-size-asian="23.5pt" style:font-name-complex="MSI_Z190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91" fo:font-size="23.5pt" officeooo:paragraph-rsid="00bc0ba3" style:font-size-asian="23.5pt" style:font-name-complex="MSI_Z191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97" fo:font-size="23.5pt" officeooo:paragraph-rsid="00bdd5ec" style:font-size-asian="23.5pt" style:font-name-complex="MSI_Z197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bfab83" style:font-name-complex="MSI_Z200"/>
    </style:style>
    <style:style style:name="P16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bfab83" style:font-name-complex="MSI_Z201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70d31" style:font-size-asian="23.5pt" style:font-name-complex="MSI_Z188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a1f20" style:font-size-asian="23.5pt" style:font-name-complex="MSI_Z189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c0ba3" style:font-size-asian="23.5pt" style:font-name-complex="MSI_Z192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c0ba3" style:font-size-asian="23.5pt" style:font-name-complex="MSI_Z193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dd5ec" style:font-size-asian="23.5pt" style:font-name-complex="MSI_Z194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70d31" style:font-size-asian="23.5pt" style:font-name-complex="MSI_Z195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dd5ec" style:font-size-asian="23.5pt" style:font-name-complex="MSI_Z196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70d31" style:font-size-asian="23.5pt" style:font-name-complex="MSI_Z198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f279d" style:font-size-asian="23.5pt" style:font-name-complex="MSI_Z199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90" fo:font-size="23.5pt" officeooo:paragraph-rsid="00ba1f20" style:font-size-asian="23.5pt" style:font-name-complex="MSI_Z190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91" fo:font-size="23.5pt" officeooo:paragraph-rsid="00bc0ba3" style:font-size-asian="23.5pt" style:font-name-complex="MSI_Z191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97" fo:font-size="23.5pt" officeooo:paragraph-rsid="00bdd5ec" style:font-size-asian="23.5pt" style:font-name-complex="MSI_Z197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bfab83" style:font-name-complex="MSI_Z200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bfab83" style:font-name-complex="MSI_Z201"/>
    </style:style>
    <style:style style:name="P31" style:family="paragraph" style:parent-style-name="Standard" style:master-page-name="Standard">
      <style:paragraph-properties fo:text-align="justify" fo:text-align-last="justify" style:justify-single-word="true" style:page-number="182" fo:break-before="auto" fo:break-after="auto" style:writing-mode="rl-tb"/>
      <style:text-properties style:use-window-font-color="true" style:font-name="QCF_P161" fo:font-size="23.5pt" officeooo:paragraph-rsid="00ba1f20" style:font-size-asian="23.5pt" style:font-name-complex="MSI_Z182" style:font-size-complex="23.5pt"/>
    </style:style>
    <style:style style:name="P32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52bf0" style:font-size-asian="23.5pt" style:font-name-complex="MSI_Z183" style:font-size-complex="23.5pt"/>
    </style:style>
    <style:style style:name="P33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52bf0" style:font-size-asian="23.5pt" style:font-name-complex="MSI_Z184" style:font-size-complex="23.5pt"/>
    </style:style>
    <style:style style:name="P34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a1f20" style:font-size-asian="23.5pt" style:font-name-complex="MSI_Z185" style:font-size-complex="23.5pt"/>
    </style:style>
    <style:style style:name="P35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a1f20" style:font-size-asian="23.5pt" style:font-name-complex="MSI_Z186" style:font-size-complex="23.5pt"/>
    </style:style>
    <style:style style:name="P3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87" fo:font-size="23.5pt" officeooo:paragraph-rsid="00b70d31" style:font-size-asian="23.5pt" style:font-name-complex="MSI_Z187" style:font-size-complex="23.5pt"/>
    </style:style>
    <style:style style:name="P37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fo:font-size="23.5pt" style:font-size-asian="23.5pt" style:font-name-complex="MSI_BASMALAH2" style:font-size-complex="23.5pt"/>
    </style:style>
    <style:style style:name="T1" style:family="text">
      <style:text-properties officeooo:rsid="00b43692"/>
    </style:style>
    <style:style style:name="T2" style:family="text">
      <style:text-properties officeooo:rsid="00a5ecb7"/>
    </style:style>
    <style:style style:name="T3" style:family="text">
      <style:text-properties style:font-name="QCF_P183"/>
    </style:style>
    <style:style style:name="T4" style:family="text">
      <style:text-properties style:font-name="QCF_P183" style:font-name-complex="Liberation Sans Narrow"/>
    </style:style>
    <style:style style:name="T5" style:family="text">
      <style:text-properties style:font-name="QCF_P182"/>
    </style:style>
    <style:style style:name="T6" style:family="text">
      <style:text-properties style:font-name="QCF_P184"/>
    </style:style>
    <style:style style:name="T7" style:family="text">
      <style:text-properties style:font-name="QCF_P185"/>
    </style:style>
    <style:style style:name="T8" style:family="text">
      <style:text-properties style:font-name="QCF_P186"/>
    </style:style>
    <style:style style:name="T9" style:family="text">
      <style:text-properties style:font-name="QCF_P188"/>
    </style:style>
    <style:style style:name="T10" style:family="text">
      <style:text-properties style:font-name="QCF_P189"/>
    </style:style>
    <style:style style:name="T11" style:family="text">
      <style:text-properties style:font-name="QCF_P192"/>
    </style:style>
    <style:style style:name="T12" style:family="text">
      <style:text-properties style:font-name="QCF_P193"/>
    </style:style>
    <style:style style:name="T13" style:family="text">
      <style:text-properties style:font-name="QCF_P194"/>
    </style:style>
    <style:style style:name="T14" style:family="text">
      <style:text-properties style:font-name="QCF_P195"/>
    </style:style>
    <style:style style:name="T15" style:family="text">
      <style:text-properties style:font-name="QCF_P196"/>
    </style:style>
    <style:style style:name="T16" style:family="text">
      <style:text-properties style:font-name="QCF_P198"/>
    </style:style>
    <style:style style:name="T17" style:family="text">
      <style:text-properties style:font-name="QCF_P199"/>
    </style:style>
    <style:style style:name="T18" style:family="text">
      <style:text-properties style:font-name="QCF_P200" fo:font-size="23.5pt" style:font-size-asian="23.5pt" style:font-size-complex="23.5pt"/>
    </style:style>
    <style:style style:name="T19" style:family="text">
      <style:text-properties style:font-name="QCF_P201" fo:font-size="23.5pt" style:font-size-asian="23.5pt" style:font-size-complex="23.5pt"/>
    </style:style>
    <style:style style:name="T20" style:family="text">
      <style:text-properties style:font-name="Liberation Sans Narrow"/>
    </style:style>
    <style:style style:name="T21" style:family="text">
      <style:text-properties style:font-name="Liberation Sans Narrow" fo:font-size="23.5pt" style:font-size-asian="23.5pt" style:font-size-complex="23.5pt"/>
    </style:style>
    <style:style style:name="T22" style:family="text">
      <style:text-properties style:font-name-complex="MSI_BASMALAH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oft-page-break/><text:span text:style-name="T3">ﭑ</text:span><text:span text:style-name="T4"> </text:span><text:span text:style-name="T5">ﭒ</text:span><text:span text:style-name="T20"> </text:span><text:span text:style-name="T5">ﭓ</text:span><text:span text:style-name="T20"> </text:span><text:span text:style-name="T5">ﭔ</text:span><text:span text:style-name="T20"> </text:span><text:span text:style-name="T5">ﭕ</text:span><text:span text:style-name="T20"> </text:span><text:span text:style-name="T5">ﭖ</text:span><text:span text:style-name="T20"> </text:span><text:span text:style-name="T5">ﭗ</text:span><text:span text:style-name="T20"> </text:span><text:span text:style-name="T5">ﭘ</text:span><text:span text:style-name="T20"> </text:span><text:span text:style-name="T5">ﭙ</text:span><text:span text:style-name="T20"> </text:span><text:span text:style-name="T5">ﭚ</text:span><text:span text:style-name="T20"> </text:span><text:span text:style-name="T5">ﭛ</text:span><text:span text:style-name="T20"> </text:span><text:span text:style-name="T5">ﭜ</text:span><text:span text:style-name="T20"> </text:span><text:span text:style-name="T5">ﭝ</text:span><text:span text:style-name="T20"> </text:span><text:span text:style-name="T5">ﭞ</text:span><text:span text:style-name="T20"> </text:span><text:span text:style-name="T5">ﭟ</text:span><text:span text:style-name="T20"> </text:span><text:span text:style-name="T5">ﭠ</text:span><text:span text:style-name="T20"> </text:span><text:span text:style-name="T5">ﭡ</text:span><text:span text:style-name="T20"> </text:span><text:span text:style-name="T5">ﭢ</text:span><text:span text:style-name="T20"> </text:span><text:span text:style-name="T5">ﭣ</text:span><text:span text:style-name="T20"> </text:span><text:span text:style-name="T5">ﭤ</text:span><text:span text:style-name="T20"> </text:span><text:span text:style-name="T5">ﭥ</text:span><text:span text:style-name="T20"> </text:span><text:span text:style-name="T5">ﭦ</text:span><text:span text:style-name="T20"> </text:span><text:span text:style-name="T5">ﭧ</text:span><text:span text:style-name="T20"> </text:span><text:span text:style-name="T5">ﭨ</text:span><text:span text:style-name="T20"> </text:span><text:span text:style-name="T5">ﭩ</text:span><text:span text:style-name="T20"> </text:span><text:span text:style-name="T5">ﭪ</text:span></text:p>
      <text:p text:style-name="P3"><text:span text:style-name="T5">ﭫ</text:span><text:span text:style-name="T20"> </text:span><text:span text:style-name="T5">ﭬ</text:span><text:span text:style-name="T20"> </text:span><text:span text:style-name="T5">ﭭﭮ</text:span><text:span text:style-name="T20"> </text:span><text:span text:style-name="T5">ﭯ</text:span><text:span text:style-name="T20"> </text:span><text:span text:style-name="T5">ﭰ</text:span><text:span text:style-name="T20"> </text:span><text:span text:style-name="T5">ﭱ</text:span><text:span text:style-name="T20"> </text:span><text:span text:style-name="T5">ﭲ</text:span><text:span text:style-name="T20"> </text:span><text:span text:style-name="T5">ﭳ</text:span><text:span text:style-name="T20"> </text:span><text:span text:style-name="T5">ﭴ</text:span><text:span text:style-name="T20"> </text:span><text:span text:style-name="T5">ﭵ</text:span></text:p>
      <text:p text:style-name="P3"><text:span text:style-name="T5">ﭶ</text:span><text:span text:style-name="T20"> </text:span><text:span text:style-name="T5">ﭷ</text:span><text:span text:style-name="T20"> </text:span><text:span text:style-name="T5">ﭸ</text:span><text:span text:style-name="T20"> </text:span><text:span text:style-name="T5">ﭹ</text:span><text:span text:style-name="T20"> </text:span><text:span text:style-name="T5">ﭺ</text:span><text:span text:style-name="T20"> </text:span><text:span text:style-name="T5">ﭻ</text:span><text:span text:style-name="T20"> </text:span><text:span text:style-name="T5">ﭼ</text:span><text:span text:style-name="T20"> </text:span><text:span text:style-name="T5">ﭽ</text:span><text:span text:style-name="T20"> </text:span><text:span text:style-name="T5">ﭾﭿ</text:span><text:span text:style-name="T20"> </text:span><text:span text:style-name="T5">ﮀ</text:span><text:span text:style-name="T20"> </text:span><text:span text:style-name="T5">ﮁ</text:span><text:span text:style-name="T20"> </text:span><text:span text:style-name="T5">ﮂ</text:span><text:span text:style-name="T20"> </text:span><text:span text:style-name="T5">ﮃ</text:span><text:span text:style-name="T20"> </text:span><text:span text:style-name="T5">ﮄﮅ</text:span><text:span text:style-name="T20"> </text:span><text:span text:style-name="T5">ﮆ</text:span><text:span text:style-name="T20"> </text:span><text:span text:style-name="T5">ﮇ</text:span><text:span text:style-name="T20"> </text:span><text:span text:style-name="T5">ﮈ</text:span><text:span text:style-name="T20"> </text:span><text:span text:style-name="T5">ﮉ</text:span><text:span text:style-name="T20"> </text:span><text:span text:style-name="T5">ﮊ</text:span><text:span text:style-name="T20"> </text:span><text:span text:style-name="T5">ﮋ</text:span><text:span text:style-name="T20"> </text:span><text:span text:style-name="T5">ﮌ</text:span><text:span text:style-name="T20"> </text:span><text:span text:style-name="T5">ﮍ</text:span><text:span text:style-name="T20"> </text:span><text:span text:style-name="T5">ﮎ</text:span><text:span text:style-name="T20"> </text:span><text:span text:style-name="T5">ﮏ</text:span><text:span text:style-name="T20"> </text:span><text:span text:style-name="T5">ﮐ</text:span><text:span text:style-name="T20"> </text:span><text:span text:style-name="T5">ﮑ</text:span><text:span text:style-name="T20"> </text:span><text:span text:style-name="T5">ﮒ</text:span><text:span text:style-name="T20"> </text:span><text:span text:style-name="T5">ﮓ</text:span><text:span text:style-name="T20"> </text:span><text:span text:style-name="T5">ﮔ</text:span><text:span text:style-name="T20"> </text:span><text:span text:style-name="T5">ﮕﮖ</text:span><text:span text:style-name="T20"> </text:span><text:span text:style-name="T5">ﮗ</text:span><text:span text:style-name="T20"> </text:span><text:span text:style-name="T5">ﮘ</text:span><text:span text:style-name="T20"> </text:span><text:span text:style-name="T5">ﮙ</text:span><text:span text:style-name="T20"> </text:span><text:span text:style-name="T5">ﮚ</text:span><text:span text:style-name="T20"> </text:span><text:span text:style-name="T5">ﮛ</text:span><text:span text:style-name="T20"> </text:span><text:span text:style-name="T5">ﮜ</text:span><text:span text:style-name="T20"> </text:span><text:span text:style-name="T5">ﮝ</text:span><text:span text:style-name="T20"> </text:span><text:span text:style-name="T5">ﮞ</text:span><text:span text:style-name="T20"> </text:span><text:span text:style-name="T5">ﮟ</text:span><text:span text:style-name="T20"> </text:span><text:span text:style-name="T5">ﮠ</text:span><text:span text:style-name="T20"> </text:span><text:span text:style-name="T5">ﮡﮢ</text:span><text:span text:style-name="T20"> </text:span><text:span text:style-name="T5">ﮣ</text:span><text:span text:style-name="T20"> </text:span><text:span text:style-name="T5">ﮤ</text:span><text:span text:style-name="T20"> </text:span><text:span text:style-name="T5">ﮥ</text:span><text:span text:style-name="T20"> </text:span><text:span text:style-name="T5">ﮦ</text:span><text:span text:style-name="T20"> </text:span><text:span text:style-name="T5">ﮧ</text:span><text:span text:style-name="T20"> </text:span><text:span text:style-name="T5">ﮨ</text:span><text:span text:style-name="T20"> </text:span><text:span text:style-name="T5">ﮩ</text:span><text:span text:style-name="T20"> </text:span><text:span text:style-name="T5">ﮪ</text:span><text:span text:style-name="T20"> </text:span><text:span text:style-name="T5">ﮫ</text:span><text:span text:style-name="T20"> </text:span><text:span text:style-name="T5">ﮬﮭ</text:span><text:span text:style-name="T20"> </text:span><text:span text:style-name="T5">ﮮ</text:span><text:span text:style-name="T20"> </text:span><text:span text:style-name="T5">ﮯ</text:span><text:span text:style-name="T20"> </text:span><text:span text:style-name="T5">ﮰ</text:span><text:span text:style-name="T20"> </text:span><text:span text:style-name="T5">ﮱ</text:span><text:span text:style-name="T20"> </text:span><text:span text:style-name="T5">ﯓ</text:span><text:span text:style-name="T20"> </text:span><text:span text:style-name="T5">ﯔ</text:span><text:span text:style-name="T20"> </text:span><text:span text:style-name="T5">ﯕ</text:span><text:span text:style-name="T20"> </text:span><text:span text:style-name="T5">ﯖ</text:span><text:span text:style-name="T20"> </text:span><text:span text:style-name="T5">ﯗ</text:span><text:span text:style-name="T20"> </text:span><text:span text:style-name="T5">ﯘ</text:span><text:span text:style-name="T20"> </text:span><text:span text:style-name="T5">ﯙ</text:span><text:span text:style-name="T20"> </text:span><text:span text:style-name="T5">ﯚ</text:span><text:span text:style-name="T20"> </text:span><text:span text:style-name="T5">ﯛ</text:span><text:span text:style-name="T20"> </text:span><text:span text:style-name="T5">ﯜ</text:span><text:span text:style-name="T20"> </text:span><text:span text:style-name="T5">ﯝ</text:span><text:span text:style-name="T20"> </text:span><text:span text:style-name="T5">ﯞ</text:span><text:span text:style-name="T20"> </text:span><text:span text:style-name="T5">ﯟ</text:span><text:span text:style-name="T20"> </text:span><text:span text:style-name="T5">ﯠ</text:span><text:span text:style-name="T20"> </text:span><text:span text:style-name="T5">ﯡ</text:span><text:span text:style-name="T20"> </text:span><text:span text:style-name="T5">ﯢﯣ</text:span><text:span text:style-name="T20"> </text:span><text:span text:style-name="T5">ﯤ</text:span><text:span text:style-name="T20"> </text:span><text:span text:style-name="T5">ﯥ</text:span><text:span text:style-name="T20"> </text:span><text:span text:style-name="T5">ﯦ</text:span><text:span text:style-name="T20"> </text:span><text:span text:style-name="T5">ﯧ</text:span><text:span text:style-name="T20"> </text:span><text:span text:style-name="T5">ﯨ</text:span><text:span text:style-name="T20"> </text:span><text:span text:style-name="T5">ﯩ</text:span><text:span text:style-name="T20"> </text:span><text:span text:style-name="T5">ﯪ</text:span><text:span text:style-name="T20"> </text:span><text:span text:style-name="T5">ﯫ</text:span><text:span text:style-name="T20"> </text:span><text:span text:style-name="T5">ﯬ</text:span><text:span text:style-name="T20"> </text:span><text:span text:style-name="T5">ﯭ</text:span><text:span text:style-name="T20"> </text:span><text:span text:style-name="T5">ﯮ</text:span><text:span text:style-name="T20"> </text:span><text:span text:style-name="T5">ﯯ</text:span><text:span text:style-name="T20"> </text:span><text:span text:style-name="T5">ﯰ</text:span><text:span text:style-name="T20"> </text:span><text:span text:style-name="T5">ﯱ</text:span><text:span text:style-name="T20"> </text:span><text:span text:style-name="T5">ﯲ</text:span><text:span text:style-name="T20"> </text:span><text:span text:style-name="T5">ﯳ</text:span><text:span text:style-name="T20"> </text:span><text:span text:style-name="T5">ﯴ</text:span><text:span text:style-name="T20"> </text:span><text:span text:style-name="T5">ﯵ</text:span></text:p>
      <text:p text:style-name="P32"><text:span text:style-name="T3">ﭑ</text:span><text:span text:style-name="T20"> </text:span><text:span text:style-name="T3">ﭒ</text:span><text:span text:style-name="T20"> </text:span><text:span text:style-name="T3">ﭓ</text:span><text:span text:style-name="T20"> </text:span><text:span text:style-name="T3">ﭔ</text:span><text:span text:style-name="T20"> </text:span><text:span text:style-name="T3">ﭕ</text:span><text:span text:style-name="T20"> </text:span><text:span text:style-name="T3">ﭖ</text:span><text:span text:style-name="T20"> </text:span><text:span text:style-name="T3">ﭗ</text:span><text:span text:style-name="T20"> </text:span><text:span text:style-name="T3">ﭘﭙ</text:span><text:span text:style-name="T20"> </text:span><text:span text:style-name="T3">ﭚﭛ</text:span><text:span text:style-name="T20"> </text:span><text:span text:style-name="T3">ﭜ</text:span><text:span text:style-name="T20"> </text:span><text:span text:style-name="T3">ﭝ</text:span><text:span text:style-name="T20"> </text:span><text:span text:style-name="T3">ﭞ</text:span><text:span text:style-name="T20"> </text:span><text:span text:style-name="T3">ﭟ</text:span><text:span text:style-name="T20"> </text:span><text:span text:style-name="T3">ﭠ</text:span><text:span text:style-name="T20"> </text:span><text:span text:style-name="T3">ﭡ</text:span><text:span text:style-name="T20"> </text:span><text:span text:style-name="T3">ﭢ</text:span><text:span text:style-name="T20"> </text:span><text:span text:style-name="T3">ﭣ</text:span><text:span text:style-name="T20"> </text:span><text:span text:style-name="T3">ﭤ</text:span><text:span text:style-name="T20"> </text:span><text:span text:style-name="T3">ﭥ</text:span><text:span text:style-name="T20"> </text:span><text:span text:style-name="T3">ﭦ</text:span><text:span text:style-name="T20"> </text:span><text:span text:style-name="T3">ﭧ</text:span><text:span text:style-name="T20"> </text:span><text:span text:style-name="T3">ﭨ</text:span><text:span text:style-name="T20"> </text:span><text:span text:style-name="T3">ﭩ</text:span><text:span text:style-name="T20"> </text:span><text:span text:style-name="T3">ﭪ</text:span><text:span text:style-name="T20"> </text:span><text:span text:style-name="T3">ﭫ</text:span><text:span text:style-name="T20"> </text:span><text:span text:style-name="T3">ﭬ</text:span><text:span text:style-name="T20"> </text:span><text:span text:style-name="T3">ﭭﭮ</text:span><text:span text:style-name="T20"> </text:span><text:span text:style-name="T3">ﭯ</text:span><text:span text:style-name="T20"> </text:span><text:span text:style-name="T3">ﭰ</text:span><text:span text:style-name="T20"> </text:span><text:span text:style-name="T3">ﭱ</text:span><text:span text:style-name="T20"> </text:span><text:span text:style-name="T3">ﭲ</text:span><text:span text:style-name="T20"> </text:span><text:span text:style-name="T3">ﭳ</text:span><text:span text:style-name="T20"> </text:span><text:span text:style-name="T3">ﭴ</text:span><text:span text:style-name="T20"> </text:span><text:span text:style-name="T3">ﭵ</text:span><text:span text:style-name="T20"> </text:span><text:span text:style-name="T3">ﭶ</text:span><text:span text:style-name="T20"> </text:span><text:span text:style-name="T3">ﭷ</text:span><text:span text:style-name="T20"> </text:span><text:span text:style-name="T3">ﭸ</text:span><text:span text:style-name="T20"> </text:span><text:span text:style-name="T3">ﭹ</text:span><text:span text:style-name="T20"> </text:span><text:span text:style-name="T3">ﭺ</text:span><text:span text:style-name="T20"> </text:span><text:span text:style-name="T3">ﭻ</text:span><text:span text:style-name="T20"> </text:span><text:span text:style-name="T3">ﭼ</text:span><text:span text:style-name="T20"> </text:span><text:span text:style-name="T3">ﭽ</text:span><text:span text:style-name="T20"> </text:span><text:span text:style-name="T3">ﭾ</text:span><text:span text:style-name="T20"> </text:span><text:span text:style-name="T3">ﭿ</text:span><text:span text:style-name="T20"> </text:span><text:span text:style-name="T3">ﮀ</text:span><text:span text:style-name="T20"> </text:span><text:span text:style-name="T3">ﮁ</text:span><text:span text:style-name="T20"> </text:span><text:span text:style-name="T3">ﮂﮃ</text:span><text:span text:style-name="T20"> </text:span><text:span text:style-name="T3">ﮄ</text:span><text:span text:style-name="T20"> </text:span><text:span text:style-name="T3">ﮅ</text:span><text:span text:style-name="T20"> </text:span><text:span text:style-name="T3">ﮆ</text:span><text:span text:style-name="T20"> </text:span><text:span text:style-name="T3">ﮇ</text:span><text:span text:style-name="T20"> </text:span><text:span text:style-name="T3">ﮈ</text:span><text:span text:style-name="T20"> </text:span><text:span text:style-name="T3">ﮉ</text:span><text:span text:style-name="T20"> </text:span><text:span text:style-name="T3">ﮊ</text:span><text:span text:style-name="T20"> </text:span><text:span text:style-name="T3">ﮋ</text:span><text:span text:style-name="T20"> </text:span><text:span text:style-name="T3">ﮌ</text:span><text:span text:style-name="T20"> </text:span><text:span text:style-name="T3">ﮍ</text:span><text:span text:style-name="T20"> </text:span><text:span text:style-name="T3">ﮎ</text:span><text:span text:style-name="T20"> </text:span><text:span text:style-name="T3">ﮏ</text:span><text:span text:style-name="T20"> </text:span><text:span text:style-name="T3">ﮐ</text:span><text:span text:style-name="T20"> </text:span><text:span text:style-name="T3">ﮑ</text:span><text:span text:style-name="T20"> </text:span><text:span text:style-name="T3">ﮒ</text:span><text:span text:style-name="T20"> </text:span><text:span text:style-name="T3">ﮓ</text:span><text:span text:style-name="T20"> </text:span><text:span text:style-name="T3">ﮔ</text:span><text:span text:style-name="T20"> </text:span><text:span text:style-name="T3">ﮕﮖ</text:span><text:span text:style-name="T20"> </text:span><text:span text:style-name="T3">ﮗ</text:span><text:span text:style-name="T20"> </text:span><text:span text:style-name="T3">ﮘ</text:span><text:span text:style-name="T20"> </text:span><text:span text:style-name="T3">ﮙ</text:span><text:span text:style-name="T20"> </text:span><text:span text:style-name="T3">ﮚ</text:span><text:span text:style-name="T20"> </text:span><text:span text:style-name="T3">ﮛ</text:span><text:span text:style-name="T20"> </text:span><text:span text:style-name="T3">ﮜ</text:span><text:span text:style-name="T20"> </text:span><text:span text:style-name="T3">ﮝ</text:span><text:span text:style-name="T20"> </text:span><text:span text:style-name="T3">ﮞ</text:span><text:span text:style-name="T20"> </text:span><text:span text:style-name="T3">ﮟ</text:span><text:span text:style-name="T20"> </text:span><text:span text:style-name="T3">ﮠ</text:span><text:span text:style-name="T20"> </text:span><text:span text:style-name="T3">ﮡ</text:span><text:span text:style-name="T20"> </text:span><text:span text:style-name="T3">ﮢ</text:span><text:span text:style-name="T20"> </text:span><text:span text:style-name="T3">ﮣ</text:span><text:span text:style-name="T20"> </text:span><text:span text:style-name="T3">ﮤﮥ</text:span><text:span text:style-name="T20"> </text:span><text:span text:style-name="T3">ﮦ</text:span><text:span text:style-name="T20"> </text:span><text:span text:style-name="T3">ﮧ</text:span><text:span text:style-name="T20"> </text:span><text:span text:style-name="T3">ﮨ</text:span><text:span text:style-name="T20"> </text:span><text:span text:style-name="T3">ﮩ</text:span><text:span text:style-name="T20"> </text:span><text:span text:style-name="T3">ﮪ</text:span><text:span text:style-name="T20"> </text:span><text:span text:style-name="T3">ﮫ</text:span><text:span text:style-name="T20"> </text:span><text:span text:style-name="T3">ﮬ</text:span><text:span text:style-name="T20"> </text:span><text:span text:style-name="T3">ﮭ</text:span><text:span text:style-name="T20"> </text:span><text:span text:style-name="T3">ﮮ</text:span><text:span text:style-name="T20"> </text:span><text:span text:style-name="T3">ﮯ</text:span><text:span text:style-name="T20"> </text:span><text:span text:style-name="T3">ﮰ</text:span><text:span text:style-name="T20"> </text:span><text:span text:style-name="T3">ﮱ</text:span><text:span text:style-name="T20"> </text:span><text:span text:style-name="T3">ﯓ</text:span><text:span text:style-name="T20"> </text:span><text:span text:style-name="T3">ﯔ</text:span><text:span text:style-name="T20"> </text:span><text:span text:style-name="T3">ﯕﯖ</text:span><text:span text:style-name="T20"> </text:span><text:span text:style-name="T3">ﯗ</text:span><text:span text:style-name="T20"> </text:span><text:span text:style-name="T3">ﯘ</text:span><text:span text:style-name="T20"> </text:span><text:span text:style-name="T3">ﯙ</text:span><text:span text:style-name="T20"> </text:span><text:span text:style-name="T3">ﯚ</text:span><text:span text:style-name="T20"> </text:span><text:span text:style-name="T3">ﯛ</text:span><text:span text:style-name="T20"> </text:span><text:span text:style-name="T3">ﯜ</text:span><text:span text:style-name="T20"> </text:span><text:span text:style-name="T3">ﯝ</text:span><text:span text:style-name="T20"> </text:span><text:span text:style-name="T3">ﯞ</text:span><text:span text:style-name="T20"> </text:span><text:span text:style-name="T3">ﯟ</text:span><text:span text:style-name="T20"> </text:span><text:span text:style-name="T3">ﯠ</text:span><text:span text:style-name="T20"> </text:span><text:span text:style-name="T3">ﯡ</text:span><text:span text:style-name="T20"> </text:span><text:span text:style-name="T3">ﯢ</text:span><text:span text:style-name="T20"> </text:span><text:span text:style-name="T3">ﯣ</text:span><text:span text:style-name="T20"> </text:span><text:span text:style-name="T3">ﯤ</text:span><text:span text:style-name="T20"> </text:span><text:span text:style-name="T3">ﯥ</text:span><text:span text:style-name="T20"> </text:span><text:span text:style-name="T3">ﯦ</text:span><text:span text:style-name="T20"> </text:span><text:span text:style-name="T3">ﯧ</text:span><text:span text:style-name="T20"> </text:span><text:span text:style-name="T3">ﯨ</text:span><text:span text:style-name="T20"> </text:span><text:span text:style-name="T3">ﯩ</text:span><text:span text:style-name="T20"> </text:span><text:span text:style-name="T3">ﯪ</text:span><text:span text:style-name="T20"> </text:span><text:span text:style-name="T3">ﯫﯬ</text:span><text:span text:style-name="T20"> </text:span><text:span text:style-name="T3">ﯭ</text:span><text:span text:style-name="T20"> </text:span><text:span text:style-name="T3">ﯮ</text:span><text:span text:style-name="T20"> </text:span><text:span text:style-name="T3">ﯯﯰ</text:span><text:span text:style-name="T20"> </text:span><text:span text:style-name="T3">ﯱ</text:span><text:span text:style-name="T20"> </text:span><text:span text:style-name="T3">ﯲ</text:span><text:span text:style-name="T20"> </text:span><text:span text:style-name="T3">ﯳ</text:span><text:span text:style-name="T20"> </text:span><text:span text:style-name="T3">ﯴ</text:span><text:span text:style-name="T20"> </text:span><text:span text:style-name="T3">ﯵ</text:span><text:span text:style-name="T20"> </text:span><text:span text:style-name="T3">ﯶﯷ</text:span><text:span text:style-name="T20"> </text:span><text:span text:style-name="T3">ﯸ</text:span><text:span text:style-name="T20"> </text:span><text:span text:style-name="T3">ﯹ</text:span><text:span text:style-name="T20"> </text:span><text:span text:style-name="T3">ﯺ</text:span><text:span text:style-name="T20"> </text:span><text:span text:style-name="T3">ﯻ</text:span><text:span text:style-name="T20"> </text:span><text:span text:style-name="T3">ﯼ</text:span><text:span text:style-name="T20"> </text:span><text:span text:style-name="T3">ﯽ</text:span></text:p>
      <text:p text:style-name="P33"><text:span text:style-name="T6">ﭑ</text:span><text:span text:style-name="T20"> </text:span><text:span text:style-name="T6">ﭒ</text:span><text:span text:style-name="T20"> </text:span><text:span text:style-name="T6">ﭓ</text:span><text:span text:style-name="T20"> </text:span><text:span text:style-name="T6">ﭔ</text:span><text:span text:style-name="T20"> </text:span><text:span text:style-name="T6">ﭕ</text:span><text:span text:style-name="T20"> </text:span><text:span text:style-name="T6">ﭖ</text:span><text:span text:style-name="T20"> </text:span><text:span text:style-name="T6">ﭗ</text:span><text:span text:style-name="T20"> </text:span><text:span text:style-name="T6">ﭘ</text:span><text:span text:style-name="T20"> </text:span><text:span text:style-name="T6">ﭙ</text:span><text:span text:style-name="T20"> </text:span><text:span text:style-name="T6">ﭚ</text:span><text:span text:style-name="T20"> </text:span><text:span text:style-name="T6">ﭛ</text:span><text:span text:style-name="T20"> </text:span><text:span text:style-name="T6">ﭜ</text:span><text:span text:style-name="T20"> </text:span><text:span text:style-name="T6">ﭝ</text:span><text:span text:style-name="T20"> </text:span><text:span text:style-name="T6">ﭞﭟ</text:span><text:span text:style-name="T20"> </text:span><text:span text:style-name="T6">ﭠ</text:span><text:span text:style-name="T20"> </text:span><text:span text:style-name="T6">ﭡ</text:span><text:span text:style-name="T20"> </text:span><text:span text:style-name="T6">ﭢ</text:span><text:span text:style-name="T20"> </text:span><text:span text:style-name="T6">ﭣ</text:span><text:span text:style-name="T20"> </text:span><text:span text:style-name="T6">ﭤ</text:span><text:span text:style-name="T20"> </text:span><text:span text:style-name="T6">ﭥ</text:span><text:span text:style-name="T20"> </text:span><text:span text:style-name="T6">ﭦ</text:span><text:span text:style-name="T20"> </text:span><text:span text:style-name="T6">ﭧﭨ</text:span><text:span text:style-name="T20"> </text:span><text:span text:style-name="T6">ﭩ</text:span><text:span text:style-name="T20"> </text:span><text:span text:style-name="T6">ﭪ</text:span><text:span text:style-name="T20"> </text:span><text:span text:style-name="T6">ﭫﭬ</text:span><text:span text:style-name="T20"> </text:span><text:span text:style-name="T6">ﭭ</text:span><text:span text:style-name="T20"> </text:span><text:span text:style-name="T6">ﭮ</text:span><text:span text:style-name="T20"> </text:span><text:span text:style-name="T6">ﭯ</text:span><text:span text:style-name="T20"> </text:span><text:span text:style-name="T6">ﭰ</text:span><text:span text:style-name="T20"> </text:span><text:span text:style-name="T6">ﭱ</text:span><text:span text:style-name="T20"> </text:span><text:span text:style-name="T6">ﭲ</text:span><text:span text:style-name="T20"> </text:span><text:span text:style-name="T6">ﭳ</text:span><text:span text:style-name="T20"> </text:span><text:span text:style-name="T6">ﭴﭵ</text:span><text:span text:style-name="T20"> </text:span><text:span text:style-name="T6">ﭶ</text:span><text:span text:style-name="T20"> </text:span><text:span text:style-name="T6">ﭷ</text:span><text:span text:style-name="T20"> </text:span><text:span text:style-name="T6">ﭸ</text:span><text:span text:style-name="T20"> </text:span><text:span text:style-name="T6">ﭹ</text:span><text:span text:style-name="T20"> </text:span><text:span text:style-name="T6">ﭺ</text:span><text:span text:style-name="T20"> </text:span><text:span text:style-name="T6">ﭻ</text:span><text:span text:style-name="T20"> </text:span><text:span text:style-name="T6">ﭼ</text:span><text:span text:style-name="T20"> </text:span><text:span text:style-name="T6">ﭽ</text:span><text:span text:style-name="T20"> </text:span><text:span text:style-name="T6">ﭾ</text:span><text:span text:style-name="T20"> </text:span><text:span text:style-name="T6">ﭿ</text:span><text:span text:style-name="T20"> </text:span><text:span text:style-name="T6">ﮀ</text:span><text:span text:style-name="T20"> </text:span><text:span text:style-name="T6">ﮁ</text:span><text:span text:style-name="T20"> </text:span><text:span text:style-name="T6">ﮂ</text:span><text:span text:style-name="T20"> </text:span><text:span text:style-name="T6">ﮃ</text:span><text:span text:style-name="T20"> </text:span><text:span text:style-name="T6">ﮄ</text:span><text:span text:style-name="T20"> </text:span><text:span text:style-name="T6">ﮅ</text:span><text:span text:style-name="T20"> </text:span><text:span text:style-name="T6">ﮆ</text:span><text:span text:style-name="T20"> </text:span><text:span text:style-name="T6">ﮇ</text:span><text:span text:style-name="T20"> </text:span><text:span text:style-name="T6">ﮈ</text:span><text:span text:style-name="T20"> </text:span><text:span text:style-name="T6">ﮉ</text:span><text:span text:style-name="T20"> </text:span><text:span text:style-name="T6">ﮊ</text:span><text:span text:style-name="T20"> </text:span><text:span text:style-name="T6">ﮋ</text:span><text:span text:style-name="T20"> </text:span><text:span text:style-name="T6">ﮌ</text:span><text:span text:style-name="T20"> </text:span><text:span text:style-name="T6">ﮍ</text:span><text:span text:style-name="T20"> </text:span><text:span text:style-name="T6">ﮎ</text:span><text:span text:style-name="T20"> </text:span><text:span text:style-name="T6">ﮏ</text:span><text:span text:style-name="T20"> </text:span><text:span text:style-name="T6">ﮐ</text:span><text:span text:style-name="T20"> </text:span><text:span text:style-name="T6">ﮑ</text:span><text:span text:style-name="T20"> </text:span><text:span text:style-name="T6">ﮒ</text:span><text:span text:style-name="T20"> </text:span><text:span text:style-name="T6">ﮓ</text:span><text:span text:style-name="T20"> </text:span><text:span text:style-name="T6">ﮔ</text:span><text:span text:style-name="T20"> </text:span><text:span text:style-name="T6">ﮕ</text:span><text:span text:style-name="T20"> </text:span><text:span text:style-name="T6">ﮖ</text:span><text:span text:style-name="T20"> </text:span><text:span text:style-name="T6">ﮗ</text:span><text:span text:style-name="T20"> </text:span><text:span text:style-name="T6">ﮘ</text:span><text:span text:style-name="T20"> </text:span><text:span text:style-name="T6">ﮙ</text:span><text:span text:style-name="T20"> </text:span><text:span text:style-name="T6">ﮚ</text:span><text:span text:style-name="T20"> </text:span><text:span text:style-name="T6">ﮛ</text:span><text:span text:style-name="T20"> </text:span><text:span text:style-name="T6">ﮜ</text:span><text:span text:style-name="T20"> </text:span><text:span text:style-name="T6">ﮝ</text:span><text:span text:style-name="T20"> </text:span><text:span text:style-name="T6">ﮞ</text:span><text:span text:style-name="T20"> </text:span><text:span text:style-name="T6">ﮟ</text:span><text:span text:style-name="T20"> </text:span><text:span text:style-name="T6">ﮠ</text:span><text:span text:style-name="T20"> </text:span><text:span text:style-name="T6">ﮡ</text:span><text:span text:style-name="T20"> </text:span><text:span text:style-name="T6">ﮢ</text:span><text:span text:style-name="T20"> </text:span><text:span text:style-name="T6">ﮣ</text:span><text:span text:style-name="T20"> </text:span><text:span text:style-name="T6">ﮤ</text:span><text:span text:style-name="T20"> </text:span><text:span text:style-name="T6">ﮥﮦ</text:span><text:span text:style-name="T20"> </text:span><text:span text:style-name="T6">ﮧ</text:span><text:span text:style-name="T20"> </text:span><text:span text:style-name="T6">ﮨ</text:span><text:span text:style-name="T20"> </text:span><text:span text:style-name="T6">ﮩ</text:span><text:span text:style-name="T20"> </text:span><text:span text:style-name="T6">ﮪ</text:span><text:span text:style-name="T20"> </text:span><text:span text:style-name="T6">ﮫ</text:span><text:span text:style-name="T20"> </text:span><text:span text:style-name="T6">ﮬ</text:span><text:span text:style-name="T20"> </text:span><text:span text:style-name="T6">ﮭ</text:span><text:span text:style-name="T20"> </text:span><text:span text:style-name="T6">ﮮ</text:span><text:span text:style-name="T20"> </text:span><text:span text:style-name="T6">ﮯ</text:span><text:span text:style-name="T20"> </text:span><text:span text:style-name="T6">ﮰ</text:span><text:span text:style-name="T20"> </text:span><text:span text:style-name="T6">ﮱﯓ</text:span><text:span text:style-name="T20"> </text:span><text:span text:style-name="T6">ﯔ</text:span><text:span text:style-name="T20"> </text:span><text:span text:style-name="T6">ﯕ</text:span><text:span text:style-name="T20"> </text:span><text:span text:style-name="T6">ﯖ</text:span><text:span text:style-name="T20"> </text:span><text:span text:style-name="T6">ﯗ</text:span><text:span text:style-name="T20"> </text:span><text:span text:style-name="T6">ﯘ</text:span><text:span text:style-name="T20"> </text:span><text:span text:style-name="T6">ﯙ</text:span><text:span text:style-name="T20"> </text:span><text:span text:style-name="T6">ﯚ</text:span><text:span text:style-name="T20"> </text:span><text:span text:style-name="T6">ﯛ</text:span><text:span text:style-name="T20"> </text:span><text:span text:style-name="T6">ﯜ</text:span><text:span text:style-name="T20"> </text:span><text:span text:style-name="T6">ﯝ</text:span><text:span text:style-name="T20"> </text:span><text:span text:style-name="T6">ﯞ</text:span><text:span text:style-name="T20"> </text:span><text:span text:style-name="T6">ﯟ</text:span><text:span text:style-name="T20"> </text:span><text:span text:style-name="T6">ﯠ</text:span><text:span text:style-name="T20"> </text:span><text:span text:style-name="T6">ﯡ</text:span><text:span text:style-name="T20"> </text:span><text:span text:style-name="T6">ﯢ</text:span><text:span text:style-name="T20"> </text:span><text:span text:style-name="T6">ﯣ</text:span><text:span text:style-name="T20"> </text:span><text:span text:style-name="T6">ﯤ</text:span><text:span text:style-name="T20"> </text:span><text:span text:style-name="T6">ﯥ</text:span><text:span text:style-name="T20"> </text:span><text:span text:style-name="T6">ﯦ</text:span><text:span text:style-name="T20"> </text:span><text:span text:style-name="T6">ﯧ</text:span><text:span text:style-name="T20"> </text:span><text:span text:style-name="T6">ﯨ</text:span><text:span text:style-name="T20"> </text:span><text:span text:style-name="T6">ﯩ</text:span><text:span text:style-name="T20"> </text:span><text:span text:style-name="T6">ﯪ</text:span><text:span text:style-name="T20"> </text:span><text:span text:style-name="T6">ﯫ</text:span><text:span text:style-name="T20"> </text:span><text:span text:style-name="T6">ﯬﯭ</text:span><text:span text:style-name="T20"> </text:span><text:span text:style-name="T6">ﯮ</text:span><text:span text:style-name="T20"> </text:span><text:span text:style-name="T6">ﯯ</text:span><text:span text:style-name="T20"> </text:span><text:span text:style-name="T6">ﯰ</text:span><text:span text:style-name="T20"> </text:span><text:span text:style-name="T6">ﯱ</text:span><text:span text:style-name="T20"> </text:span><text:span text:style-name="T6">ﯲ</text:span><text:span text:style-name="T20"> </text:span><text:span text:style-name="T6">ﯳ</text:span><text:span text:style-name="T20"> </text:span><text:span text:style-name="T6">ﯴ</text:span><text:span text:style-name="T20"> </text:span><text:span text:style-name="T6">ﯵ</text:span><text:span text:style-name="T20"> </text:span><text:span text:style-name="T6">ﯶ</text:span><text:span text:style-name="T20"> </text:span><text:span text:style-name="T6">ﯷ</text:span><text:span text:style-name="T20"> </text:span><text:span text:style-name="T6">ﯸ</text:span><text:span text:style-name="T20"> </text:span><text:span text:style-name="T6">ﯹ</text:span><text:span text:style-name="T20"> </text:span><text:span text:style-name="T6">ﯺ</text:span><text:span text:style-name="T20"> </text:span><text:span text:style-name="T6">ﯻ</text:span><text:span text:style-name="T20"> </text:span><text:span text:style-name="T6">ﯼ</text:span><text:span text:style-name="T20"> </text:span><text:span text:style-name="T6">ﯽ</text:span><text:span text:style-name="T20"> </text:span><text:span text:style-name="T6">ﯾ</text:span><text:span text:style-name="T20"> </text:span><text:span text:style-name="T6">ﯿ</text:span><text:span text:style-name="T20"> </text:span><text:span text:style-name="T6">ﰀ</text:span><text:span text:style-name="T20"> </text:span><text:span text:style-name="T6">ﰁ</text:span><text:span text:style-name="T20"> </text:span><text:span text:style-name="T6">ﰂ</text:span><text:span text:style-name="T20"> </text:span><text:span text:style-name="T6">ﰃﰄ</text:span><text:span text:style-name="T20"> </text:span><text:span text:style-name="T6">ﰅ</text:span><text:span text:style-name="T20"> </text:span><text:span text:style-name="T6">ﰆ</text:span><text:span text:style-name="T20"> </text:span><text:span text:style-name="T6">ﰇ</text:span><text:span text:style-name="T20"> </text:span><text:span text:style-name="T6">ﰈ</text:span><text:span text:style-name="T20"> </text:span><text:span text:style-name="T6">ﰉ</text:span></text:p>
      <text:p text:style-name="P34"><text:span text:style-name="T7">ﭑ</text:span><text:span text:style-name="T20"> </text:span><text:span text:style-name="T7">ﭒ</text:span><text:span text:style-name="T20"> </text:span><text:span text:style-name="T7">ﭓ</text:span><text:span text:style-name="T20"> </text:span><text:span text:style-name="T7">ﭔ</text:span><text:span text:style-name="T20"> </text:span><text:span text:style-name="T7">ﭕ</text:span><text:span text:style-name="T20"> </text:span><text:span text:style-name="T7">ﭖ</text:span><text:span text:style-name="T20"> </text:span><text:span text:style-name="T7">ﭗﭘ</text:span><text:span text:style-name="T20"> </text:span><text:span text:style-name="T7">ﭙ</text:span><text:span text:style-name="T20"> </text:span><text:span text:style-name="T7">ﭚ</text:span><text:span text:style-name="T20"> </text:span><text:span text:style-name="T7">ﭛ</text:span><text:span text:style-name="T20"> </text:span><text:span text:style-name="T7">ﭜ</text:span><text:span text:style-name="T20"> </text:span><text:span text:style-name="T7">ﭝ</text:span><text:span text:style-name="T20"> </text:span><text:span text:style-name="T7">ﭞ</text:span><text:span text:style-name="T20"> </text:span><text:span text:style-name="T7">ﭟ</text:span><text:span text:style-name="T20"> </text:span><text:span text:style-name="T7">ﭠ</text:span><text:span text:style-name="T20"> </text:span><text:span text:style-name="T7">ﭡﭢ</text:span><text:span text:style-name="T20"> </text:span><text:span text:style-name="T7">ﭣ</text:span><text:span text:style-name="T20"> </text:span><text:span text:style-name="T7">ﭤ</text:span></text:p>
      <text:p text:style-name="P4"><text:span text:style-name="T7">ﭥ</text:span><text:span text:style-name="T20"> </text:span><text:span text:style-name="T7">ﭦ</text:span><text:span text:style-name="T20"> </text:span><text:span text:style-name="T7">ﭧ</text:span><text:span text:style-name="T20"> </text:span><text:span text:style-name="T7">ﭨ</text:span><text:span text:style-name="T20"> </text:span><text:span text:style-name="T7">ﭩ</text:span><text:span text:style-name="T20"> </text:span><text:span text:style-name="T7">ﭪ</text:span><text:span text:style-name="T20"> </text:span><text:span text:style-name="T7">ﭫ</text:span><text:span text:style-name="T20"> </text:span><text:span text:style-name="T7">ﭬ</text:span><text:span text:style-name="T20"> </text:span><text:span text:style-name="T7">ﭭ</text:span><text:span text:style-name="T20"> </text:span><text:span text:style-name="T7">ﭮ</text:span><text:span text:style-name="T20"> </text:span><text:span text:style-name="T7">ﭯ</text:span><text:span text:style-name="T20"> </text:span><text:span text:style-name="T7">ﭰﭱ</text:span><text:span text:style-name="T20"> </text:span><text:span text:style-name="T7">ﭲ</text:span><text:span text:style-name="T20"> </text:span><text:span text:style-name="T7">ﭳ</text:span><text:span text:style-name="T20"> </text:span><text:span text:style-name="T7">ﭴ</text:span><text:span text:style-name="T20"> </text:span><text:span text:style-name="T7">ﭵ</text:span><text:span text:style-name="T20"> </text:span><text:span text:style-name="T7">ﭶ</text:span><text:span text:style-name="T20"> </text:span><text:span text:style-name="T7">ﭷ</text:span><text:span text:style-name="T20"> </text:span><text:span text:style-name="T7">ﭸ</text:span><text:span text:style-name="T20"> </text:span><text:span text:style-name="T7">ﭹ</text:span><text:span text:style-name="T20"> </text:span><text:span text:style-name="T7">ﭺ</text:span><text:span text:style-name="T20"> </text:span><text:span text:style-name="T7">ﭻ</text:span><text:span text:style-name="T20"> </text:span><text:span text:style-name="T7">ﭼ</text:span><text:span text:style-name="T20"> </text:span><text:span text:style-name="T7">ﭽ</text:span><text:span text:style-name="T20"> </text:span><text:span text:style-name="T7">ﭾ</text:span><text:span text:style-name="T20"> </text:span><text:span text:style-name="T7">ﭿ</text:span><text:span text:style-name="T20"> </text:span><text:span text:style-name="T7">ﮀ</text:span><text:span text:style-name="T20"> </text:span><text:span text:style-name="T7">ﮁ</text:span><text:span text:style-name="T20"> </text:span><text:span text:style-name="T7">ﮂ</text:span><text:span text:style-name="T20"> </text:span><text:span text:style-name="T7">ﮃ</text:span><text:span text:style-name="T20"> </text:span><text:span text:style-name="T7">ﮄﮅ</text:span><text:span text:style-name="T20"> </text:span><text:span text:style-name="T7">ﮆ</text:span><text:span text:style-name="T20"> </text:span><text:span text:style-name="T7">ﮇ</text:span><text:span text:style-name="T20"> </text:span><text:span text:style-name="T7">ﮈ</text:span><text:span text:style-name="T20"> </text:span><text:span text:style-name="T7">ﮉ</text:span><text:span text:style-name="T20"> </text:span><text:span text:style-name="T7">ﮊ</text:span><text:span text:style-name="T20"> </text:span><text:span text:style-name="T7">ﮋ</text:span><text:span text:style-name="T20"> </text:span><text:span text:style-name="T7">ﮌﮍ</text:span><text:span text:style-name="T20"> </text:span><text:span text:style-name="T7">ﮎ</text:span><text:span text:style-name="T20"> </text:span><text:span text:style-name="T7">ﮏ</text:span><text:span text:style-name="T20"> </text:span><text:span text:style-name="T7">ﮐ</text:span><text:span text:style-name="T20"> </text:span><text:span text:style-name="T7">ﮑ</text:span><text:span text:style-name="T20"> </text:span><text:span text:style-name="T7">ﮒ</text:span><text:span text:style-name="T20"> </text:span><text:span text:style-name="T7">ﮓ</text:span><text:span text:style-name="T20"> </text:span><text:span text:style-name="T7">ﮔ</text:span><text:span text:style-name="T20"> </text:span><text:span text:style-name="T7">ﮕ</text:span><text:span text:style-name="T20"> </text:span><text:span text:style-name="T7">ﮖ</text:span><text:span text:style-name="T20"> </text:span><text:span text:style-name="T7">ﮗ</text:span><text:span text:style-name="T20"> </text:span><text:span text:style-name="T7">ﮘ</text:span><text:span text:style-name="T20"> </text:span><text:span text:style-name="T7">ﮙ</text:span><text:span text:style-name="T20"> </text:span><text:span text:style-name="T7">ﮚ</text:span><text:span text:style-name="T20"> </text:span><text:span text:style-name="T7">ﮛ</text:span><text:span text:style-name="T20"> </text:span><text:span text:style-name="T7">ﮜ</text:span><text:span text:style-name="T20"> </text:span><text:span text:style-name="T7">ﮝ</text:span><text:span text:style-name="T20"> </text:span><text:span text:style-name="T7">ﮞ</text:span><text:span text:style-name="T20"> </text:span><text:span text:style-name="T7">ﮟ</text:span><text:span text:style-name="T20"> </text:span><text:span text:style-name="T7">ﮠ</text:span><text:span text:style-name="T20"> </text:span><text:span text:style-name="T7">ﮡ</text:span><text:span text:style-name="T20"> </text:span><text:span text:style-name="T7">ﮢ</text:span><text:span text:style-name="T20"> </text:span><text:span text:style-name="T7">ﮣﮤ</text:span><text:span text:style-name="T20"> </text:span><text:span text:style-name="T7">ﮥ</text:span><text:span text:style-name="T20"> </text:span><text:span text:style-name="T7">ﮦ</text:span><text:span text:style-name="T20"> </text:span><text:span text:style-name="T7">ﮧ</text:span><text:span text:style-name="T20"> </text:span><text:span text:style-name="T7">ﮨ</text:span><text:span text:style-name="T20"> </text:span><text:span text:style-name="T7">ﮩ</text:span><text:span text:style-name="T20"> </text:span><text:span text:style-name="T7">ﮪ</text:span><text:span text:style-name="T20"> </text:span><text:span text:style-name="T7">ﮫﮬ</text:span><text:span text:style-name="T20"> </text:span><text:span text:style-name="T7">ﮭ</text:span><text:span text:style-name="T20"> </text:span><text:span text:style-name="T7">ﮮ</text:span><text:span text:style-name="T20"> </text:span><text:span text:style-name="T7">ﮯ</text:span><text:span text:style-name="T20"> </text:span><text:span text:style-name="T7">ﮰ</text:span><text:span text:style-name="T20"> </text:span><text:span text:style-name="T7">ﮱ</text:span><text:span text:style-name="T20"> </text:span><text:span text:style-name="T7">ﯓ</text:span><text:span text:style-name="T20"> </text:span><text:span text:style-name="T7">ﯔ</text:span><text:span text:style-name="T20"> </text:span><text:span text:style-name="T7">ﯕﯖ</text:span><text:span text:style-name="T20"> </text:span><text:span text:style-name="T7">ﯗ</text:span><text:span text:style-name="T20"> </text:span><text:span text:style-name="T7">ﯘ</text:span><text:span text:style-name="T20"> </text:span><text:span text:style-name="T7">ﯙ</text:span><text:span text:style-name="T20"> </text:span><text:span text:style-name="T7">ﯚ</text:span><text:span text:style-name="T20"> </text:span><text:span text:style-name="T7">ﯛ</text:span><text:span text:style-name="T20"> </text:span><text:span text:style-name="T7">ﯜ</text:span><text:span text:style-name="T20"> </text:span><text:span text:style-name="T7">ﯝ</text:span><text:span text:style-name="T20"> </text:span><text:span text:style-name="T7">ﯞ</text:span><text:span text:style-name="T20"> </text:span><text:span text:style-name="T7">ﯟ</text:span><text:span text:style-name="T20"> </text:span><text:span text:style-name="T7">ﯠ</text:span><text:span text:style-name="T20"> </text:span><text:span text:style-name="T7">ﯡ</text:span><text:span text:style-name="T20"> </text:span><text:span text:style-name="T7">ﯢ</text:span><text:span text:style-name="T20"> </text:span><text:span text:style-name="T7">ﯣ</text:span><text:span text:style-name="T20"> </text:span><text:span text:style-name="T7">ﯤ</text:span><text:span text:style-name="T20"> </text:span><text:span text:style-name="T7">ﯥﯦ</text:span><text:span text:style-name="T20"> </text:span><text:span text:style-name="T7">ﯧ</text:span><text:span text:style-name="T20"> </text:span><text:span text:style-name="T7">ﯨ</text:span><text:span text:style-name="T20"> </text:span><text:span text:style-name="T7">ﯩ</text:span><text:span text:style-name="T20"> </text:span><text:span text:style-name="T7">ﯪ</text:span><text:span text:style-name="T20"> </text:span><text:span text:style-name="T7">ﯫ</text:span><text:span text:style-name="T20"> </text:span><text:span text:style-name="T7">ﯬﯭ</text:span><text:span text:style-name="T20"> </text:span><text:span text:style-name="T7">ﯮ</text:span><text:span text:style-name="T20"> </text:span><text:span text:style-name="T7">ﯯ</text:span><text:span text:style-name="T20"> </text:span><text:span text:style-name="T7">ﯰ</text:span><text:span text:style-name="T20"> </text:span><text:span text:style-name="T7">ﯱ</text:span><text:span text:style-name="T20"> </text:span><text:span text:style-name="T7">ﯲ</text:span><text:span text:style-name="T20"> </text:span><text:span text:style-name="T7">ﯳ</text:span><text:span text:style-name="T20"> </text:span><text:span text:style-name="T7">ﯴ</text:span><text:span text:style-name="T20"> </text:span><text:span text:style-name="T7">ﯵ</text:span><text:span text:style-name="T20"> </text:span><text:span text:style-name="T7">ﯶ</text:span><text:span text:style-name="T20"> </text:span><text:span text:style-name="T7">ﯷ</text:span><text:span text:style-name="T20"> </text:span><text:span text:style-name="T7">ﯸ</text:span><text:span text:style-name="T20"> </text:span><text:span text:style-name="T7">ﯹ</text:span><text:span text:style-name="T20"> </text:span><text:span text:style-name="T7">ﯺ</text:span><text:span text:style-name="T20"> </text:span><text:span text:style-name="T7">ﯻ</text:span><text:span text:style-name="T20"> </text:span><text:span text:style-name="T7">ﯼ</text:span><text:span text:style-name="T20"> </text:span><text:span text:style-name="T7">ﯽ</text:span><text:span text:style-name="T20"> </text:span><text:span text:style-name="T7">ﯾ</text:span><text:span text:style-name="T20"> </text:span><text:span text:style-name="T7">ﯿ</text:span><text:span text:style-name="T20"> </text:span><text:span text:style-name="T7">ﰀ</text:span><text:span text:style-name="T20"> </text:span><text:span text:style-name="T7">ﰁﰂ</text:span><text:span text:style-name="T20"> </text:span><text:span text:style-name="T7">ﰃ</text:span><text:span text:style-name="T20"> </text:span><text:span text:style-name="T7">ﰄﰅ</text:span><text:span text:style-name="T20"> </text:span><text:span text:style-name="T7">ﰆ</text:span><text:span text:style-name="T20"> </text:span><text:span text:style-name="T7">ﰇ</text:span><text:span text:style-name="T20"> </text:span><text:span text:style-name="T7">ﰈ</text:span><text:span text:style-name="T20"> </text:span><text:span text:style-name="T7">ﰉ</text:span><text:span text:style-name="T20"> </text:span><text:span text:style-name="T7">ﰊ</text:span></text:p>
      <text:p text:style-name="P35"><text:span text:style-name="T8">ﭑ</text:span><text:span text:style-name="T20"> </text:span><text:span text:style-name="T8">ﭒ</text:span><text:span text:style-name="T20"> </text:span><text:span text:style-name="T8">ﭓ</text:span><text:span text:style-name="T20"> </text:span><text:span text:style-name="T8">ﭔ</text:span><text:span text:style-name="T20"> </text:span><text:span text:style-name="T8">ﭕ</text:span><text:span text:style-name="T20"> </text:span><text:span text:style-name="T8">ﭖ</text:span><text:span text:style-name="T20"> </text:span><text:span text:style-name="T8">ﭗ</text:span><text:span text:style-name="T20"> </text:span><text:span text:style-name="T8">ﭘ</text:span><text:span text:style-name="T20"> </text:span><text:span text:style-name="T8">ﭙ</text:span><text:span text:style-name="T20"> </text:span><text:span text:style-name="T8">ﭚ</text:span><text:span text:style-name="T20"> </text:span><text:span text:style-name="T8">ﭛ</text:span></text:p>
      <text:p text:style-name="P5"><text:span text:style-name="T8">ﭜ</text:span><text:span text:style-name="T20"> </text:span><text:span text:style-name="T8">ﭝ</text:span><text:span text:style-name="T20"> </text:span><text:span text:style-name="T8">ﭞ</text:span><text:span text:style-name="T20"> </text:span><text:span text:style-name="T8">ﭟ</text:span><text:span text:style-name="T20"> </text:span><text:span text:style-name="T8">ﭠ</text:span><text:span text:style-name="T20"> </text:span><text:span text:style-name="T8">ﭡ</text:span><text:span text:style-name="T20"> </text:span><text:span text:style-name="T8">ﭢ</text:span><text:span text:style-name="T20"> </text:span><text:span text:style-name="T8">ﭣ</text:span><text:span text:style-name="T20"> </text:span><text:span text:style-name="T8">ﭤ</text:span><text:span text:style-name="T20"> </text:span><text:span text:style-name="T8">ﭥﭦ</text:span><text:span text:style-name="T20"> </text:span><text:span text:style-name="T8">ﭧ</text:span><text:span text:style-name="T20"> </text:span><text:span text:style-name="T8">ﭨ</text:span><text:span text:style-name="T20"> </text:span><text:span text:style-name="T8">ﭩ</text:span><text:span text:style-name="T20"> </text:span><text:span text:style-name="T8">ﭪ</text:span><text:span text:style-name="T20"> </text:span><text:span text:style-name="T8">ﭫ</text:span><text:span text:style-name="T20"> </text:span><text:span text:style-name="T8">ﭬ</text:span><text:span text:style-name="T20"> </text:span><text:span text:style-name="T8">ﭭ</text:span><text:span text:style-name="T20"> </text:span><text:span text:style-name="T8">ﭮ</text:span><text:span text:style-name="T20"> </text:span><text:span text:style-name="T8">ﭯ</text:span><text:span text:style-name="T20"> </text:span><text:span text:style-name="T8">ﭰ</text:span><text:span text:style-name="T20"> </text:span><text:span text:style-name="T8">ﭱ</text:span><text:span text:style-name="T20"> </text:span><text:span text:style-name="T8">ﭲ</text:span><text:span text:style-name="T20"> </text:span><text:span text:style-name="T8">ﭳ</text:span><text:span text:style-name="T20"> </text:span><text:span text:style-name="T8">ﭴﭵ</text:span><text:span text:style-name="T20"> </text:span><text:span text:style-name="T8">ﭶ</text:span><text:span text:style-name="T20"> </text:span><text:span text:style-name="T8">ﭷ</text:span><text:span text:style-name="T20"> </text:span><text:span text:style-name="T8">ﭸ</text:span><text:span text:style-name="T20"> </text:span><text:span text:style-name="T8">ﭹ</text:span><text:span text:style-name="T20"> </text:span><text:span text:style-name="T8">ﭺ</text:span><text:span text:style-name="T20"> </text:span><text:span text:style-name="T8">ﭻ</text:span><text:span text:style-name="T20"> </text:span><text:span text:style-name="T8">ﭼ</text:span><text:span text:style-name="T20"> </text:span><text:span text:style-name="T8">ﭽ</text:span><text:span text:style-name="T20"> </text:span><text:span text:style-name="T8">ﭾ</text:span><text:span text:style-name="T20"> </text:span><text:span text:style-name="T8">ﭿ</text:span><text:span text:style-name="T20"> </text:span><text:span text:style-name="T8">ﮀ</text:span><text:span text:style-name="T20"> </text:span><text:span text:style-name="T8">ﮁ</text:span><text:span text:style-name="T20"> </text:span><text:span text:style-name="T8">ﮂ</text:span><text:span text:style-name="T20"> </text:span><text:span text:style-name="T8">ﮃ</text:span><text:span text:style-name="T20"> </text:span><text:span text:style-name="T8">ﮄ</text:span><text:span text:style-name="T20"> </text:span><text:span text:style-name="T8">ﮅ</text:span><text:span text:style-name="T20"> </text:span><text:span text:style-name="T8">ﮆ</text:span><text:span text:style-name="T20"> </text:span><text:span text:style-name="T8">ﮇ</text:span><text:span text:style-name="T20"> </text:span><text:span text:style-name="T8">ﮈ</text:span><text:span text:style-name="T20"> </text:span><text:span text:style-name="T8">ﮉ</text:span><text:span text:style-name="T20"> </text:span><text:span text:style-name="T8">ﮊﮋ</text:span><text:span text:style-name="T20"> </text:span><text:span text:style-name="T8">ﮌ</text:span><text:span text:style-name="T20"> </text:span><text:span text:style-name="T8">ﮍ</text:span><text:span text:style-name="T20"> </text:span><text:span text:style-name="T8">ﮎ</text:span><text:span text:style-name="T20"> </text:span><text:span text:style-name="T8">ﮏ</text:span><text:span text:style-name="T20"> </text:span><text:span text:style-name="T8">ﮐ</text:span><text:span text:style-name="T20"> </text:span><text:span text:style-name="T8">ﮑ</text:span><text:span text:style-name="T20"> </text:span><text:span text:style-name="T8">ﮒ</text:span><text:span text:style-name="T20"> </text:span><text:span text:style-name="T8">ﮓ</text:span><text:span text:style-name="T20"> </text:span><text:span text:style-name="T8">ﮔ</text:span><text:span text:style-name="T20"> </text:span><text:span text:style-name="T8">ﮕ</text:span><text:span text:style-name="T20"> </text:span><text:span text:style-name="T8">ﮖ</text:span><text:span text:style-name="T20"> </text:span><text:span text:style-name="T8">ﮗﮘ</text:span><text:span text:style-name="T20"> </text:span><text:span text:style-name="T8">ﮙ</text:span><text:span text:style-name="T20"> </text:span><text:span text:style-name="T8">ﮚ</text:span><text:span text:style-name="T20"> </text:span><text:span text:style-name="T8">ﮛ</text:span><text:span text:style-name="T20"> </text:span><text:span text:style-name="T8">ﮜ</text:span><text:span text:style-name="T20"> </text:span><text:span text:style-name="T8">ﮝ</text:span><text:span text:style-name="T20"> </text:span><text:span text:style-name="T8">ﮞ</text:span><text:span text:style-name="T20"> </text:span><text:span text:style-name="T8">ﮟ</text:span><text:span text:style-name="T20"> </text:span><text:span text:style-name="T8">ﮠ</text:span><text:span text:style-name="T20"> </text:span><text:span text:style-name="T8">ﮡ</text:span><text:span text:style-name="T20"> </text:span><text:span text:style-name="T8">ﮢ</text:span><text:span text:style-name="T20"> </text:span><text:span text:style-name="T8">ﮣ</text:span><text:span text:style-name="T20"> </text:span><text:span text:style-name="T8">ﮤﮥ</text:span><text:span text:style-name="T20"> </text:span><text:span text:style-name="T8">ﮦ</text:span><text:span text:style-name="T20"> </text:span><text:span text:style-name="T8">ﮧ</text:span><text:span text:style-name="T20"> </text:span><text:span text:style-name="T8">ﮨ</text:span><text:span text:style-name="T20"> </text:span><text:span text:style-name="T8">ﮩ</text:span><text:span text:style-name="T20"> </text:span><text:span text:style-name="T8">ﮪ</text:span><text:span text:style-name="T20"> </text:span><text:span text:style-name="T8">ﮫ</text:span><text:span text:style-name="T20"> </text:span><text:span text:style-name="T8">ﮬ</text:span><text:span text:style-name="T20"> </text:span><text:span text:style-name="T8">ﮭ</text:span><text:span text:style-name="T20"> </text:span><text:span text:style-name="T8">ﮮ</text:span><text:span text:style-name="T20"> </text:span><text:span text:style-name="T8">ﮯﮰ</text:span><text:span text:style-name="T20"> </text:span><text:span text:style-name="T8">ﮱ</text:span><text:span text:style-name="T20"> </text:span><text:span text:style-name="T8">ﯓ</text:span><text:span text:style-name="T20"> </text:span><text:span text:style-name="T8">ﯔ</text:span><text:span text:style-name="T20"> </text:span><text:span text:style-name="T8">ﯕ</text:span><text:span text:style-name="T20"> </text:span><text:span text:style-name="T8">ﯖ</text:span><text:span text:style-name="T20"> </text:span><text:span text:style-name="T8">ﯗ</text:span><text:span text:style-name="T20"> </text:span><text:span text:style-name="T8">ﯘ</text:span><text:span text:style-name="T20"> </text:span><text:span text:style-name="T8">ﯙ</text:span><text:span text:style-name="T20"> </text:span><text:span text:style-name="T8">ﯚ</text:span><text:span text:style-name="T20"> </text:span><text:span text:style-name="T8">ﯛ</text:span><text:span text:style-name="T20"> </text:span><text:span text:style-name="T8">ﯜ</text:span><text:span text:style-name="T20"> </text:span><text:span text:style-name="T8">ﯝ</text:span><text:span text:style-name="T20"> </text:span><text:span text:style-name="T8">ﯞ</text:span><text:span text:style-name="T20"> </text:span><text:span text:style-name="T8">ﯟ</text:span><text:span text:style-name="T20"> </text:span><text:span text:style-name="T8">ﯠ</text:span><text:span text:style-name="T20"> </text:span><text:span text:style-name="T8">ﯡ</text:span><text:span text:style-name="T20"> </text:span><text:span text:style-name="T8">ﯢ</text:span><text:span text:style-name="T20"> </text:span><text:span text:style-name="T8">ﯣ</text:span><text:span text:style-name="T20"> </text:span><text:span text:style-name="T8">ﯤ</text:span><text:span text:style-name="T20"> </text:span><text:span text:style-name="T8">ﯥ</text:span><text:span text:style-name="T20"> </text:span><text:span text:style-name="T8">ﯦ</text:span><text:span text:style-name="T20"> </text:span><text:span text:style-name="T8">ﯧ</text:span><text:span text:style-name="T20"> </text:span><text:span text:style-name="T8">ﯨﯩ</text:span><text:span text:style-name="T20"> </text:span><text:span text:style-name="T8">ﯪ</text:span><text:span text:style-name="T20"> </text:span><text:span text:style-name="T8">ﯫ</text:span><text:span text:style-name="T20"> </text:span><text:span text:style-name="T8">ﯬ</text:span><text:span text:style-name="T20"> </text:span><text:span text:style-name="T8">ﯭ</text:span><text:span text:style-name="T20"> </text:span><text:span text:style-name="T8">ﯮ</text:span><text:span text:style-name="T20"> </text:span><text:span text:style-name="T8">ﯯ</text:span><text:span text:style-name="T20"> </text:span><text:span text:style-name="T8">ﯰ</text:span><text:span text:style-name="T20"> </text:span><text:span text:style-name="T8">ﯱ</text:span><text:span text:style-name="T20"> </text:span><text:span text:style-name="T8">ﯲ</text:span><text:span text:style-name="T20"> </text:span><text:span text:style-name="T8">ﯳ</text:span><text:span text:style-name="T20"> </text:span><text:span text:style-name="T8">ﯴ</text:span><text:span text:style-name="T20"> </text:span><text:span text:style-name="T8">ﯵ</text:span><text:span text:style-name="T20"> </text:span><text:span text:style-name="T8">ﯶ</text:span><text:span text:style-name="T20"> </text:span><text:span text:style-name="T8">ﯷﯸ</text:span><text:span text:style-name="T20"> </text:span><text:span text:style-name="T8">ﯹ</text:span><text:span text:style-name="T20"> </text:span><text:span text:style-name="T8">ﯺ</text:span><text:span text:style-name="T20"> </text:span><text:span text:style-name="T8">ﯻ</text:span><text:span text:style-name="T20"> </text:span><text:span text:style-name="T8">ﯼ</text:span><text:span text:style-name="T20"> </text:span><text:span text:style-name="T8">ﯽ</text:span><text:span text:style-name="T20"> </text:span><text:span text:style-name="T8">ﯾ</text:span><text:span text:style-name="T20"> </text:span><text:span text:style-name="T8">ﯿ</text:span><text:span text:style-name="T20"> </text:span><text:span text:style-name="T8">ﰀﰁ</text:span><text:span text:style-name="T20"> </text:span><text:span text:style-name="T8">ﰂ</text:span><text:span text:style-name="T20"> </text:span><text:span text:style-name="T8">ﰃ</text:span><text:span text:style-name="T20"> </text:span><text:span text:style-name="T8">ﰄ</text:span><text:span text:style-name="T20"> </text:span><text:span text:style-name="T8">ﰅ</text:span><text:span text:style-name="T20"> </text:span><text:span text:style-name="T8">ﰆ</text:span><text:span text:style-name="T20"> </text:span><text:span text:style-name="T8">ﰇ</text:span></text:p>
      <text:p text:style-name="P37"><text:bookmark text:name="Surat At Taubah"/>ﮌ ﮕ</text:p>
      <text:p text:style-name="P36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text:span text:style-name="T20"> </text:span>ﭘ<text:span text:style-name="T20"> </text:span>ﭙ<text:span text:style-name="T20"> </text:span>ﭚ<text:span text:style-name="T20"> </text:span>ﭛ<text:span text:style-name="T20"> </text:span>ﭜ<text:span text:style-name="T20"> </text:span>ﭝ<text:span text:style-name="T20"> </text:span>ﭞ<text:span text:style-name="T20"> </text:span>ﭟ<text:span text:style-name="T20"> </text:span>ﭠ<text:span text:style-name="T20"> </text:span>ﭡ<text:span text:style-name="T20"> </text:span>ﭢ<text:span text:style-name="T20"> </text:span>ﭣ<text:span text:style-name="T20"> </text:span>ﭤﭥ<text:span text:style-name="T20"> </text:span>ﭦ<text:span text:style-name="T20"> </text:span>ﭧ<text:span text:style-name="T20"> </text:span>ﭨ<text:span text:style-name="T20"> </text:span>ﭩ<text:span text:style-name="T20"> </text:span>ﭪ<text:span text:style-name="T20"> </text:span>ﭫ<text:span text:style-name="T20"> </text:span>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<text:span text:style-name="T20"> </text:span>ﭳ<text:span text:style-name="T20"> </text:span>ﭴ<text:span text:style-name="T20"> </text:span>ﭵ<text:span text:style-name="T20"> </text:span>ﭶ<text:span text:style-name="T20"> </text:span>ﭷ<text:span text:style-name="T20"> </text:span>ﭸﭹ<text:span text:style-name="T20"> </text:span>ﭺﭻ<text:span text:style-name="T20"> </text:span>ﭼ<text:span text:style-name="T20"> </text:span>ﭽ<text:span text:style-name="T20"> </text:span>ﭾ<text:span text:style-name="T20"> </text:span>ﭿ<text:span text:style-name="T20"> </text:span>ﮀﮁ<text:span text:style-name="T20"> </text:span>ﮂ<text:span text:style-name="T20"> </text:span>ﮃ<text:span text:style-name="T20"> </text:span>ﮄ<text:span text:style-name="T20"> </text:span>ﮅ<text:span text:style-name="T20"> </text:span>ﮆ<text:span text:style-name="T20"> </text:span>ﮇ<text:span text:style-name="T20"> </text:span>ﮈﮉ<text:span text:style-name="T20"> </text:span>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<text:span text:style-name="T20"> </text:span>ﮗ<text:span text:style-name="T20"> </text:span>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ﮢ<text:span text:style-name="T20"> </text:span>ﮣ<text:span text:style-name="T20"> </text:span>ﮤ<text:span text:style-name="T20"> </text:span>ﮥ<text:span text:style-name="T20"> </text:span>ﮦ<text:span text:style-name="T20"> </text:span>ﮧ<text:span text:style-name="T20"> </text:span>ﮨ<text:span text:style-name="T20"> </text:span>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<text:span text:style-name="T20"> </text:span>ﮰ<text:span text:style-name="T20"> </text:span>ﮱ<text:span text:style-name="T20"> </text:span>ﯓ<text:span text:style-name="T20"> </text:span>ﯔ<text:span text:style-name="T20"> </text:span>ﯕ<text:span text:style-name="T20"> </text:span>ﯖ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ﯠ<text:span text:style-name="T20"> </text:span>ﯡ<text:span text:style-name="T20"> </text:span>ﯢ<text:span text:style-name="T20"> </text:span>ﯣ<text:span text:style-name="T20"> </text:span>ﯤ<text:span text:style-name="T20"> </text:span>ﯥ<text:span text:style-name="T20"> </text:span>ﯦ<text:span text:style-name="T20"> </text:span>ﯧ<text:span text:style-name="T20"> </text:span>ﯨ<text:span text:style-name="T20"> </text:span>ﯩ<text:span text:style-name="T20"> </text:span>ﯪ<text:span text:style-name="T20"> </text:span>ﯫ<text:span text:style-name="T20"> </text:span>ﯬ<text:span text:style-name="T20"> </text:span>ﯭ<text:span text:style-name="T20"> </text:span>ﯮ<text:span text:style-name="T20"> </text:span>ﯯ<text:span text:style-name="T20"> </text:span>ﯰ<text:span text:style-name="T20"> </text:span>ﯱ<text:span text:style-name="T20"> </text:span>ﯲﯳ<text:span text:style-name="T20"> </text:span>ﯴ<text:span text:style-name="T20"> </text:span>ﯵ<text:span text:style-name="T20"> </text:span>ﯶ<text:span text:style-name="T20"> </text:span>ﯷ<text:span text:style-name="T20"> </text:span>ﯸ<text:span text:style-name="T20"> </text:span>ﯹ</text:p>
      <text:p text:style-name="P17"><text:span text:style-name="T9">ﭑ</text:span><text:span text:style-name="T20"> </text:span><text:span text:style-name="T9">ﭒ</text:span><text:span text:style-name="T20"> </text:span><text:span text:style-name="T9">ﭓ</text:span><text:span text:style-name="T20"> </text:span><text:span text:style-name="T9">ﭔ</text:span><text:span text:style-name="T20"> </text:span><text:span text:style-name="T9">ﭕ</text:span><text:span text:style-name="T20"> </text:span><text:span text:style-name="T9">ﭖ</text:span><text:span text:style-name="T20"> </text:span><text:span text:style-name="T9">ﭗ</text:span><text:span text:style-name="T20"> </text:span><text:span text:style-name="T9">ﭘ</text:span><text:span text:style-name="T20"> </text:span><text:span text:style-name="T9">ﭙ</text:span><text:span text:style-name="T20"> </text:span><text:span text:style-name="T9">ﭚ</text:span><text:span text:style-name="T20"> </text:span><text:span text:style-name="T9">ﭛ</text:span><text:span text:style-name="T20"> </text:span><text:span text:style-name="T9">ﭜ</text:span><text:span text:style-name="T20"> </text:span><text:span text:style-name="T9">ﭝ</text:span><text:span text:style-name="T20"> </text:span><text:span text:style-name="T9">ﭞﭟ</text:span><text:span text:style-name="T20"> </text:span><text:span text:style-name="T9">ﭠ</text:span><text:span text:style-name="T20"> </text:span><text:span text:style-name="T9">ﭡ</text:span><text:span text:style-name="T20"> </text:span><text:span text:style-name="T9">ﭢ</text:span><text:span text:style-name="T20"> </text:span><text:span text:style-name="T9">ﭣ</text:span><text:span text:style-name="T20"> </text:span><text:span text:style-name="T9">ﭤﭥ</text:span><text:span text:style-name="T20"> </text:span><text:span text:style-name="T9">ﭦ</text:span><text:span text:style-name="T20"> </text:span><text:span text:style-name="T9">ﭧ</text:span><text:span text:style-name="T20"> </text:span><text:span text:style-name="T9">ﭨ</text:span><text:span text:style-name="T20"> </text:span><text:span text:style-name="T9">ﭩ</text:span><text:span text:style-name="T20"> </text:span><text:span text:style-name="T9">ﭪ</text:span><text:span text:style-name="T20"> </text:span><text:span text:style-name="T9">ﭫ</text:span><text:span text:style-name="T20"> </text:span><text:span text:style-name="T9">ﭬ</text:span><text:span text:style-name="T20"> </text:span><text:span text:style-name="T9">ﭭ</text:span><text:span text:style-name="T20"> </text:span><text:span text:style-name="T9">ﭮ</text:span><text:span text:style-name="T20"> </text:span><text:span text:style-name="T9">ﭯ</text:span><text:span text:style-name="T20"> </text:span><text:span text:style-name="T9">ﭰ</text:span><text:span text:style-name="T20"> </text:span><text:span text:style-name="T9">ﭱ</text:span><text:span text:style-name="T20"> </text:span><text:span text:style-name="T9">ﭲ</text:span><text:span text:style-name="T20"> </text:span><text:span text:style-name="T9">ﭳ</text:span><text:span text:style-name="T20"> </text:span><text:span text:style-name="T9">ﭴﭵ</text:span><text:span text:style-name="T20"> </text:span><text:span text:style-name="T9">ﭶ</text:span><text:span text:style-name="T20"> </text:span><text:span text:style-name="T9">ﭷ</text:span><text:span text:style-name="T20"> </text:span><text:span text:style-name="T9">ﭸ</text:span><text:span text:style-name="T20"> </text:span><text:span text:style-name="T9">ﭹ</text:span><text:span text:style-name="T20"> </text:span><text:span text:style-name="T9">ﭺ</text:span><text:span text:style-name="T20"> </text:span><text:span text:style-name="T9">ﭻ</text:span><text:span text:style-name="T20"> </text:span><text:span text:style-name="T9">ﭼ</text:span><text:span text:style-name="T20"> </text:span><text:span text:style-name="T9">ﭽ</text:span><text:span text:style-name="T20"> </text:span><text:span text:style-name="T9">ﭾ</text:span><text:span text:style-name="T20"> </text:span><text:span text:style-name="T9">ﭿ</text:span><text:span text:style-name="T20"> </text:span><text:span text:style-name="T9">ﮀ</text:span><text:span text:style-name="T20"> </text:span><text:span text:style-name="T9">ﮁ</text:span><text:span text:style-name="T20"> </text:span><text:span text:style-name="T9">ﮂ</text:span><text:span text:style-name="T20"> </text:span><text:span text:style-name="T9">ﮃ</text:span><text:span text:style-name="T20"> </text:span><text:span text:style-name="T9">ﮄﮅ</text:span><text:span text:style-name="T20"> </text:span><text:span text:style-name="T9">ﮆ</text:span><text:span text:style-name="T20"> </text:span><text:span text:style-name="T9">ﮇ</text:span><text:span text:style-name="T20"> </text:span><text:span text:style-name="T9">ﮈ</text:span><text:span text:style-name="T20"> </text:span><text:span text:style-name="T9">ﮉ</text:span><text:span text:style-name="T20"> </text:span><text:span text:style-name="T9">ﮊ</text:span><text:span text:style-name="T20"> </text:span><text:span text:style-name="T9">ﮋ</text:span><text:span text:style-name="T20"> </text:span><text:span text:style-name="T9">ﮌ</text:span><text:span text:style-name="T20"> </text:span><text:span text:style-name="T9">ﮍ</text:span><text:span text:style-name="T20"> </text:span><text:span text:style-name="T9">ﮎ</text:span><text:span text:style-name="T20"> </text:span><text:span text:style-name="T9">ﮏ</text:span><text:span text:style-name="T20"> </text:span><text:span text:style-name="T9">ﮐ</text:span><text:span text:style-name="T20"> </text:span><text:span text:style-name="T9">ﮑ</text:span><text:span text:style-name="T20"> </text:span><text:span text:style-name="T9">ﮒﮓ</text:span><text:span text:style-name="T20"> </text:span><text:span text:style-name="T9">ﮔ</text:span><text:span text:style-name="T20"> </text:span><text:span text:style-name="T9">ﮕ</text:span><text:span text:style-name="T20"> </text:span><text:span text:style-name="T9">ﮖ</text:span><text:span text:style-name="T20"> </text:span><text:span text:style-name="T9">ﮗ</text:span><text:span text:style-name="T20"> </text:span><text:span text:style-name="T9">ﮘ</text:span><text:span text:style-name="T20"> </text:span><text:span text:style-name="T9">ﮙ</text:span><text:span text:style-name="T20"> </text:span><text:span text:style-name="T9">ﮚ</text:span><text:span text:style-name="T20"> </text:span><text:span text:style-name="T9">ﮛ</text:span><text:span text:style-name="T20"> </text:span><text:span text:style-name="T9">ﮜ</text:span><text:span text:style-name="T20"> </text:span><text:span text:style-name="T9">ﮝ</text:span><text:span text:style-name="T20"> </text:span><text:span text:style-name="T9">ﮞ</text:span><text:span text:style-name="T20"> </text:span><text:span text:style-name="T9">ﮟ</text:span><text:span text:style-name="T20"> </text:span><text:span text:style-name="T9">ﮠﮡ</text:span><text:span text:style-name="T20"> </text:span><text:span text:style-name="T9">ﮢ</text:span><text:span text:style-name="T20"> </text:span><text:span text:style-name="T9">ﮣ</text:span><text:span text:style-name="T20"> </text:span><text:span text:style-name="T9">ﮤ</text:span><text:span text:style-name="T20"> </text:span><text:span text:style-name="T9">ﮥ</text:span><text:span text:style-name="T20"> </text:span><text:span text:style-name="T9">ﮦ</text:span><text:span text:style-name="T20"> </text:span><text:span text:style-name="T9">ﮧ</text:span><text:span text:style-name="T20"> </text:span><text:span text:style-name="T9">ﮨ</text:span><text:span text:style-name="T20"> </text:span><text:span text:style-name="T9">ﮩ</text:span><text:span text:style-name="T20"> </text:span><text:span text:style-name="T9">ﮪ</text:span><text:span text:style-name="T20"> </text:span><text:span text:style-name="T9">ﮫ</text:span><text:span text:style-name="T20"> </text:span><text:span text:style-name="T9">ﮬ</text:span><text:span text:style-name="T20"> </text:span><text:span text:style-name="T9">ﮭ</text:span><text:span text:style-name="T20"> </text:span><text:span text:style-name="T9">ﮮ</text:span><text:span text:style-name="T20"> </text:span><text:span text:style-name="T9">ﮯ</text:span><text:span text:style-name="T20"> </text:span><text:span text:style-name="T9">ﮰ</text:span><text:span text:style-name="T20"> </text:span><text:span text:style-name="T9">ﮱ</text:span><text:span text:style-name="T20"> </text:span><text:span text:style-name="T9">ﯓﯔ</text:span><text:span text:style-name="T20"> </text:span><text:span text:style-name="T9">ﯕ</text:span><text:span text:style-name="T20"> </text:span><text:span text:style-name="T9">ﯖ</text:span><text:span text:style-name="T20"> </text:span><text:span text:style-name="T9">ﯗ</text:span><text:span text:style-name="T20"> </text:span><text:span text:style-name="T9">ﯘ</text:span><text:span text:style-name="T20"> </text:span><text:span text:style-name="T9">ﯙ</text:span><text:span text:style-name="T20"> </text:span><text:span text:style-name="T9">ﯚ</text:span><text:span text:style-name="T20"> </text:span><text:span text:style-name="T9">ﯛ</text:span><text:span text:style-name="T20"> </text:span><text:span text:style-name="T9">ﯜ</text:span><text:span text:style-name="T20"> </text:span><text:span text:style-name="T9">ﯝ</text:span><text:span text:style-name="T20"> </text:span><text:span text:style-name="T9">ﯞ</text:span><text:span text:style-name="T20"> </text:span><text:span text:style-name="T9">ﯟ</text:span><text:span text:style-name="T20"> </text:span><text:span text:style-name="T9">ﯠ</text:span><text:span text:style-name="T20"> </text:span><text:span text:style-name="T9">ﯡ</text:span><text:span text:style-name="T20"> </text:span><text:span text:style-name="T9">ﯢ</text:span><text:span text:style-name="T20"> </text:span><text:span text:style-name="T9">ﯣ</text:span><text:span text:style-name="T20"> </text:span><text:span text:style-name="T9">ﯤ</text:span><text:span text:style-name="T20"> </text:span><text:span text:style-name="T9">ﯥ</text:span><text:span text:style-name="T20"> </text:span><text:span text:style-name="T9">ﯦ</text:span><text:span text:style-name="T20"> </text:span><text:span text:style-name="T9">ﯧﯨ</text:span><text:span text:style-name="T20"> </text:span><text:span text:style-name="T9">ﯩﯪ</text:span><text:span text:style-name="T20"> </text:span><text:span text:style-name="T9">ﯫ</text:span><text:span text:style-name="T20"> </text:span><text:span text:style-name="T9">ﯬ</text:span><text:span text:style-name="T20"> </text:span><text:span text:style-name="T9">ﯭ</text:span><text:span text:style-name="T20"> </text:span><text:span text:style-name="T9">ﯮ</text:span><text:span text:style-name="T20"> </text:span><text:span text:style-name="T9">ﯯ</text:span><text:span text:style-name="T20"> </text:span><text:span text:style-name="T9">ﯰ</text:span><text:span text:style-name="T20"> </text:span><text:span text:style-name="T9">ﯱ</text:span><text:span text:style-name="T20"> </text:span><text:span text:style-name="T9">ﯲ</text:span></text:p>
      <text:p text:style-name="P18"><text:span text:style-name="T10">ﭑ</text:span><text:span text:style-name="T20"> </text:span><text:span text:style-name="T10">ﭒ</text:span><text:span text:style-name="T20"> </text:span><text:span text:style-name="T10">ﭓ</text:span><text:span text:style-name="T20"> </text:span><text:span text:style-name="T10">ﭔ</text:span><text:span text:style-name="T20"> </text:span><text:span text:style-name="T10">ﭕ</text:span><text:span text:style-name="T20"> </text:span><text:span text:style-name="T10">ﭖ</text:span><text:span text:style-name="T20"> </text:span><text:span text:style-name="T10">ﭗ</text:span><text:span text:style-name="T20"> </text:span><text:span text:style-name="T10">ﭘ</text:span><text:span text:style-name="T20"> </text:span><text:span text:style-name="T10">ﭙ</text:span><text:span text:style-name="T20"> </text:span><text:span text:style-name="T10">ﭚ</text:span><text:span text:style-name="T20"> </text:span><text:span text:style-name="T10">ﭛ</text:span><text:span text:style-name="T20"> </text:span><text:span text:style-name="T10">ﭜ</text:span><text:span text:style-name="T20"> </text:span><text:span text:style-name="T10">ﭝ</text:span><text:span text:style-name="T20"> </text:span><text:span text:style-name="T10">ﭞ</text:span><text:span text:style-name="T20"> </text:span><text:span text:style-name="T10">ﭟﭠ</text:span><text:span text:style-name="T20"> </text:span><text:span text:style-name="T10">ﭡ</text:span><text:span text:style-name="T20"> </text:span><text:span text:style-name="T10">ﭢ</text:span><text:span text:style-name="T20"> </text:span><text:span text:style-name="T10">ﭣ</text:span><text:span text:style-name="T20"> </text:span><text:span text:style-name="T10">ﭤ</text:span><text:span text:style-name="T20"> </text:span><text:span text:style-name="T10">ﭥﭦ</text:span><text:span text:style-name="T20"> </text:span><text:span text:style-name="T10">ﭧ</text:span><text:span text:style-name="T20"> </text:span><text:span text:style-name="T10">ﭨ</text:span><text:span text:style-name="T20"> </text:span><text:span text:style-name="T10">ﭩ</text:span><text:span text:style-name="T20"> </text:span><text:span text:style-name="T10">ﭪ</text:span></text:p>
      <text:p text:style-name="P6"><text:span text:style-name="T10">ﭫ</text:span><text:span text:style-name="T20"> </text:span><text:span text:style-name="T10">ﭬ</text:span><text:span text:style-name="T20"> </text:span><text:span text:style-name="T10">ﭭ</text:span><text:span text:style-name="T20"> </text:span><text:span text:style-name="T10">ﭮ</text:span><text:span text:style-name="T20"> </text:span><text:span text:style-name="T10">ﭯ</text:span><text:span text:style-name="T20"> </text:span><text:span text:style-name="T10">ﭰ</text:span><text:span text:style-name="T20"> </text:span><text:span text:style-name="T10">ﭱ</text:span><text:span text:style-name="T20"> </text:span><text:span text:style-name="T10">ﭲ</text:span><text:span text:style-name="T20"> </text:span><text:span text:style-name="T10">ﭳ</text:span><text:span text:style-name="T20"> </text:span><text:span text:style-name="T10">ﭴ</text:span><text:span text:style-name="T20"> </text:span><text:span text:style-name="T10">ﭵ</text:span><text:span text:style-name="T20"> </text:span><text:span text:style-name="T10">ﭶ</text:span><text:span text:style-name="T20"> </text:span><text:span text:style-name="T10">ﭷ</text:span><text:span text:style-name="T20"> </text:span><text:span text:style-name="T10">ﭸ</text:span><text:span text:style-name="T20"> </text:span><text:span text:style-name="T10">ﭹ</text:span><text:span text:style-name="T20"> </text:span><text:span text:style-name="T10">ﭺ</text:span><text:span text:style-name="T20"> </text:span><text:span text:style-name="T10">ﭻ</text:span><text:span text:style-name="T20"> </text:span><text:span text:style-name="T10">ﭼ</text:span><text:span text:style-name="T20"> </text:span><text:span text:style-name="T10">ﭽ</text:span><text:span text:style-name="T20"> </text:span><text:span text:style-name="T10">ﭾﭿ</text:span><text:span text:style-name="T20"> </text:span><text:span text:style-name="T10">ﮀ</text:span><text:span text:style-name="T20"> </text:span><text:span text:style-name="T10">ﮁ</text:span><text:span text:style-name="T20"> </text:span><text:span text:style-name="T10">ﮂ</text:span><text:span text:style-name="T20"> </text:span><text:span text:style-name="T10">ﮃ</text:span><text:span text:style-name="T20"> </text:span><text:span text:style-name="T10">ﮄ</text:span><text:span text:style-name="T20"> </text:span><text:span text:style-name="T10">ﮅ</text:span><text:span text:style-name="T20"> </text:span><text:span text:style-name="T10">ﮆ</text:span><text:span text:style-name="T20"> </text:span><text:span text:style-name="T10">ﮇ</text:span><text:span text:style-name="T20"> </text:span><text:span text:style-name="T10">ﮈ</text:span><text:span text:style-name="T20"> </text:span><text:span text:style-name="T10">ﮉ</text:span><text:span text:style-name="T20"> </text:span><text:span text:style-name="T10">ﮊ</text:span><text:span text:style-name="T20"> </text:span><text:span text:style-name="T10">ﮋ</text:span><text:span text:style-name="T20"> </text:span><text:span text:style-name="T10">ﮌ</text:span><text:span text:style-name="T20"> </text:span><text:span text:style-name="T10">ﮍ</text:span><text:span text:style-name="T20"> </text:span><text:span text:style-name="T10">ﮎ</text:span><text:span text:style-name="T20"> </text:span><text:span text:style-name="T10">ﮏﮐ</text:span><text:span text:style-name="T20"> </text:span><text:span text:style-name="T10">ﮑ</text:span><text:span text:style-name="T20"> </text:span><text:span text:style-name="T10">ﮒ</text:span><text:span text:style-name="T20"> </text:span><text:span text:style-name="T10">ﮓ</text:span><text:span text:style-name="T20"> </text:span><text:span text:style-name="T10">ﮔ</text:span><text:span text:style-name="T20"> </text:span><text:span text:style-name="T10">ﮕ</text:span><text:span text:style-name="T20"> </text:span><text:span text:style-name="T10">ﮖ</text:span><text:span text:style-name="T20"> </text:span><text:span text:style-name="T10">ﮗ</text:span><text:span text:style-name="T20"> </text:span><text:span text:style-name="T10">ﮘ</text:span><text:span text:style-name="T20"> </text:span><text:span text:style-name="T10">ﮙ</text:span><text:span text:style-name="T20"> </text:span><text:span text:style-name="T10">ﮚ</text:span><text:span text:style-name="T20"> </text:span><text:span text:style-name="T10">ﮛ</text:span><text:span text:style-name="T20"> </text:span><text:span text:style-name="T10">ﮜ</text:span><text:span text:style-name="T20"> </text:span><text:span text:style-name="T10">ﮝ</text:span><text:span text:style-name="T20"> </text:span><text:span text:style-name="T10">ﮞ</text:span><text:span text:style-name="T20"> </text:span><text:span text:style-name="T10">ﮟ</text:span><text:span text:style-name="T20"> </text:span><text:span text:style-name="T10">ﮠ</text:span><text:span text:style-name="T20"> </text:span><text:span text:style-name="T10">ﮡ</text:span><text:span text:style-name="T20"> </text:span><text:span text:style-name="T10">ﮢ</text:span><text:span text:style-name="T20"> </text:span><text:span text:style-name="T10">ﮣ</text:span><text:span text:style-name="T20"> </text:span><text:span text:style-name="T10">ﮤ</text:span><text:span text:style-name="T20"> </text:span><text:span text:style-name="T10">ﮥ</text:span><text:span text:style-name="T20"> </text:span><text:span text:style-name="T10">ﮦ</text:span><text:span text:style-name="T20"> </text:span><text:span text:style-name="T10">ﮧ</text:span><text:span text:style-name="T20"> </text:span><text:span text:style-name="T10">ﮨ</text:span><text:span text:style-name="T20"> </text:span><text:span text:style-name="T10">ﮩﮪ</text:span><text:span text:style-name="T20"> </text:span><text:span text:style-name="T10">ﮫ</text:span><text:span text:style-name="T20"> </text:span><text:span text:style-name="T10">ﮬ</text:span><text:span text:style-name="T20"> </text:span><text:span text:style-name="T10">ﮭ</text:span><text:span text:style-name="T20"> </text:span><text:span text:style-name="T10">ﮮ</text:span><text:span text:style-name="T20"> </text:span><text:span text:style-name="T10">ﮯ</text:span><text:span text:style-name="T20"> </text:span><text:span text:style-name="T10">ﮰ</text:span><text:span text:style-name="T20"> </text:span><text:span text:style-name="T10">ﮱ</text:span><text:span text:style-name="T20"> </text:span><text:span text:style-name="T10">ﯓ</text:span><text:span text:style-name="T20"> </text:span><text:span text:style-name="T10">ﯔ</text:span><text:span text:style-name="T20"> </text:span><text:span text:style-name="T10">ﯕ</text:span><text:span text:style-name="T20"> </text:span><text:span text:style-name="T10">ﯖ</text:span><text:span text:style-name="T20"> </text:span><text:span text:style-name="T10">ﯗ</text:span><text:span text:style-name="T20"> </text:span><text:span text:style-name="T10">ﯘ</text:span><text:span text:style-name="T20"> </text:span><text:span text:style-name="T10">ﯙ</text:span><text:span text:style-name="T20"> </text:span><text:span text:style-name="T10">ﯚ</text:span><text:span text:style-name="T20"> </text:span><text:span text:style-name="T10">ﯛ</text:span><text:span text:style-name="T20"> </text:span><text:span text:style-name="T10">ﯜ</text:span><text:span text:style-name="T20"> </text:span><text:span text:style-name="T10">ﯝ</text:span><text:span text:style-name="T20"> </text:span><text:span text:style-name="T10">ﯞ</text:span><text:span text:style-name="T20"> </text:span><text:span text:style-name="T10">ﯟ</text:span><text:span text:style-name="T20"> </text:span><text:span text:style-name="T10">ﯠ</text:span><text:span text:style-name="T20"> </text:span><text:span text:style-name="T10">ﯡ</text:span><text:span text:style-name="T20"> </text:span><text:span text:style-name="T10">ﯢﯣ</text:span><text:span text:style-name="T20"> </text:span><text:span text:style-name="T10">ﯤ</text:span><text:span text:style-name="T20"> </text:span><text:span text:style-name="T10">ﯥ</text:span><text:span text:style-name="T20"> </text:span><text:span text:style-name="T10">ﯦ</text:span><text:span text:style-name="T20"> </text:span><text:span text:style-name="T10">ﯧﯨ</text:span><text:span text:style-name="T20"> </text:span><text:span text:style-name="T10">ﯩ</text:span><text:span text:style-name="T20"> </text:span><text:span text:style-name="T10">ﯪ</text:span><text:span text:style-name="T20"> </text:span><text:span text:style-name="T10">ﯫ</text:span><text:span text:style-name="T20"> </text:span><text:span text:style-name="T10">ﯬ</text:span><text:span text:style-name="T20"> </text:span><text:span text:style-name="T10">ﯭ</text:span><text:span text:style-name="T20"> </text:span><text:span text:style-name="T10">ﯮ</text:span><text:span text:style-name="T20"> </text:span><text:span text:style-name="T10">ﯯ</text:span><text:span text:style-name="T20"> </text:span><text:span text:style-name="T10">ﯰ</text:span><text:span text:style-name="T20"> </text:span><text:span text:style-name="T10">ﯱ</text:span><text:span text:style-name="T20"> </text:span><text:span text:style-name="T10">ﯲ</text:span><text:span text:style-name="T20"> </text:span><text:span text:style-name="T10">ﯳ</text:span><text:span text:style-name="T20"> </text:span><text:span text:style-name="T10">ﯴ</text:span><text:span text:style-name="T20"> </text:span><text:span text:style-name="T10">ﯵ</text:span><text:span text:style-name="T20"> </text:span><text:span text:style-name="T10">ﯶ</text:span><text:span text:style-name="T20"> </text:span><text:span text:style-name="T10">ﯷ</text:span><text:span text:style-name="T20"> </text:span><text:span text:style-name="T10">ﯸ</text:span><text:span text:style-name="T20"> </text:span><text:span text:style-name="T10">ﯹ</text:span><text:span text:style-name="T20"> </text:span><text:span text:style-name="T10">ﯺ</text:span><text:span text:style-name="T20"> </text:span><text:span text:style-name="T10">ﯻﯼ</text:span><text:span text:style-name="T20"> </text:span><text:span text:style-name="T10">ﯽ</text:span><text:span text:style-name="T20"> </text:span><text:span text:style-name="T10">ﯾ</text:span><text:span text:style-name="T20"> </text:span><text:span text:style-name="T10">ﯿ</text:span><text:span text:style-name="T20"> </text:span><text:span text:style-name="T10">ﰀ</text:span></text:p>
      <text:p text:style-name="P26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text:span text:style-name="T20"> </text:span>ﭘ<text:span text:style-name="T20"> </text:span>ﭙ<text:span text:style-name="T20"> </text:span>ﭚ<text:span text:style-name="T20"> </text:span>ﭛ<text:span text:style-name="T20"> </text:span>ﭜ<text:span text:style-name="T20"> </text:span>ﭝ<text:span text:style-name="T20"> </text:span>ﭞﭟ<text:span text:style-name="T20"> </text:span>ﭠ<text:span text:style-name="T20"> </text:span>ﭡ<text:span text:style-name="T20"> </text:span>ﭢ<text:span text:style-name="T20"> </text:span>ﭣ<text:span text:style-name="T20"> </text:span>ﭤ<text:span text:style-name="T20"> </text:span>ﭥ<text:span text:style-name="T20"> </text:span>ﭦ<text:span text:style-name="T20"> </text:span>ﭧ<text:span text:style-name="T20"> </text:span>ﭨ<text:span text:style-name="T20"> </text:span>ﭩ<text:span text:style-name="T20"> </text:span>ﭪ<text:span text:style-name="T20"> </text:span>ﭫ<text:span text:style-name="T20"> </text:span>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ﭳ<text:span text:style-name="T20"> </text:span>ﭴ<text:span text:style-name="T20"> </text:span>ﭵ<text:span text:style-name="T20"> </text:span>ﭶ<text:span text:style-name="T20"> </text:span>ﭷ<text:span text:style-name="T20"> </text:span>ﭸ<text:span text:style-name="T20"> </text:span>ﭹ<text:span text:style-name="T20"> </text:span>ﭺ<text:span text:style-name="T20"> </text:span>ﭻ<text:span text:style-name="T20"> </text:span>ﭼ<text:span text:style-name="T20"> </text:span>ﭽ<text:span text:style-name="T20"> </text:span>ﭾ<text:span text:style-name="T20"> </text:span>ﭿ<text:span text:style-name="T20"> </text:span>ﮀ<text:span text:style-name="T20"> </text:span>ﮁ<text:span text:style-name="T20"> </text:span>ﮂ<text:span text:style-name="T20"> </text:span>ﮃ<text:span text:style-name="T20"> </text:span>ﮄ<text:span text:style-name="T20"> </text:span>ﮅ<text:span text:style-name="T20"> </text:span>ﮆ<text:span text:style-name="T20"> </text:span>ﮇ<text:span text:style-name="T20"> </text:span>ﮈ<text:span text:style-name="T20"> </text:span>ﮉ<text:span text:style-name="T20"> </text:span>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ﮗ<text:span text:style-name="T20"> </text:span>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<text:span text:style-name="T20"> </text:span>ﮢ<text:span text:style-name="T20"> </text:span>ﮣﮤ<text:span text:style-name="T20"> </text:span>ﮥ<text:span text:style-name="T20"> </text:span>ﮦﮧ<text:span text:style-name="T20"> </text:span>ﮨ<text:span text:style-name="T20"> </text:span>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<text:span text:style-name="T20"> </text:span>ﮰ<text:span text:style-name="T20"> </text:span>ﮱ<text:span text:style-name="T20"> </text:span>ﯓ<text:span text:style-name="T20"> </text:span>ﯔ<text:span text:style-name="T20"> </text:span>ﯕ<text:span text:style-name="T20"> </text:span>ﯖ<text:span text:style-name="T20"> </text:span>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<text:span text:style-name="T20"> </text:span>ﯠ<text:span text:style-name="T20"> </text:span>ﯡ<text:span text:style-name="T20"> </text:span>ﯢ</text:p>
      <text:p text:style-name="P12">ﯣ<text:span text:style-name="T20"> </text:span>ﯤ<text:span text:style-name="T20"> </text:span>ﯥ<text:span text:style-name="T20"> </text:span>ﯦ<text:span text:style-name="T20"> </text:span>ﯧﯨ<text:span text:style-name="T20"> </text:span>ﯩ<text:span text:style-name="T20"> </text:span>ﯪ<text:span text:style-name="T20"> </text:span>ﯫ<text:span text:style-name="T20"> </text:span>ﯬ</text:p>
      <text:p text:style-name="P27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text:span text:style-name="T20"> </text:span>ﭘ<text:span text:style-name="T20"> </text:span>ﭙﭚ<text:span text:style-name="T20"> </text:span>ﭛ<text:span text:style-name="T20"> </text:span>ﭜ<text:span text:style-name="T20"> </text:span>ﭝ<text:span text:style-name="T20"> </text:span>ﭞ<text:span text:style-name="T20"> </text:span>ﭟ<text:span text:style-name="T20"> </text:span>ﭠ<text:span text:style-name="T20"> </text:span>ﭡ<text:span text:style-name="T20"> </text:span>ﭢ<text:span text:style-name="T20"> </text:span>ﭣ<text:span text:style-name="T20"> </text:span>ﭤ<text:span text:style-name="T20"> </text:span>ﭥ<text:span text:style-name="T20"> </text:span>ﭦ<text:span text:style-name="T20"> </text:span>ﭧ<text:span text:style-name="T20"> </text:span>ﭨ<text:span text:style-name="T20"> </text:span>ﭩ<text:span text:style-name="T20"> </text:span>ﭪ<text:span text:style-name="T20"> </text:span>ﭫ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<text:span text:style-name="T20"> </text:span>ﭳ<text:span text:style-name="T20"> </text:span>ﭴ<text:span text:style-name="T20"> </text:span>ﭵ<text:span text:style-name="T20"> </text:span>ﭶﭷ<text:span text:style-name="T20"> </text:span>ﭸ<text:span text:style-name="T20"> </text:span>ﭹ<text:span text:style-name="T20"> </text:span>ﭺ<text:span text:style-name="T20"> </text:span>ﭻ<text:span text:style-name="T20"> </text:span>ﭼ<text:span text:style-name="T20"> </text:span>ﭽ<text:span text:style-name="T20"> </text:span>ﭾ</text:p>
      <text:p text:style-name="P13">ﭿ<text:span text:style-name="T20"> </text:span>ﮀ<text:span text:style-name="T20"> </text:span>ﮁ<text:span text:style-name="T20"> </text:span>ﮂ<text:span text:style-name="T20"> </text:span>ﮃ<text:span text:style-name="T20"> </text:span>ﮄ<text:span text:style-name="T20"> </text:span>ﮅ<text:span text:style-name="T20"> </text:span>ﮆ</text:p>
      <text:p text:style-name="P13">ﮇ<text:span text:style-name="T20"> </text:span>ﮈ<text:span text:style-name="T20"> </text:span>ﮉ<text:span text:style-name="T20"> </text:span>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<text:span text:style-name="T20"> </text:span>ﮗ<text:span text:style-name="T20"> </text:span>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<text:span text:style-name="T20"> </text:span>ﮢ<text:span text:style-name="T20"> </text:span>ﮣ<text:span text:style-name="T20"> </text:span>ﮤﮥ<text:span text:style-name="T20"> </text:span>ﮦ<text:span text:style-name="T20"> </text:span>ﮧ<text:span text:style-name="T20"> </text:span>ﮨ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ﮰ<text:span text:style-name="T20"> </text:span>ﮱ<text:span text:style-name="T20"> </text:span>ﯓﯔ<text:span text:style-name="T20"> </text:span>ﯕ<text:span text:style-name="T20"> </text:span>ﯖ<text:span text:style-name="T20"> </text:span>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<text:span text:style-name="T20"> </text:span>ﯠ<text:span text:style-name="T20"> </text:span>ﯡ<text:span text:style-name="T20"> </text:span>ﯢ<text:span text:style-name="T20"> </text:span>ﯣ<text:span text:style-name="T20"> </text:span>ﯤ<text:span text:style-name="T20"> </text:span>ﯥ<text:span text:style-name="T20"> </text:span>ﯦ<text:span text:style-name="T20"> </text:span>ﯧﯨ</text:p>
      <text:p text:style-name="P13">ﯩ<text:span text:style-name="T20"> </text:span>ﯪ<text:span text:style-name="T20"> </text:span>ﯫ<text:span text:style-name="T20"> </text:span>ﯬﯭ<text:span text:style-name="T20"> </text:span>ﯮ<text:span text:style-name="T20"> </text:span>ﯯ<text:span text:style-name="T20"> </text:span>ﯰ<text:span text:style-name="T20"> </text:span>ﯱ</text:p>
      <text:p text:style-name="P19"><text:span text:style-name="T11">ﭑ</text:span><text:span text:style-name="T20"> </text:span><text:span text:style-name="T11">ﭒ</text:span><text:span text:style-name="T20"> </text:span><text:span text:style-name="T11">ﭓ</text:span><text:span text:style-name="T20"> </text:span><text:span text:style-name="T11">ﭔ</text:span><text:span text:style-name="T20"> </text:span><text:span text:style-name="T11">ﭕ</text:span><text:span text:style-name="T20"> </text:span><text:span text:style-name="T11">ﭖ</text:span><text:span text:style-name="T20"> </text:span><text:span text:style-name="T11">ﭗ</text:span><text:span text:style-name="T20"> </text:span><text:span text:style-name="T11">ﭘ</text:span><text:span text:style-name="T20"> </text:span><text:span text:style-name="T11">ﭙ</text:span><text:span text:style-name="T20"> </text:span><text:span text:style-name="T11">ﭚ</text:span><text:span text:style-name="T20"> </text:span><text:span text:style-name="T11">ﭛ</text:span><text:span text:style-name="T20"> </text:span><text:span text:style-name="T11">ﭜ</text:span><text:span text:style-name="T20"> </text:span><text:span text:style-name="T11">ﭝ</text:span><text:span text:style-name="T20"> </text:span><text:span text:style-name="T11">ﭞ</text:span><text:span text:style-name="T20"> </text:span><text:span text:style-name="T11">ﭟ</text:span><text:span text:style-name="T20"> </text:span><text:span text:style-name="T11">ﭠ</text:span><text:span text:style-name="T20"> </text:span><text:span text:style-name="T11">ﭡ</text:span><text:span text:style-name="T20"> </text:span><text:span text:style-name="T11">ﭢ</text:span><text:span text:style-name="T20"> </text:span><text:span text:style-name="T11">ﭣ</text:span><text:span text:style-name="T20"> </text:span><text:span text:style-name="T11">ﭤ</text:span><text:span text:style-name="T20"> </text:span><text:span text:style-name="T11">ﭥ</text:span><text:span text:style-name="T20"> </text:span><text:span text:style-name="T11">ﭦ</text:span><text:span text:style-name="T20"> </text:span><text:span text:style-name="T11">ﭧ</text:span><text:span text:style-name="T20"> </text:span><text:span text:style-name="T11">ﭨ</text:span><text:span text:style-name="T20"> </text:span><text:span text:style-name="T11">ﭩ</text:span><text:span text:style-name="T20"> </text:span><text:span text:style-name="T11">ﭪ</text:span><text:span text:style-name="T20"> </text:span><text:span text:style-name="T11">ﭫ</text:span><text:span text:style-name="T20"> </text:span><text:span text:style-name="T11">ﭬ</text:span><text:span text:style-name="T20"> </text:span><text:span text:style-name="T11">ﭭ</text:span><text:span text:style-name="T20"> </text:span><text:span text:style-name="T11">ﭮ</text:span><text:span text:style-name="T20"> </text:span><text:span text:style-name="T11">ﭯ</text:span><text:span text:style-name="T20"> </text:span><text:span text:style-name="T11">ﭰ</text:span><text:span text:style-name="T20"> </text:span><text:span text:style-name="T11">ﭱ</text:span><text:span text:style-name="T20"> </text:span><text:span text:style-name="T11">ﭲ</text:span><text:span text:style-name="T20"> </text:span><text:span text:style-name="T11">ﭳ</text:span><text:span text:style-name="T20"> </text:span><text:span text:style-name="T11">ﭴ</text:span><text:span text:style-name="T20"> </text:span><text:span text:style-name="T11">ﭵ</text:span><text:span text:style-name="T20"> </text:span><text:span text:style-name="T11">ﭶ</text:span><text:span text:style-name="T20"> </text:span><text:span text:style-name="T11">ﭷ</text:span><text:span text:style-name="T20"> </text:span><text:span text:style-name="T11">ﭸ</text:span><text:span text:style-name="T20"> </text:span><text:span text:style-name="T11">ﭹ</text:span><text:span text:style-name="T20"> </text:span><text:span text:style-name="T11">ﭺ</text:span><text:span text:style-name="T20"> </text:span><text:span text:style-name="T11">ﭻ</text:span><text:span text:style-name="T20"> </text:span><text:span text:style-name="T11">ﭼ</text:span><text:span text:style-name="T20"> </text:span><text:span text:style-name="T11">ﭽ</text:span><text:span text:style-name="T20"> </text:span><text:span text:style-name="T11">ﭾ</text:span><text:span text:style-name="T20"> </text:span><text:span text:style-name="T11">ﭿ</text:span><text:span text:style-name="T20"> </text:span><text:span text:style-name="T11">ﮀﮁ</text:span><text:span text:style-name="T20"> </text:span><text:span text:style-name="T11">ﮂ</text:span><text:span text:style-name="T20"> </text:span><text:span text:style-name="T11">ﮃ</text:span><text:span text:style-name="T20"> </text:span><text:span text:style-name="T11">ﮄ</text:span><text:span text:style-name="T20"> </text:span><text:span text:style-name="T11">ﮅ</text:span><text:span text:style-name="T20"> </text:span><text:span text:style-name="T11">ﮆ</text:span><text:span text:style-name="T20"> </text:span><text:span text:style-name="T11">ﮇ</text:span><text:span text:style-name="T20"> </text:span><text:span text:style-name="T11">ﮈ</text:span><text:span text:style-name="T20"> </text:span><text:span text:style-name="T11">ﮉ</text:span><text:span text:style-name="T20"> </text:span><text:span text:style-name="T11">ﮊ</text:span><text:span text:style-name="T20"> </text:span><text:span text:style-name="T11">ﮋ</text:span><text:span text:style-name="T20"> </text:span><text:span text:style-name="T11">ﮌ</text:span><text:span text:style-name="T20"> </text:span><text:span text:style-name="T11">ﮍ</text:span><text:span text:style-name="T20"> </text:span><text:span text:style-name="T11">ﮎ</text:span><text:span text:style-name="T20"> </text:span><text:span text:style-name="T11">ﮏ</text:span><text:span text:style-name="T20"> </text:span><text:span text:style-name="T11">ﮐ</text:span><text:span text:style-name="T20"> </text:span><text:span text:style-name="T11">ﮑ</text:span></text:p>
      <text:p text:style-name="P7"><text:span text:style-name="T11">ﮒ</text:span><text:span text:style-name="T20"> </text:span><text:span text:style-name="T11">ﮓ</text:span><text:span text:style-name="T20"> </text:span><text:span text:style-name="T11">ﮔ</text:span><text:span text:style-name="T20"> </text:span><text:span text:style-name="T11">ﮕ</text:span><text:span text:style-name="T20"> </text:span><text:span text:style-name="T11">ﮖ</text:span><text:span text:style-name="T20"> </text:span><text:span text:style-name="T11">ﮗ</text:span><text:span text:style-name="T20"> </text:span><text:span text:style-name="T11">ﮘ</text:span><text:span text:style-name="T20"> </text:span><text:span text:style-name="T11">ﮙﮚ</text:span><text:span text:style-name="T20"> </text:span><text:span text:style-name="T11">ﮛ</text:span><text:span text:style-name="T20"> </text:span><text:span text:style-name="T11">ﮜ</text:span><text:span text:style-name="T20"> </text:span><text:span text:style-name="T11">ﮝ</text:span><text:span text:style-name="T20"> </text:span><text:span text:style-name="T11">ﮞ</text:span><text:span text:style-name="T20"> </text:span><text:span text:style-name="T11">ﮟ</text:span><text:span text:style-name="T20"> </text:span><text:span text:style-name="T11">ﮠ</text:span><text:span text:style-name="T20"> </text:span><text:span text:style-name="T11">ﮡ</text:span><text:span text:style-name="T20"> </text:span><text:span text:style-name="T11">ﮢ</text:span><text:span text:style-name="T20"> </text:span><text:span text:style-name="T11">ﮣ</text:span><text:span text:style-name="T20"> </text:span><text:span text:style-name="T11">ﮤ</text:span><text:span text:style-name="T20"> </text:span><text:span text:style-name="T11">ﮥ</text:span><text:span text:style-name="T20"> </text:span><text:span text:style-name="T11">ﮦ</text:span><text:span text:style-name="T20"> </text:span><text:span text:style-name="T11">ﮧ</text:span><text:span text:style-name="T20"> </text:span><text:span text:style-name="T11">ﮨ</text:span><text:span text:style-name="T20"> </text:span><text:span text:style-name="T11">ﮩ</text:span><text:span text:style-name="T20"> </text:span><text:span text:style-name="T11">ﮪ</text:span><text:span text:style-name="T20"> </text:span><text:span text:style-name="T11">ﮫ</text:span><text:span text:style-name="T20"> </text:span><text:span text:style-name="T11">ﮬ</text:span><text:span text:style-name="T20"> </text:span><text:span text:style-name="T11">ﮭ</text:span><text:span text:style-name="T20"> </text:span><text:span text:style-name="T11">ﮮ</text:span><text:span text:style-name="T20"> </text:span><text:span text:style-name="T11">ﮯ</text:span><text:span text:style-name="T20"> </text:span><text:span text:style-name="T11">ﮰ</text:span><text:span text:style-name="T20"> </text:span><text:span text:style-name="T11">ﮱ</text:span><text:span text:style-name="T20"> </text:span><text:span text:style-name="T11">ﯓ</text:span><text:span text:style-name="T20"> </text:span><text:span text:style-name="T11">ﯔ</text:span><text:span text:style-name="T20"> </text:span><text:span text:style-name="T11">ﯕ</text:span><text:span text:style-name="T20"> </text:span><text:span text:style-name="T11">ﯖﯗ</text:span><text:span text:style-name="T20"> </text:span><text:span text:style-name="T11">ﯘ</text:span><text:span text:style-name="T20"> </text:span><text:span text:style-name="T11">ﯙ</text:span><text:span text:style-name="T20"> </text:span><text:span text:style-name="T11">ﯚﯛ</text:span><text:span text:style-name="T20"> </text:span><text:span text:style-name="T11">ﯜ</text:span><text:span text:style-name="T20"> </text:span><text:span text:style-name="T11">ﯝ</text:span><text:span text:style-name="T20"> </text:span><text:span text:style-name="T11">ﯞ</text:span><text:span text:style-name="T20"> </text:span><text:span text:style-name="T11">ﯟﯠ</text:span><text:span text:style-name="T20"> </text:span><text:span text:style-name="T11">ﯡ</text:span><text:span text:style-name="T20"> </text:span><text:span text:style-name="T11">ﯢ</text:span><text:span text:style-name="T20"> </text:span><text:span text:style-name="T11">ﯣ</text:span><text:span text:style-name="T20"> </text:span><text:span text:style-name="T11">ﯤ</text:span><text:span text:style-name="T20"> </text:span><text:span text:style-name="T11">ﯥ</text:span><text:span text:style-name="T20"> </text:span><text:span text:style-name="T11">ﯦﯧ</text:span><text:span text:style-name="T20"> </text:span><text:span text:style-name="T11">ﯨ</text:span><text:span text:style-name="T20"> </text:span><text:span text:style-name="T11">ﯩ</text:span><text:span text:style-name="T20"> </text:span><text:span text:style-name="T11">ﯪ</text:span><text:span text:style-name="T20"> </text:span><text:span text:style-name="T11">ﯫ</text:span><text:span text:style-name="T20"> </text:span><text:span text:style-name="T11">ﯬ</text:span><text:span text:style-name="T20"> </text:span><text:span text:style-name="T11">ﯭ</text:span></text:p>
      <text:p text:style-name="P20"><text:span text:style-name="T12">ﭑ</text:span><text:span text:style-name="T20"> </text:span><text:span text:style-name="T12">ﭒ</text:span><text:span text:style-name="T20"> </text:span><text:span text:style-name="T12">ﭓ</text:span><text:span text:style-name="T20"> </text:span><text:span text:style-name="T12">ﭔ</text:span><text:span text:style-name="T20"> </text:span><text:span text:style-name="T12">ﭕﭖ</text:span><text:span text:style-name="T20"> </text:span><text:span text:style-name="T12">ﭗ</text:span><text:span text:style-name="T20"> </text:span><text:span text:style-name="T12">ﭘ</text:span><text:span text:style-name="T20"> </text:span><text:span text:style-name="T12">ﭙ</text:span><text:span text:style-name="T20"> </text:span><text:span text:style-name="T12">ﭚ</text:span><text:span text:style-name="T20"> </text:span><text:span text:style-name="T12">ﭛ</text:span><text:span text:style-name="T20"> </text:span><text:span text:style-name="T12">ﭜ</text:span><text:span text:style-name="T20"> </text:span><text:span text:style-name="T12">ﭝ</text:span><text:span text:style-name="T20"> </text:span><text:span text:style-name="T12">ﭞ</text:span><text:span text:style-name="T20"> </text:span><text:span text:style-name="T12">ﭟ</text:span><text:span text:style-name="T20"> </text:span><text:span text:style-name="T12">ﭠ</text:span><text:span text:style-name="T20"> </text:span><text:span text:style-name="T12">ﭡ</text:span><text:span text:style-name="T20"> </text:span><text:span text:style-name="T12">ﭢ</text:span><text:span text:style-name="T20"> </text:span><text:span text:style-name="T12">ﭣ</text:span><text:span text:style-name="T20"> </text:span><text:span text:style-name="T12">ﭤ</text:span><text:span text:style-name="T20"> </text:span><text:span text:style-name="T12">ﭥ</text:span><text:span text:style-name="T20"> </text:span><text:span text:style-name="T12">ﭦ</text:span><text:span text:style-name="T20"> </text:span><text:span text:style-name="T12">ﭧﭨ</text:span><text:span text:style-name="T20"> </text:span><text:span text:style-name="T12">ﭩ</text:span><text:span text:style-name="T20"> </text:span><text:span text:style-name="T12">ﭪ</text:span><text:span text:style-name="T20"> </text:span><text:span text:style-name="T12">ﭫ</text:span><text:span text:style-name="T20"> </text:span><text:span text:style-name="T12">ﭬﭭ</text:span><text:span text:style-name="T20"> </text:span><text:span text:style-name="T12">ﭮ</text:span><text:span text:style-name="T20"> </text:span><text:span text:style-name="T12">ﭯ</text:span><text:span text:style-name="T20"> </text:span><text:span text:style-name="T12">ﭰ</text:span><text:span text:style-name="T20"> </text:span><text:span text:style-name="T12">ﭱ</text:span><text:span text:style-name="T20"> </text:span><text:span text:style-name="T12">ﭲ</text:span></text:p>
      <text:p text:style-name="P8"><text:span text:style-name="T12">ﭳ</text:span><text:span text:style-name="T20"> </text:span><text:span text:style-name="T12">ﭴ</text:span><text:span text:style-name="T20"> </text:span><text:span text:style-name="T12">ﭵ</text:span><text:span text:style-name="T20"> </text:span><text:span text:style-name="T12">ﭶ</text:span><text:span text:style-name="T20"> </text:span><text:span text:style-name="T12">ﭷ</text:span><text:span text:style-name="T20"> </text:span><text:span text:style-name="T12">ﭸ</text:span><text:span text:style-name="T20"> </text:span><text:span text:style-name="T12">ﭹ</text:span><text:span text:style-name="T20"> </text:span><text:span text:style-name="T12">ﭺ</text:span><text:span text:style-name="T20"> </text:span><text:span text:style-name="T12">ﭻ</text:span><text:span text:style-name="T20"> </text:span><text:span text:style-name="T12">ﭼ</text:span><text:span text:style-name="T20"> </text:span><text:span text:style-name="T12">ﭽ</text:span><text:span text:style-name="T20"> </text:span><text:span text:style-name="T12">ﭾ</text:span><text:span text:style-name="T20"> </text:span><text:span text:style-name="T12">ﭿ</text:span><text:span text:style-name="T20"> </text:span><text:span text:style-name="T12">ﮀ</text:span><text:span text:style-name="T20"> </text:span><text:span text:style-name="T12">ﮁ</text:span><text:span text:style-name="T20"> </text:span><text:span text:style-name="T12">ﮂﮃ</text:span><text:span text:style-name="T20"> </text:span><text:span text:style-name="T12">ﮄ</text:span><text:span text:style-name="T20"> </text:span><text:span text:style-name="T12">ﮅ</text:span><text:span text:style-name="T20"> </text:span><text:span text:style-name="T12">ﮆ</text:span><text:span text:style-name="T20"> </text:span><text:span text:style-name="T12">ﮇ</text:span><text:span text:style-name="T20"> </text:span><text:span text:style-name="T12">ﮈﮉ</text:span><text:span text:style-name="T20"> </text:span><text:span text:style-name="T12">ﮊ</text:span><text:span text:style-name="T20"> </text:span><text:span text:style-name="T12">ﮋ</text:span><text:span text:style-name="T20"> </text:span><text:span text:style-name="T12">ﮌ</text:span><text:span text:style-name="T20"> </text:span><text:span text:style-name="T12">ﮍ</text:span><text:span text:style-name="T20"> </text:span><text:span text:style-name="T12">ﮎ</text:span><text:span text:style-name="T20"> </text:span><text:span text:style-name="T12">ﮏ</text:span><text:span text:style-name="T20"> </text:span><text:span text:style-name="T12">ﮐ</text:span><text:span text:style-name="T20"> </text:span><text:span text:style-name="T12">ﮑ</text:span><text:span text:style-name="T20"> </text:span><text:span text:style-name="T12">ﮒ</text:span><text:span text:style-name="T20"> </text:span><text:span text:style-name="T12">ﮓ</text:span><text:span text:style-name="T20"> </text:span><text:span text:style-name="T12">ﮔ</text:span><text:span text:style-name="T20"> </text:span><text:span text:style-name="T12">ﮕ</text:span><text:span text:style-name="T20"> </text:span><text:span text:style-name="T12">ﮖ</text:span><text:span text:style-name="T20"> </text:span><text:span text:style-name="T12">ﮗ</text:span><text:span text:style-name="T20"> </text:span><text:span text:style-name="T12">ﮘ</text:span><text:span text:style-name="T20"> </text:span><text:span text:style-name="T12">ﮙ</text:span><text:span text:style-name="T20"> </text:span><text:span text:style-name="T12">ﮚ</text:span><text:span text:style-name="T20"> </text:span><text:span text:style-name="T12">ﮛ</text:span><text:span text:style-name="T20"> </text:span><text:span text:style-name="T12">ﮜ</text:span><text:span text:style-name="T20"> </text:span><text:span text:style-name="T12">ﮝﮞ</text:span><text:span text:style-name="T20"> </text:span><text:span text:style-name="T12">ﮟ</text:span><text:span text:style-name="T20"> </text:span><text:span text:style-name="T12">ﮠ</text:span><text:span text:style-name="T20"> </text:span><text:span text:style-name="T12">ﮡ</text:span><text:span text:style-name="T20"> </text:span><text:span text:style-name="T12">ﮢ</text:span><text:span text:style-name="T20"> </text:span><text:span text:style-name="T12">ﮣ</text:span><text:span text:style-name="T20"> </text:span><text:span text:style-name="T12">ﮤ</text:span><text:span text:style-name="T20"> </text:span><text:span text:style-name="T12">ﮥ</text:span><text:span text:style-name="T20"> </text:span><text:span text:style-name="T12">ﮦ</text:span><text:span text:style-name="T20"> </text:span><text:span text:style-name="T12">ﮧ</text:span><text:span text:style-name="T20"> </text:span><text:span text:style-name="T12">ﮨ</text:span><text:span text:style-name="T20"> </text:span><text:span text:style-name="T12">ﮩ</text:span><text:span text:style-name="T20"> </text:span><text:span text:style-name="T12">ﮪ</text:span><text:span text:style-name="T20"> </text:span><text:span text:style-name="T12">ﮫ</text:span><text:span text:style-name="T20"> </text:span><text:span text:style-name="T12">ﮬ</text:span><text:span text:style-name="T20"> </text:span><text:span text:style-name="T12">ﮭ</text:span><text:span text:style-name="T20"> </text:span><text:span text:style-name="T12">ﮮ</text:span><text:span text:style-name="T20"> </text:span><text:span text:style-name="T12">ﮯ</text:span></text:p>
      <text:p text:style-name="P8"><text:span text:style-name="T12">ﮰ</text:span><text:span text:style-name="T20"> </text:span><text:span text:style-name="T12">ﮱ</text:span><text:span text:style-name="T20"> </text:span><text:span text:style-name="T12">ﯓ</text:span><text:span text:style-name="T20"> </text:span><text:span text:style-name="T12">ﯔ</text:span><text:span text:style-name="T20"> </text:span><text:span text:style-name="T12">ﯕ</text:span><text:span text:style-name="T20"> </text:span><text:span text:style-name="T12">ﯖ</text:span><text:span text:style-name="T20"> </text:span><text:span text:style-name="T12">ﯗ</text:span><text:span text:style-name="T20"> </text:span><text:span text:style-name="T12">ﯘ</text:span><text:span text:style-name="T20"> </text:span><text:span text:style-name="T12">ﯙ</text:span><text:span text:style-name="T20"> </text:span><text:span text:style-name="T12">ﯚ</text:span><text:span text:style-name="T20"> </text:span><text:span text:style-name="T12">ﯛ</text:span><text:span text:style-name="T20"> </text:span><text:span text:style-name="T12">ﯜﯝ</text:span><text:span text:style-name="T20"> </text:span><text:span text:style-name="T12">ﯞ</text:span><text:span text:style-name="T20"> </text:span><text:span text:style-name="T12">ﯟ</text:span><text:span text:style-name="T20"> </text:span><text:span text:style-name="T12">ﯠ</text:span><text:span text:style-name="T20"> </text:span><text:span text:style-name="T12">ﯡ</text:span><text:span text:style-name="T20"> </text:span><text:span text:style-name="T12">ﯢ</text:span><text:span text:style-name="T20"> </text:span><text:span text:style-name="T12">ﯣ</text:span></text:p>
      <text:p text:style-name="P8"><text:span text:style-name="T12">ﯤ</text:span><text:span text:style-name="T20"> </text:span><text:span text:style-name="T12">ﯥ</text:span><text:span text:style-name="T20"> </text:span><text:span text:style-name="T12">ﯦ</text:span><text:span text:style-name="T20"> </text:span><text:span text:style-name="T12">ﯧ</text:span><text:span text:style-name="T20"> </text:span><text:span text:style-name="T12">ﯨ</text:span><text:span text:style-name="T20"> </text:span><text:span text:style-name="T12">ﯩ</text:span><text:span text:style-name="T20"> </text:span><text:span text:style-name="T12">ﯪﯫ</text:span><text:span text:style-name="T20"> </text:span><text:span text:style-name="T12">ﯬ</text:span><text:span text:style-name="T20"> </text:span><text:span text:style-name="T12">ﯭ</text:span><text:span text:style-name="T20"> </text:span><text:span text:style-name="T12">ﯮ</text:span><text:span text:style-name="T20"> </text:span><text:span text:style-name="T12">ﯯﯰ</text:span><text:span text:style-name="T20"> </text:span><text:span text:style-name="T12">ﯱ</text:span><text:span text:style-name="T20"> </text:span><text:span text:style-name="T12">ﯲ</text:span><text:span text:style-name="T20"> </text:span><text:span text:style-name="T12">ﯳ</text:span><text:span text:style-name="T20"> </text:span><text:span text:style-name="T12">ﯴ</text:span></text:p>
      <text:p text:style-name="P21"><text:span text:style-name="T13">ﭑ</text:span><text:span text:style-name="T20"> </text:span><text:span text:style-name="T13">ﭒ</text:span><text:span text:style-name="T20"> </text:span><text:span text:style-name="T13">ﭓ</text:span><text:span text:style-name="T20"> </text:span><text:span text:style-name="T13">ﭔ</text:span><text:span text:style-name="T20"> </text:span><text:span text:style-name="T13">ﭕ</text:span><text:span text:style-name="T20"> </text:span><text:span text:style-name="T13">ﭖ</text:span></text:p>
      <text:p text:style-name="P9"><text:span text:style-name="T13">ﭗ</text:span><text:span text:style-name="T20"> </text:span><text:span text:style-name="T13">ﭘ</text:span><text:span text:style-name="T20"> </text:span><text:span text:style-name="T13">ﭙﭚ</text:span><text:span text:style-name="T20"> </text:span><text:span text:style-name="T13">ﭛ</text:span><text:span text:style-name="T20"> </text:span><text:span text:style-name="T13">ﭜ</text:span><text:span text:style-name="T20"> </text:span><text:span text:style-name="T13">ﭝ</text:span><text:span text:style-name="T20"> </text:span><text:span text:style-name="T13">ﭞ</text:span><text:span text:style-name="T20"> </text:span><text:span text:style-name="T13">ﭟ</text:span><text:span text:style-name="T20"> </text:span><text:span text:style-name="T13">ﭠ</text:span></text:p>
      <text:p text:style-name="P9"><text:span text:style-name="T13">ﭡ</text:span><text:span text:style-name="T20"> </text:span><text:span text:style-name="T13">ﭢ</text:span><text:span text:style-name="T20"> </text:span><text:span text:style-name="T13">ﭣ</text:span><text:span text:style-name="T20"> </text:span><text:span text:style-name="T13">ﭤ</text:span><text:span text:style-name="T20"> </text:span><text:span text:style-name="T13">ﭥ</text:span><text:span text:style-name="T20"> </text:span><text:span text:style-name="T13">ﭦ</text:span><text:span text:style-name="T20"> </text:span><text:span text:style-name="T13">ﭧ</text:span><text:span text:style-name="T20"> </text:span><text:span text:style-name="T13">ﭨ</text:span><text:span text:style-name="T20"> </text:span><text:span text:style-name="T13">ﭩ</text:span><text:span text:style-name="T20"> </text:span><text:span text:style-name="T13">ﭪ</text:span><text:span text:style-name="T20"> </text:span><text:span text:style-name="T13">ﭫ</text:span><text:span text:style-name="T20"> </text:span><text:span text:style-name="T13">ﭬﭭ</text:span><text:span text:style-name="T20"> </text:span><text:span text:style-name="T13">ﭮ</text:span><text:span text:style-name="T20"> </text:span><text:span text:style-name="T13">ﭯ</text:span></text:p>
      <text:p text:style-name="P9"><text:span text:style-name="T13">ﭰ</text:span><text:span text:style-name="T20"> </text:span><text:span text:style-name="T13">ﭱ</text:span><text:span text:style-name="T20"> </text:span><text:span text:style-name="T13">ﭲ</text:span><text:span text:style-name="T20"> </text:span><text:span text:style-name="T13">ﭳ</text:span><text:span text:style-name="T20"> </text:span><text:span text:style-name="T13">ﭴ</text:span><text:span text:style-name="T20"> </text:span><text:span text:style-name="T13">ﭵ</text:span><text:span text:style-name="T20"> </text:span><text:span text:style-name="T13">ﭶ</text:span><text:span text:style-name="T20"> </text:span><text:span text:style-name="T13">ﭷ</text:span><text:span text:style-name="T20"> </text:span><text:span text:style-name="T13">ﭸ</text:span><text:span text:style-name="T20"> </text:span><text:span text:style-name="T13">ﭹ</text:span><text:span text:style-name="T20"> </text:span><text:span text:style-name="T13">ﭺ</text:span><text:span text:style-name="T20"> </text:span><text:span text:style-name="T13">ﭻ</text:span><text:span text:style-name="T20"> </text:span><text:span text:style-name="T13">ﭼ</text:span><text:span text:style-name="T20"> </text:span><text:span text:style-name="T13">ﭽ</text:span><text:span text:style-name="T20"> </text:span><text:span text:style-name="T13">ﭾ</text:span><text:span text:style-name="T20"> </text:span><text:span text:style-name="T13">ﭿ</text:span><text:span text:style-name="T20"> </text:span><text:span text:style-name="T13">ﮀ</text:span><text:span text:style-name="T20"> </text:span><text:span text:style-name="T13">ﮁ</text:span><text:span text:style-name="T20"> </text:span><text:span text:style-name="T13">ﮂ</text:span><text:span text:style-name="T20"> </text:span><text:span text:style-name="T13">ﮃ</text:span><text:span text:style-name="T20"> </text:span><text:span text:style-name="T13">ﮄ</text:span><text:span text:style-name="T20"> </text:span><text:span text:style-name="T13">ﮅ</text:span><text:span text:style-name="T20"> </text:span><text:span text:style-name="T13">ﮆ</text:span><text:span text:style-name="T20"> </text:span><text:span text:style-name="T13">ﮇ</text:span></text:p>
      <text:p text:style-name="P9"><text:span text:style-name="T13">ﮈ</text:span><text:span text:style-name="T20"> </text:span><text:span text:style-name="T13">ﮉ</text:span><text:span text:style-name="T20"> </text:span><text:span text:style-name="T13">ﮊ</text:span><text:span text:style-name="T20"> </text:span><text:span text:style-name="T13">ﮋ</text:span><text:span text:style-name="T20"> </text:span><text:span text:style-name="T13">ﮌ</text:span><text:span text:style-name="T20"> </text:span><text:span text:style-name="T13">ﮍ</text:span><text:span text:style-name="T20"> </text:span><text:span text:style-name="T13">ﮎ</text:span><text:span text:style-name="T20"> </text:span><text:span text:style-name="T13">ﮏ</text:span><text:span text:style-name="T20"> </text:span><text:span text:style-name="T13">ﮐ</text:span><text:span text:style-name="T20"> </text:span><text:span text:style-name="T13">ﮑ</text:span><text:span text:style-name="T20"> </text:span><text:span text:style-name="T13">ﮒ</text:span><text:span text:style-name="T20"> </text:span><text:span text:style-name="T13">ﮓﮔ</text:span><text:span text:style-name="T20"> </text:span><text:span text:style-name="T13">ﮕ</text:span><text:span text:style-name="T20"> </text:span><text:span text:style-name="T13">ﮖ</text:span><text:span text:style-name="T20"> </text:span><text:span text:style-name="T13">ﮗ</text:span><text:span text:style-name="T20"> </text:span><text:span text:style-name="T13">ﮘ</text:span><text:span text:style-name="T20"> </text:span><text:span text:style-name="T13">ﮙ</text:span><text:span text:style-name="T20"> </text:span><text:span text:style-name="T13">ﮚ</text:span><text:span text:style-name="T20"> </text:span><text:span text:style-name="T13">ﮛ</text:span><text:span text:style-name="T20"> </text:span><text:span text:style-name="T13">ﮜ</text:span><text:span text:style-name="T20"> </text:span><text:span text:style-name="T13">ﮝ</text:span><text:span text:style-name="T20"> </text:span><text:span text:style-name="T13">ﮞ</text:span><text:span text:style-name="T20"> </text:span><text:span text:style-name="T13">ﮟ</text:span><text:span text:style-name="T20"> </text:span><text:span text:style-name="T13">ﮠ</text:span><text:span text:style-name="T20"> </text:span><text:span text:style-name="T13">ﮡ</text:span><text:span text:style-name="T20"> </text:span><text:span text:style-name="T13">ﮢ</text:span><text:span text:style-name="T20"> </text:span><text:span text:style-name="T13">ﮣ</text:span><text:span text:style-name="T20"> </text:span><text:span text:style-name="T13">ﮤ</text:span><text:span text:style-name="T20"> </text:span><text:span text:style-name="T13">ﮥ</text:span><text:span text:style-name="T20"> </text:span><text:span text:style-name="T13">ﮦ</text:span><text:span text:style-name="T20"> </text:span><text:span text:style-name="T13">ﮧ</text:span><text:span text:style-name="T20"> </text:span><text:span text:style-name="T13">ﮨ</text:span><text:span text:style-name="T20"> </text:span><text:span text:style-name="T13">ﮩ</text:span><text:span text:style-name="T20"> </text:span><text:span text:style-name="T13">ﮪ</text:span><text:span text:style-name="T20"> </text:span><text:span text:style-name="T13">ﮫ</text:span><text:span text:style-name="T20"> </text:span><text:span text:style-name="T13">ﮬ</text:span><text:span text:style-name="T20"> </text:span><text:span text:style-name="T13">ﮭ</text:span><text:span text:style-name="T20"> </text:span><text:span text:style-name="T13">ﮮ</text:span><text:span text:style-name="T20"> </text:span><text:span text:style-name="T13">ﮯ</text:span><text:span text:style-name="T20"> </text:span><text:span text:style-name="T13">ﮰ</text:span><text:span text:style-name="T20"> </text:span><text:span text:style-name="T13">ﮱ</text:span><text:span text:style-name="T20"> </text:span><text:span text:style-name="T13">ﯓ</text:span><text:span text:style-name="T20"> </text:span><text:span text:style-name="T13">ﯔ</text:span><text:span text:style-name="T20"> </text:span><text:span text:style-name="T13">ﯕ</text:span><text:span text:style-name="T20"> </text:span><text:span text:style-name="T13">ﯖ</text:span><text:span text:style-name="T20"> </text:span><text:span text:style-name="T13">ﯗ</text:span><text:span text:style-name="T20"> </text:span><text:span text:style-name="T13">ﯘ</text:span><text:span text:style-name="T20"> </text:span><text:span text:style-name="T13">ﯙ</text:span><text:span text:style-name="T20"> </text:span><text:span text:style-name="T13">ﯚ</text:span><text:span text:style-name="T20"> </text:span><text:span text:style-name="T13">ﯛ</text:span><text:span text:style-name="T20"> </text:span><text:span text:style-name="T13">ﯜ</text:span></text:p>
      <text:p text:style-name="P9"><text:span text:style-name="T13">ﯝ</text:span><text:span text:style-name="T20"> </text:span><text:span text:style-name="T13">ﯞ</text:span><text:span text:style-name="T20"> </text:span><text:span text:style-name="T13">ﯟ</text:span><text:span text:style-name="T20"> </text:span><text:span text:style-name="T13">ﯠ</text:span><text:span text:style-name="T20"> </text:span><text:span text:style-name="T13">ﯡ</text:span><text:span text:style-name="T20"> </text:span><text:span text:style-name="T13">ﯢ</text:span><text:span text:style-name="T20"> </text:span><text:span text:style-name="T13">ﯣ</text:span><text:span text:style-name="T20"> </text:span><text:span text:style-name="T13">ﯤ</text:span><text:span text:style-name="T20"> </text:span><text:span text:style-name="T13">ﯥ</text:span><text:span text:style-name="T20"> </text:span><text:span text:style-name="T13">ﯦ</text:span><text:span text:style-name="T20"> </text:span><text:span text:style-name="T13">ﯧﯨ</text:span><text:span text:style-name="T20"> </text:span><text:span text:style-name="T13">ﯩ</text:span><text:span text:style-name="T20"> </text:span><text:span text:style-name="T13">ﯪ</text:span><text:span text:style-name="T20"> </text:span><text:span text:style-name="T13">ﯫ</text:span><text:span text:style-name="T20"> </text:span><text:span text:style-name="T13">ﯬ</text:span></text:p>
      <text:p text:style-name="P22"><text:span text:style-name="T14">ﭑ</text:span><text:span text:style-name="T20"> </text:span><text:span text:style-name="T14">ﭒ</text:span><text:span text:style-name="T20"> </text:span><text:span text:style-name="T14">ﭓ</text:span><text:span text:style-name="T20"> </text:span><text:span text:style-name="T14">ﭔ</text:span><text:span text:style-name="T20"> </text:span><text:span text:style-name="T14">ﭕ</text:span><text:span text:style-name="T20"> </text:span><text:span text:style-name="T14">ﭖ</text:span><text:span text:style-name="T20"> </text:span><text:span text:style-name="T14">ﭗ</text:span><text:span text:style-name="T20"> </text:span><text:span text:style-name="T14">ﭘ</text:span><text:span text:style-name="T20"> </text:span><text:span text:style-name="T14">ﭙ</text:span><text:span text:style-name="T20"> </text:span><text:span text:style-name="T14">ﭚ</text:span><text:span text:style-name="T20"> </text:span><text:span text:style-name="T14">ﭛ</text:span><text:span text:style-name="T20"> </text:span><text:span text:style-name="T14">ﭜ</text:span><text:span text:style-name="T20"> </text:span><text:span text:style-name="T14">ﭝ</text:span><text:span text:style-name="T20"> </text:span><text:span text:style-name="T14">ﭞ</text:span><text:span text:style-name="T20"> </text:span><text:span text:style-name="T14">ﭟ</text:span><text:span text:style-name="T20"> </text:span><text:span text:style-name="T14">ﭠ</text:span><text:span text:style-name="T20"> </text:span><text:span text:style-name="T14">ﭡ</text:span><text:span text:style-name="T20"> </text:span><text:span text:style-name="T14">ﭢ</text:span><text:span text:style-name="T20"> </text:span><text:span text:style-name="T14">ﭣ</text:span><text:span text:style-name="T20"> </text:span><text:span text:style-name="T14">ﭤ</text:span><text:span text:style-name="T20"> </text:span><text:span text:style-name="T14">ﭥ</text:span><text:span text:style-name="T20"> </text:span><text:span text:style-name="T14">ﭦ</text:span><text:span text:style-name="T20"> </text:span><text:span text:style-name="T14">ﭧ</text:span><text:span text:style-name="T20"> </text:span><text:span text:style-name="T14">ﭨﭩ</text:span><text:span text:style-name="T20"> </text:span><text:span text:style-name="T14">ﭪ</text:span><text:span text:style-name="T20"> </text:span><text:span text:style-name="T14">ﭫ</text:span><text:span text:style-name="T20"> </text:span><text:span text:style-name="T14">ﭬ</text:span><text:span text:style-name="T20"> </text:span><text:span text:style-name="T14">ﭭﭮ</text:span><text:span text:style-name="T20"> </text:span><text:span text:style-name="T14">ﭯ</text:span><text:span text:style-name="T20"> </text:span><text:span text:style-name="T14">ﭰ</text:span><text:span text:style-name="T20"> </text:span><text:span text:style-name="T14">ﭱ</text:span><text:span text:style-name="T20"> </text:span><text:span text:style-name="T14">ﭲ</text:span><text:span text:style-name="T20"> </text:span><text:span text:style-name="T14">ﭳ</text:span><text:span text:style-name="T20"> </text:span><text:span text:style-name="T14">ﭴ</text:span><text:span text:style-name="T20"> </text:span><text:span text:style-name="T14">ﭵ</text:span><text:span text:style-name="T20"> </text:span><text:span text:style-name="T14">ﭶ</text:span><text:span text:style-name="T20"> </text:span><text:span text:style-name="T14">ﭷﭸ</text:span><text:span text:style-name="T20"> </text:span><text:span text:style-name="T14">ﭹ</text:span><text:span text:style-name="T20"> </text:span><text:span text:style-name="T14">ﭺ</text:span><text:span text:style-name="T20"> </text:span><text:span text:style-name="T14">ﭻ</text:span><text:span text:style-name="T20"> </text:span><text:span text:style-name="T14">ﭼ</text:span><text:span text:style-name="T20"> </text:span><text:span text:style-name="T14">ﭽ</text:span><text:span text:style-name="T20"> </text:span><text:span text:style-name="T14">ﭾ</text:span><text:span text:style-name="T20"> </text:span><text:span text:style-name="T14">ﭿ</text:span><text:span text:style-name="T20"> </text:span><text:span text:style-name="T14">ﮀ</text:span><text:span text:style-name="T20"> </text:span><text:span text:style-name="T14">ﮁ</text:span><text:span text:style-name="T20"> </text:span><text:span text:style-name="T14">ﮂ</text:span><text:span text:style-name="T20"> </text:span><text:span text:style-name="T14">ﮃ</text:span><text:span text:style-name="T20"> </text:span><text:span text:style-name="T14">ﮄ</text:span><text:span text:style-name="T20"> </text:span><text:span text:style-name="T14">ﮅ</text:span><text:span text:style-name="T20"> </text:span><text:span text:style-name="T14">ﮆ</text:span><text:span text:style-name="T20"> </text:span><text:span text:style-name="T14">ﮇ</text:span><text:span text:style-name="T20"> </text:span><text:span text:style-name="T14">ﮈ</text:span><text:span text:style-name="T20"> </text:span><text:span text:style-name="T14">ﮉ</text:span><text:span text:style-name="T20"> </text:span><text:span text:style-name="T14">ﮊ</text:span><text:span text:style-name="T20"> </text:span><text:span text:style-name="T14">ﮋ</text:span><text:span text:style-name="T20"> </text:span><text:span text:style-name="T14">ﮌ</text:span><text:span text:style-name="T20"> </text:span><text:span text:style-name="T14">ﮍ</text:span><text:span text:style-name="T20"> </text:span><text:span text:style-name="T14">ﮎ</text:span><text:span text:style-name="T20"> </text:span><text:span text:style-name="T14">ﮏﮐ</text:span><text:span text:style-name="T20"> </text:span><text:span text:style-name="T14">ﮑ</text:span><text:span text:style-name="T20"> </text:span><text:span text:style-name="T14">ﮒ</text:span><text:span text:style-name="T20"> </text:span><text:span text:style-name="T14">ﮓ</text:span><text:span text:style-name="T20"> </text:span><text:span text:style-name="T14">ﮔ</text:span><text:span text:style-name="T20"> </text:span><text:span text:style-name="T14">ﮕ</text:span><text:span text:style-name="T20"> </text:span><text:span text:style-name="T14">ﮖ</text:span><text:span text:style-name="T20"> </text:span><text:span text:style-name="T14">ﮗ</text:span><text:span text:style-name="T20"> </text:span><text:span text:style-name="T14">ﮘ</text:span><text:span text:style-name="T20"> </text:span><text:span text:style-name="T14">ﮙ</text:span><text:span text:style-name="T20"> </text:span><text:span text:style-name="T14">ﮚ</text:span><text:span text:style-name="T20"> </text:span><text:span text:style-name="T14">ﮛ</text:span><text:span text:style-name="T20"> </text:span><text:span text:style-name="T14">ﮜﮝ</text:span><text:span text:style-name="T20"> </text:span><text:span text:style-name="T14">ﮞ</text:span><text:span text:style-name="T20"> </text:span><text:span text:style-name="T14">ﮟ</text:span><text:span text:style-name="T20"> </text:span><text:span text:style-name="T14">ﮠ</text:span><text:span text:style-name="T20"> </text:span><text:span text:style-name="T14">ﮡ</text:span><text:span text:style-name="T20"> </text:span><text:span text:style-name="T14">ﮢ</text:span><text:span text:style-name="T20"> </text:span><text:span text:style-name="T14">ﮣ</text:span><text:span text:style-name="T20"> </text:span><text:span text:style-name="T14">ﮤ</text:span><text:span text:style-name="T20"> </text:span><text:span text:style-name="T14">ﮥ</text:span><text:span text:style-name="T20"> </text:span><text:span text:style-name="T14">ﮦ</text:span><text:span text:style-name="T20"> </text:span><text:span text:style-name="T14">ﮧ</text:span><text:span text:style-name="T20"> </text:span><text:span text:style-name="T14">ﮨﮩ</text:span><text:span text:style-name="T20"> </text:span><text:span text:style-name="T14">ﮪ</text:span><text:span text:style-name="T20"> </text:span><text:span text:style-name="T14">ﮫ</text:span><text:span text:style-name="T20"> </text:span><text:span text:style-name="T14">ﮬ</text:span><text:span text:style-name="T20"> </text:span><text:span text:style-name="T14">ﮭ</text:span><text:span text:style-name="T20"> </text:span><text:span text:style-name="T14">ﮮ</text:span><text:span text:style-name="T20"> </text:span><text:span text:style-name="T14">ﮯ</text:span><text:span text:style-name="T20"> </text:span><text:span text:style-name="T14">ﮰ</text:span><text:span text:style-name="T20"> </text:span><text:span text:style-name="T14">ﮱ</text:span><text:span text:style-name="T20"> </text:span><text:span text:style-name="T14">ﯓ</text:span><text:span text:style-name="T20"> </text:span><text:span text:style-name="T14">ﯔ</text:span><text:span text:style-name="T20"> </text:span><text:span text:style-name="T14">ﯕ</text:span><text:span text:style-name="T20"> </text:span><text:span text:style-name="T14">ﯖ</text:span><text:span text:style-name="T20"> </text:span><text:span text:style-name="T14">ﯗﯘ</text:span><text:span text:style-name="T20"> </text:span><text:span text:style-name="T14">ﯙ</text:span><text:span text:style-name="T20"> </text:span><text:span text:style-name="T14">ﯚ</text:span><text:span text:style-name="T20"> </text:span><text:span text:style-name="T14">ﯛ</text:span><text:span text:style-name="T20"> </text:span><text:span text:style-name="T14">ﯜ</text:span><text:span text:style-name="T20"> </text:span><text:span text:style-name="T14">ﯝ</text:span><text:span text:style-name="T20"> </text:span><text:span text:style-name="T14">ﯞ</text:span><text:span text:style-name="T20"> </text:span><text:span text:style-name="T14">ﯟ</text:span><text:span text:style-name="T20"> </text:span><text:span text:style-name="T14">ﯠ</text:span><text:span text:style-name="T20"> </text:span><text:span text:style-name="T14">ﯡ</text:span><text:span text:style-name="T20"> </text:span><text:span text:style-name="T14">ﯢ</text:span><text:span text:style-name="T20"> </text:span><text:span text:style-name="T14">ﯣ</text:span><text:span text:style-name="T20"> </text:span><text:span text:style-name="T14">ﯤ</text:span><text:span text:style-name="T20"> </text:span><text:span text:style-name="T14">ﯥ</text:span><text:span text:style-name="T20"> </text:span><text:span text:style-name="T14">ﯦ</text:span><text:span text:style-name="T20"> </text:span><text:span text:style-name="T14">ﯧ</text:span><text:span text:style-name="T20"> </text:span><text:span text:style-name="T14">ﯨ</text:span><text:span text:style-name="T20"> </text:span><text:span text:style-name="T14">ﯩ</text:span><text:span text:style-name="T20"> </text:span><text:span text:style-name="T14">ﯪ</text:span><text:span text:style-name="T20"> </text:span><text:span text:style-name="T14">ﯫ</text:span><text:span text:style-name="T20"> </text:span><text:span text:style-name="T14">ﯬ</text:span><text:span text:style-name="T20"> </text:span><text:span text:style-name="T14">ﯭ</text:span><text:span text:style-name="T20"> </text:span><text:span text:style-name="T14">ﯮ</text:span><text:span text:style-name="T20"> </text:span><text:span text:style-name="T14">ﯯ</text:span><text:span text:style-name="T20"> </text:span><text:span text:style-name="T14">ﯰ</text:span><text:span text:style-name="T20"> </text:span><text:span text:style-name="T14">ﯱ</text:span><text:span text:style-name="T20"> </text:span><text:span text:style-name="T14">ﯲ</text:span><text:span text:style-name="T20"> </text:span><text:span text:style-name="T14">ﯳ</text:span><text:span text:style-name="T20"> </text:span><text:span text:style-name="T14">ﯴ</text:span></text:p>
      <text:p text:style-name="P23"><text:span text:style-name="T15">ﭑ</text:span><text:span text:style-name="T20"> </text:span><text:span text:style-name="T15">ﭒ</text:span><text:span text:style-name="T20"> </text:span><text:span text:style-name="T15">ﭓ</text:span><text:span text:style-name="T20"> </text:span><text:span text:style-name="T15">ﭔ</text:span><text:span text:style-name="T20"> </text:span><text:span text:style-name="T15">ﭕﭖ</text:span><text:span text:style-name="T20"> </text:span><text:span text:style-name="T15">ﭗ</text:span><text:span text:style-name="T20"> </text:span><text:span text:style-name="T15">ﭘ</text:span><text:span text:style-name="T20"> </text:span><text:span text:style-name="T15">ﭙ</text:span><text:span text:style-name="T20"> </text:span><text:span text:style-name="T15">ﭚ</text:span><text:span text:style-name="T20"> </text:span><text:span text:style-name="T15">ﭛ</text:span><text:span text:style-name="T20"> </text:span><text:span text:style-name="T15">ﭜ</text:span><text:span text:style-name="T20"> </text:span><text:span text:style-name="T15">ﭝ</text:span><text:span text:style-name="T20"> </text:span><text:span text:style-name="T15">ﭞ</text:span><text:span text:style-name="T20"> </text:span><text:span text:style-name="T15">ﭟ</text:span><text:span text:style-name="T20"> </text:span><text:span text:style-name="T15">ﭠ</text:span><text:span text:style-name="T20"> </text:span><text:span text:style-name="T15">ﭡ</text:span><text:span text:style-name="T20"> </text:span><text:span text:style-name="T15">ﭢ</text:span><text:span text:style-name="T20"> </text:span><text:span text:style-name="T15">ﭣ</text:span><text:span text:style-name="T20"> </text:span><text:span text:style-name="T15">ﭤ</text:span><text:span text:style-name="T20"> </text:span><text:span text:style-name="T15">ﭥ</text:span><text:span text:style-name="T20"> </text:span><text:span text:style-name="T15">ﭦ</text:span><text:span text:style-name="T20"> </text:span><text:span text:style-name="T15">ﭧ</text:span><text:span text:style-name="T20"> </text:span><text:span text:style-name="T15">ﭨ</text:span><text:span text:style-name="T20"> </text:span><text:span text:style-name="T15">ﭩ</text:span><text:span text:style-name="T20"> </text:span><text:span text:style-name="T15">ﭪ</text:span><text:span text:style-name="T20"> </text:span><text:span text:style-name="T15">ﭫ</text:span><text:span text:style-name="T20"> </text:span><text:span text:style-name="T15">ﭬ</text:span><text:span text:style-name="T20"> </text:span><text:span text:style-name="T15">ﭭ</text:span><text:span text:style-name="T20"> </text:span><text:span text:style-name="T15">ﭮ</text:span><text:span text:style-name="T20"> </text:span><text:span text:style-name="T15">ﭯ</text:span><text:span text:style-name="T20"> </text:span><text:span text:style-name="T15">ﭰ</text:span><text:span text:style-name="T20"> </text:span><text:span text:style-name="T15">ﭱ</text:span><text:span text:style-name="T20"> </text:span><text:span text:style-name="T15">ﭲ</text:span><text:span text:style-name="T20"> </text:span><text:span text:style-name="T15">ﭳ</text:span><text:span text:style-name="T20"> </text:span><text:span text:style-name="T15">ﭴ</text:span><text:span text:style-name="T20"> </text:span><text:span text:style-name="T15">ﭵ</text:span><text:span text:style-name="T20"> </text:span><text:span text:style-name="T15">ﭶ</text:span><text:span text:style-name="T20"> </text:span><text:span text:style-name="T15">ﭷ</text:span><text:span text:style-name="T20"> </text:span><text:span text:style-name="T15">ﭸ</text:span><text:span text:style-name="T20"> </text:span><text:span text:style-name="T15">ﭹ</text:span><text:span text:style-name="T20"> </text:span><text:span text:style-name="T15">ﭺ</text:span><text:span text:style-name="T20"> </text:span><text:span text:style-name="T15">ﭻ</text:span><text:span text:style-name="T20"> </text:span><text:span text:style-name="T15">ﭼ</text:span><text:span text:style-name="T20"> </text:span><text:span text:style-name="T15">ﭽ</text:span><text:span text:style-name="T20"> </text:span><text:span text:style-name="T15">ﭾ</text:span><text:span text:style-name="T20"> </text:span><text:span text:style-name="T15">ﭿ</text:span><text:span text:style-name="T20"> </text:span><text:span text:style-name="T15">ﮀ</text:span><text:span text:style-name="T20"> </text:span><text:span text:style-name="T15">ﮁ</text:span><text:span text:style-name="T20"> </text:span><text:span text:style-name="T15">ﮂ</text:span><text:span text:style-name="T20"> </text:span><text:span text:style-name="T15">ﮃ</text:span><text:span text:style-name="T20"> </text:span><text:span text:style-name="T15">ﮄ</text:span><text:span text:style-name="T20"> </text:span><text:span text:style-name="T15">ﮅ</text:span><text:span text:style-name="T20"> </text:span><text:span text:style-name="T15">ﮆ</text:span><text:span text:style-name="T20"> </text:span><text:span text:style-name="T15">ﮇ</text:span><text:span text:style-name="T20"> </text:span><text:span text:style-name="T15">ﮈ</text:span><text:span text:style-name="T20"> </text:span><text:span text:style-name="T15">ﮉ</text:span><text:span text:style-name="T20"> </text:span><text:span text:style-name="T15">ﮊ</text:span><text:span text:style-name="T20"> </text:span><text:span text:style-name="T15">ﮋ</text:span><text:span text:style-name="T20"> </text:span><text:span text:style-name="T15">ﮌ</text:span><text:span text:style-name="T20"> </text:span><text:span text:style-name="T15">ﮍ</text:span><text:span text:style-name="T20"> </text:span><text:span text:style-name="T15">ﮎ</text:span><text:span text:style-name="T20"> </text:span><text:span text:style-name="T15">ﮏ</text:span><text:span text:style-name="T20"> </text:span><text:span text:style-name="T15">ﮐ</text:span><text:span text:style-name="T20"> </text:span><text:span text:style-name="T15">ﮑ</text:span><text:span text:style-name="T20"> </text:span><text:span text:style-name="T15">ﮒ</text:span><text:span text:style-name="T20"> </text:span><text:span text:style-name="T15">ﮓ</text:span><text:span text:style-name="T20"> </text:span><text:span text:style-name="T15">ﮔ</text:span><text:span text:style-name="T20"> </text:span><text:span text:style-name="T15">ﮕ</text:span><text:span text:style-name="T20"> </text:span><text:span text:style-name="T15">ﮖ</text:span><text:span text:style-name="T20"> </text:span><text:span text:style-name="T15">ﮗ</text:span><text:span text:style-name="T20"> </text:span><text:span text:style-name="T15">ﮘ</text:span><text:span text:style-name="T20"> </text:span><text:span text:style-name="T15">ﮙ</text:span><text:span text:style-name="T20"> </text:span><text:span text:style-name="T15">ﮚ</text:span><text:span text:style-name="T20"> </text:span><text:span text:style-name="T15">ﮛ</text:span><text:span text:style-name="T20"> </text:span><text:span text:style-name="T15">ﮜ</text:span><text:span text:style-name="T20"> </text:span><text:span text:style-name="T15">ﮝ</text:span><text:span text:style-name="T20"> </text:span><text:span text:style-name="T15">ﮞ</text:span><text:span text:style-name="T20"> </text:span><text:span text:style-name="T15">ﮟ</text:span><text:span text:style-name="T20"> </text:span><text:span text:style-name="T15">ﮠ</text:span><text:span text:style-name="T20"> </text:span><text:span text:style-name="T15">ﮡ</text:span><text:span text:style-name="T20"> </text:span><text:span text:style-name="T15">ﮢ</text:span><text:span text:style-name="T20"> </text:span><text:span text:style-name="T15">ﮣ</text:span><text:span text:style-name="T20"> </text:span><text:span text:style-name="T15">ﮤ</text:span><text:span text:style-name="T20"> </text:span><text:span text:style-name="T15">ﮥ</text:span><text:span text:style-name="T20"> </text:span><text:span text:style-name="T15">ﮦ</text:span><text:span text:style-name="T20"> </text:span><text:span text:style-name="T15">ﮧ</text:span><text:span text:style-name="T20"> </text:span><text:span text:style-name="T15">ﮨ</text:span><text:span text:style-name="T20"> </text:span><text:span text:style-name="T15">ﮩ</text:span><text:span text:style-name="T20"> </text:span><text:span text:style-name="T15">ﮪ</text:span><text:span text:style-name="T20"> </text:span><text:span text:style-name="T15">ﮫ</text:span><text:span text:style-name="T20"> </text:span><text:span text:style-name="T15">ﮬ</text:span><text:span text:style-name="T20"> </text:span><text:span text:style-name="T15">ﮭ</text:span><text:span text:style-name="T20"> </text:span><text:span text:style-name="T15">ﮮ</text:span><text:span text:style-name="T20"> </text:span><text:span text:style-name="T15">ﮯ</text:span><text:span text:style-name="T20"> </text:span><text:span text:style-name="T15">ﮰﮱ</text:span><text:span text:style-name="T20"> </text:span><text:span text:style-name="T15">ﯓ</text:span></text:p>
      <text:p text:style-name="P10"><text:span text:style-name="T15">ﯔ</text:span><text:span text:style-name="T20"> </text:span><text:span text:style-name="T15">ﯕﯖ</text:span><text:span text:style-name="T20"> </text:span><text:span text:style-name="T15">ﯗ</text:span><text:span text:style-name="T20"> </text:span><text:span text:style-name="T15">ﯘ</text:span><text:span text:style-name="T20"> </text:span><text:span text:style-name="T15">ﯙ</text:span><text:span text:style-name="T20"> </text:span><text:span text:style-name="T15">ﯚ</text:span><text:span text:style-name="T20"> </text:span><text:span text:style-name="T15">ﯛ</text:span><text:span text:style-name="T20"> </text:span><text:span text:style-name="T15">ﯜ</text:span><text:span text:style-name="T20"> </text:span><text:span text:style-name="T15">ﯝ</text:span><text:span text:style-name="T20"> </text:span><text:span text:style-name="T15">ﯞ</text:span><text:span text:style-name="T20"> </text:span><text:span text:style-name="T15">ﯟ</text:span><text:span text:style-name="T20"> </text:span><text:span text:style-name="T15">ﯠ</text:span><text:span text:style-name="T20"> </text:span><text:span text:style-name="T15">ﯡﯢ</text:span><text:span text:style-name="T20"> </text:span><text:span text:style-name="T15">ﯣ</text:span><text:span text:style-name="T20"> </text:span><text:span text:style-name="T15">ﯤ</text:span><text:span text:style-name="T20"> </text:span><text:span text:style-name="T15">ﯥ</text:span><text:span text:style-name="T20"> </text:span><text:span text:style-name="T15">ﯦ</text:span><text:span text:style-name="T20"> </text:span><text:span text:style-name="T15">ﯧ</text:span><text:span text:style-name="T20"> </text:span><text:span text:style-name="T15">ﯨ</text:span><text:span text:style-name="T20"> </text:span><text:span text:style-name="T15">ﯩ</text:span><text:span text:style-name="T20"> </text:span><text:span text:style-name="T15">ﯪ</text:span><text:span text:style-name="T20"> </text:span><text:span text:style-name="T15">ﯫ</text:span><text:span text:style-name="T20"> </text:span><text:span text:style-name="T15">ﯬ</text:span><text:span text:style-name="T20"> </text:span><text:span text:style-name="T15">ﯭ</text:span><text:span text:style-name="T20"> </text:span><text:span text:style-name="T15">ﯮﯯ</text:span><text:span text:style-name="T20"> </text:span><text:span text:style-name="T15">ﯰ</text:span><text:span text:style-name="T20"> </text:span><text:span text:style-name="T15">ﯱ</text:span><text:span text:style-name="T20"> </text:span><text:span text:style-name="T15">ﯲ</text:span><text:span text:style-name="T20"> </text:span><text:span text:style-name="T15">ﯳ</text:span><text:span text:style-name="T20"> </text:span><text:span text:style-name="T15">ﯴ</text:span><text:span text:style-name="T20"> </text:span><text:span text:style-name="T15">ﯵ</text:span><text:span text:style-name="T20"> </text:span><text:span text:style-name="T15">ﯶ</text:span><text:span text:style-name="T20"> </text:span><text:span text:style-name="T15">ﯷ</text:span></text:p>
      <text:p text:style-name="P28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/text:p>
      <text:p text:style-name="P14">ﭘ<text:span text:style-name="T20"> </text:span>ﭙ<text:span text:style-name="T20"> </text:span>ﭚ<text:span text:style-name="T20"> </text:span>ﭛ<text:span text:style-name="T20"> </text:span>ﭜ<text:span text:style-name="T20"> </text:span>ﭝ<text:span text:style-name="T20"> </text:span>ﭞ<text:span text:style-name="T20"> </text:span>ﭟ<text:span text:style-name="T20"> </text:span>ﭠ<text:span text:style-name="T20"> </text:span>ﭡ<text:span text:style-name="T20"> </text:span>ﭢ<text:span text:style-name="T20"> </text:span>ﭣ<text:span text:style-name="T20"> </text:span>ﭤ<text:span text:style-name="T20"> </text:span>ﭥ<text:span text:style-name="T20"> </text:span>ﭦ<text:span text:style-name="T20"> </text:span>ﭧ<text:span text:style-name="T20"> </text:span>ﭨ<text:span text:style-name="T20"> </text:span>ﭩ<text:span text:style-name="T20"> </text:span>ﭪﭫ<text:span text:style-name="T20"> </text:span>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<text:span text:style-name="T20"> </text:span>ﭳ<text:span text:style-name="T20"> </text:span>ﭴ<text:span text:style-name="T20"> </text:span>ﭵ<text:span text:style-name="T20"> </text:span>ﭶ<text:span text:style-name="T20"> </text:span>ﭷ<text:span text:style-name="T20"> </text:span>ﭸ<text:span text:style-name="T20"> </text:span>ﭹﭺ<text:span text:style-name="T20"> </text:span>ﭻ<text:span text:style-name="T20"> </text:span>ﭼ<text:span text:style-name="T20"> </text:span>ﭽ<text:span text:style-name="T20"> </text:span>ﭾ<text:span text:style-name="T20"> </text:span>ﭿ<text:span text:style-name="T20"> </text:span>ﮀ<text:span text:style-name="T20"> </text:span>ﮁ<text:span text:style-name="T20"> </text:span>ﮂ<text:span text:style-name="T20"> </text:span>ﮃ<text:span text:style-name="T20"> </text:span>ﮄ<text:span text:style-name="T20"> </text:span>ﮅ<text:span text:style-name="T20"> </text:span>ﮆ<text:span text:style-name="T20"> </text:span>ﮇ<text:span text:style-name="T20"> </text:span>ﮈ<text:span text:style-name="T20"> </text:span>ﮉ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<text:span text:style-name="T20"> </text:span>ﮗ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<text:span text:style-name="T20"> </text:span>ﮢ<text:span text:style-name="T20"> </text:span>ﮣ<text:span text:style-name="T20"> </text:span>ﮤ<text:span text:style-name="T20"> </text:span>ﮥ<text:span text:style-name="T20"> </text:span>ﮦ<text:span text:style-name="T20"> </text:span>ﮧ<text:span text:style-name="T20"> </text:span>ﮨ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<text:span text:style-name="T20"> </text:span>ﮰﮱ<text:span text:style-name="T20"> </text:span>ﯓ<text:span text:style-name="T20"> </text:span>ﯔ<text:span text:style-name="T20"> </text:span>ﯕﯖ<text:span text:style-name="T20"> </text:span>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<text:span text:style-name="T20"> </text:span>ﯠ<text:span text:style-name="T20"> </text:span>ﯡ<text:span text:style-name="T20"> </text:span>ﯢ<text:span text:style-name="T20"> </text:span>ﯣ<text:span text:style-name="T20"> </text:span>ﯤﯥ<text:span text:style-name="T20"> </text:span>ﯦ<text:span text:style-name="T20"> </text:span>ﯧﯨ<text:span text:style-name="T20"> </text:span>ﯩ<text:span text:style-name="T20"> </text:span>ﯪﯫ<text:span text:style-name="T20"> </text:span>ﯬ<text:span text:style-name="T20"> </text:span>ﯭ<text:span text:style-name="T20"> </text:span>ﯮ<text:span text:style-name="T20"> </text:span>ﯯ</text:p>
      <text:p text:style-name="P24"><text:span text:style-name="T16">ﭑ</text:span><text:span text:style-name="T20"> </text:span><text:span text:style-name="T16">ﭒ</text:span><text:span text:style-name="T20"> </text:span><text:span text:style-name="T16">ﭓ</text:span><text:span text:style-name="T20"> </text:span><text:span text:style-name="T16">ﭔ</text:span><text:span text:style-name="T20"> </text:span><text:span text:style-name="T16">ﭕ</text:span><text:span text:style-name="T20"> </text:span><text:span text:style-name="T16">ﭖ</text:span><text:span text:style-name="T20"> </text:span><text:span text:style-name="T16">ﭗ</text:span><text:span text:style-name="T20"> </text:span><text:span text:style-name="T16">ﭘ</text:span><text:span text:style-name="T20"> </text:span><text:span text:style-name="T16">ﭙ</text:span><text:span text:style-name="T20"> </text:span><text:span text:style-name="T16">ﭚ</text:span><text:span text:style-name="T20"> </text:span><text:span text:style-name="T16">ﭛ</text:span><text:span text:style-name="T20"> </text:span><text:span text:style-name="T16">ﭜ</text:span><text:span text:style-name="T20"> </text:span><text:span text:style-name="T16">ﭝ</text:span><text:span text:style-name="T20"> </text:span><text:span text:style-name="T16">ﭞ</text:span><text:span text:style-name="T20"> </text:span><text:span text:style-name="T16">ﭟ</text:span><text:span text:style-name="T20"> </text:span><text:span text:style-name="T16">ﭠ</text:span><text:span text:style-name="T20"> </text:span><text:span text:style-name="T16">ﭡ</text:span><text:span text:style-name="T20"> </text:span><text:span text:style-name="T16">ﭢ</text:span><text:span text:style-name="T20"> </text:span><text:span text:style-name="T16">ﭣ</text:span><text:span text:style-name="T20"> </text:span><text:span text:style-name="T16">ﭤ</text:span><text:span text:style-name="T20"> </text:span><text:span text:style-name="T16">ﭥ</text:span><text:span text:style-name="T20"> </text:span><text:span text:style-name="T16">ﭦ</text:span><text:span text:style-name="T20"> </text:span><text:span text:style-name="T16">ﭧﭨ</text:span><text:span text:style-name="T20"> </text:span><text:span text:style-name="T16">ﭩ</text:span><text:span text:style-name="T20"> </text:span><text:span text:style-name="T16">ﭪ</text:span><text:span text:style-name="T20"> </text:span><text:span text:style-name="T16">ﭫ</text:span><text:span text:style-name="T20"> </text:span><text:span text:style-name="T16">ﭬ</text:span><text:span text:style-name="T20"> </text:span><text:span text:style-name="T16">ﭭ</text:span><text:span text:style-name="T20"> </text:span><text:span text:style-name="T16">ﭮﭯ</text:span><text:span text:style-name="T20"> </text:span><text:span text:style-name="T16">ﭰ</text:span><text:span text:style-name="T20"> </text:span><text:span text:style-name="T16">ﭱ</text:span><text:span text:style-name="T20"> </text:span><text:span text:style-name="T16">ﭲ</text:span><text:span text:style-name="T20"> </text:span><text:span text:style-name="T16">ﭳ</text:span><text:span text:style-name="T20"> </text:span><text:span text:style-name="T16">ﭴ</text:span><text:span text:style-name="T20"> </text:span><text:span text:style-name="T16">ﭵ</text:span><text:span text:style-name="T20"> </text:span><text:span text:style-name="T16">ﭶ</text:span><text:span text:style-name="T20"> </text:span><text:span text:style-name="T16">ﭷ</text:span><text:span text:style-name="T20"> </text:span><text:span text:style-name="T16">ﭸ</text:span><text:span text:style-name="T20"> </text:span><text:span text:style-name="T16">ﭹ</text:span><text:span text:style-name="T20"> </text:span><text:span text:style-name="T16">ﭺ</text:span><text:span text:style-name="T20"> </text:span><text:span text:style-name="T16">ﭻ</text:span><text:span text:style-name="T20"> </text:span><text:span text:style-name="T16">ﭼ</text:span><text:span text:style-name="T20"> </text:span><text:span text:style-name="T16">ﭽ</text:span><text:span text:style-name="T20"> </text:span><text:span text:style-name="T16">ﭾ</text:span><text:span text:style-name="T20"> </text:span><text:span text:style-name="T16">ﭿ</text:span><text:span text:style-name="T20"> </text:span><text:span text:style-name="T16">ﮀ</text:span><text:span text:style-name="T20"> </text:span><text:span text:style-name="T16">ﮁ</text:span><text:span text:style-name="T20"> </text:span><text:span text:style-name="T16">ﮂﮃ</text:span><text:span text:style-name="T20"> </text:span><text:span text:style-name="T16">ﮄ</text:span><text:span text:style-name="T20"> </text:span><text:span text:style-name="T16">ﮅ</text:span><text:span text:style-name="T20"> </text:span><text:span text:style-name="T16">ﮆﮇ</text:span><text:span text:style-name="T20"> </text:span><text:span text:style-name="T16">ﮈ</text:span><text:span text:style-name="T20"> </text:span><text:span text:style-name="T16">ﮉ</text:span><text:span text:style-name="T20"> </text:span><text:span text:style-name="T16">ﮊ</text:span><text:span text:style-name="T20"> </text:span><text:span text:style-name="T16">ﮋ</text:span><text:span text:style-name="T20"> </text:span><text:span text:style-name="T16">ﮌ</text:span><text:span text:style-name="T20"> </text:span><text:span text:style-name="T16">ﮍ</text:span><text:span text:style-name="T20"> </text:span><text:span text:style-name="T16">ﮎ</text:span><text:span text:style-name="T20"> </text:span><text:span text:style-name="T16">ﮏ</text:span><text:span text:style-name="T20"> </text:span><text:span text:style-name="T16">ﮐ</text:span><text:span text:style-name="T20"> </text:span><text:span text:style-name="T16">ﮑ</text:span><text:span text:style-name="T20"> </text:span><text:span text:style-name="T16">ﮒ</text:span><text:span text:style-name="T20"> </text:span><text:span text:style-name="T16">ﮓ</text:span><text:span text:style-name="T20"> </text:span><text:span text:style-name="T16">ﮔ</text:span><text:span text:style-name="T20"> </text:span><text:span text:style-name="T16">ﮕﮖ</text:span><text:span text:style-name="T20"> </text:span><text:span text:style-name="T16">ﮗ</text:span><text:span text:style-name="T20"> </text:span><text:span text:style-name="T16">ﮘ</text:span><text:span text:style-name="T20"> </text:span><text:span text:style-name="T16">ﮙ</text:span><text:span text:style-name="T20"> </text:span><text:span text:style-name="T16">ﮚ</text:span><text:span text:style-name="T20"> </text:span><text:span text:style-name="T16">ﮛ</text:span><text:span text:style-name="T20"> </text:span><text:span text:style-name="T16">ﮜ</text:span><text:span text:style-name="T20"> </text:span><text:span text:style-name="T16">ﮝ</text:span><text:span text:style-name="T20"> </text:span><text:span text:style-name="T16">ﮞ</text:span><text:span text:style-name="T20"> </text:span><text:span text:style-name="T16">ﮟ</text:span><text:span text:style-name="T20"> </text:span><text:span text:style-name="T16">ﮠ</text:span><text:span text:style-name="T20"> </text:span><text:span text:style-name="T16">ﮡ</text:span><text:span text:style-name="T20"> </text:span><text:span text:style-name="T16">ﮢﮣ</text:span><text:span text:style-name="T20"> </text:span><text:span text:style-name="T16">ﮤ</text:span><text:span text:style-name="T20"> </text:span><text:span text:style-name="T16">ﮥ</text:span><text:span text:style-name="T20"> </text:span><text:span text:style-name="T16">ﮦﮧ</text:span><text:span text:style-name="T20"> </text:span><text:span text:style-name="T16">ﮨ</text:span><text:span text:style-name="T20"> </text:span><text:span text:style-name="T16">ﮩ</text:span><text:span text:style-name="T20"> </text:span><text:span text:style-name="T16">ﮪ</text:span><text:span text:style-name="T20"> </text:span><text:span text:style-name="T16">ﮫ</text:span><text:span text:style-name="T20"> </text:span><text:span text:style-name="T16">ﮬ</text:span><text:span text:style-name="T20"> </text:span><text:span text:style-name="T16">ﮭ</text:span><text:span text:style-name="T20"> </text:span><text:span text:style-name="T16">ﮮ</text:span><text:span text:style-name="T20"> </text:span><text:span text:style-name="T16">ﮯ</text:span><text:span text:style-name="T20"> </text:span><text:span text:style-name="T16">ﮰ</text:span><text:span text:style-name="T20"> </text:span><text:span text:style-name="T16">ﮱ</text:span><text:span text:style-name="T20"> </text:span><text:span text:style-name="T16">ﯓ</text:span><text:span text:style-name="T20"> </text:span><text:span text:style-name="T16">ﯔ</text:span><text:span text:style-name="T20"> </text:span><text:span text:style-name="T16">ﯕ</text:span><text:span text:style-name="T20"> </text:span><text:span text:style-name="T16">ﯖ</text:span><text:span text:style-name="T20"> </text:span><text:span text:style-name="T16">ﯗ</text:span><text:span text:style-name="T20"> </text:span><text:span text:style-name="T16">ﯘ</text:span><text:span text:style-name="T20"> </text:span><text:span text:style-name="T16">ﯙ</text:span><text:span text:style-name="T20"> </text:span><text:span text:style-name="T16">ﯚ</text:span><text:span text:style-name="T20"> </text:span><text:span text:style-name="T16">ﯛ</text:span><text:span text:style-name="T20"> </text:span><text:span text:style-name="T16">ﯜ</text:span><text:span text:style-name="T20"> </text:span><text:span text:style-name="T16">ﯝﯞ</text:span><text:span text:style-name="T20"> </text:span><text:span text:style-name="T16">ﯟ</text:span><text:span text:style-name="T20"> </text:span><text:span text:style-name="T16">ﯠ</text:span><text:span text:style-name="T20"> </text:span><text:span text:style-name="T16">ﯡ</text:span><text:span text:style-name="T20"> </text:span><text:span text:style-name="T16">ﯢﯣ</text:span><text:span text:style-name="T20"> </text:span><text:span text:style-name="T16">ﯤ</text:span><text:span text:style-name="T20"> </text:span><text:span text:style-name="T16">ﯥ</text:span><text:span text:style-name="T20"> </text:span><text:span text:style-name="T16">ﯦ</text:span><text:span text:style-name="T20"> </text:span><text:span text:style-name="T16">ﯧ</text:span><text:span text:style-name="T20"> </text:span><text:span text:style-name="T16">ﯨ</text:span></text:p>
      <text:p text:style-name="P25"><text:span text:style-name="T17">ﭑ</text:span><text:span text:style-name="T20"> </text:span><text:span text:style-name="T17">ﭒ</text:span><text:span text:style-name="T20"> </text:span><text:span text:style-name="T17">ﭓ</text:span><text:span text:style-name="T20"> </text:span><text:span text:style-name="T17">ﭔ</text:span><text:span text:style-name="T20"> </text:span><text:span text:style-name="T17">ﭕ</text:span><text:span text:style-name="T20"> </text:span><text:span text:style-name="T17">ﭖ</text:span><text:span text:style-name="T20"> </text:span><text:span text:style-name="T17">ﭗﭘ</text:span><text:span text:style-name="T20"> </text:span><text:span text:style-name="T17">ﭙ</text:span><text:span text:style-name="T20"> </text:span><text:span text:style-name="T17">ﭚﭛ</text:span><text:span text:style-name="T20"> </text:span><text:span text:style-name="T17">ﭜ</text:span><text:span text:style-name="T20"> </text:span><text:span text:style-name="T17">ﭝ</text:span><text:span text:style-name="T20"> </text:span><text:span text:style-name="T17">ﭞ</text:span><text:span text:style-name="T20"> </text:span><text:span text:style-name="T17">ﭟ</text:span><text:span text:style-name="T20"> </text:span><text:span text:style-name="T17">ﭠ</text:span><text:span text:style-name="T20"> </text:span><text:span text:style-name="T17">ﭡ</text:span><text:span text:style-name="T20"> </text:span><text:span text:style-name="T17">ﭢ</text:span><text:span text:style-name="T20"> </text:span><text:span text:style-name="T17">ﭣ</text:span><text:span text:style-name="T20"> </text:span><text:span text:style-name="T17">ﭤ</text:span><text:span text:style-name="T20"> </text:span><text:span text:style-name="T17">ﭥ</text:span><text:span text:style-name="T20"> </text:span><text:span text:style-name="T17">ﭦ</text:span><text:span text:style-name="T20"> </text:span><text:span text:style-name="T17">ﭧ</text:span><text:span text:style-name="T20"> </text:span><text:span text:style-name="T17">ﭨ</text:span><text:span text:style-name="T20"> </text:span><text:span text:style-name="T17">ﭩ</text:span><text:span text:style-name="T20"> </text:span><text:span text:style-name="T17">ﭪ</text:span><text:span text:style-name="T20"> </text:span><text:span text:style-name="T17">ﭫ</text:span><text:span text:style-name="T20"> </text:span><text:span text:style-name="T17">ﭬ</text:span><text:span text:style-name="T20"> </text:span><text:span text:style-name="T17">ﭭﭮ</text:span><text:span text:style-name="T20"> </text:span><text:span text:style-name="T17">ﭯ</text:span><text:span text:style-name="T20"> </text:span><text:span text:style-name="T17">ﭰ</text:span><text:span text:style-name="T20"> </text:span><text:span text:style-name="T17">ﭱ</text:span><text:span text:style-name="T20"> </text:span><text:span text:style-name="T17">ﭲ</text:span><text:span text:style-name="T20"> </text:span><text:span text:style-name="T17">ﭳ</text:span><text:span text:style-name="T20"> </text:span><text:span text:style-name="T17">ﭴ</text:span><text:span text:style-name="T20"> </text:span><text:span text:style-name="T17">ﭵ</text:span><text:span text:style-name="T20"> </text:span><text:span text:style-name="T17">ﭶ</text:span><text:span text:style-name="T20"> </text:span><text:span text:style-name="T17">ﭷﭸ</text:span><text:span text:style-name="T20"> </text:span><text:span text:style-name="T17">ﭹ</text:span><text:span text:style-name="T20"> </text:span><text:span text:style-name="T17">ﭺ</text:span><text:span text:style-name="T20"> </text:span><text:span text:style-name="T17">ﭻ</text:span><text:span text:style-name="T20"> </text:span><text:span text:style-name="T17">ﭼ</text:span><text:span text:style-name="T20"> </text:span><text:span text:style-name="T17">ﭽﭾ</text:span><text:span text:style-name="T20"> </text:span><text:span text:style-name="T17">ﭿ</text:span><text:span text:style-name="T20"> </text:span><text:span text:style-name="T17">ﮀ</text:span><text:span text:style-name="T20"> </text:span><text:span text:style-name="T17">ﮁ</text:span><text:span text:style-name="T20"> </text:span><text:span text:style-name="T17">ﮂ</text:span><text:span text:style-name="T20"> </text:span><text:span text:style-name="T17">ﮃ</text:span><text:span text:style-name="T20"> </text:span><text:span text:style-name="T17">ﮄ</text:span><text:span text:style-name="T20"> </text:span><text:span text:style-name="T17">ﮅ</text:span><text:span text:style-name="T20"> </text:span><text:span text:style-name="T17">ﮆ</text:span><text:span text:style-name="T20"> </text:span><text:span text:style-name="T17">ﮇﮈ</text:span><text:span text:style-name="T20"> </text:span><text:span text:style-name="T17">ﮉ</text:span><text:span text:style-name="T20"> </text:span><text:span text:style-name="T17">ﮊ</text:span><text:span text:style-name="T20"> </text:span><text:span text:style-name="T17">ﮋ</text:span><text:span text:style-name="T20"> </text:span><text:span text:style-name="T17">ﮌ</text:span><text:span text:style-name="T20"> </text:span><text:span text:style-name="T17">ﮍ</text:span><text:span text:style-name="T20"> </text:span><text:span text:style-name="T17">ﮎ</text:span><text:span text:style-name="T20"> </text:span><text:span text:style-name="T17">ﮏ</text:span><text:span text:style-name="T20"> </text:span><text:span text:style-name="T17">ﮐ</text:span><text:span text:style-name="T20"> </text:span><text:span text:style-name="T17">ﮑ</text:span><text:span text:style-name="T20"> </text:span><text:span text:style-name="T17">ﮒ</text:span><text:span text:style-name="T20"> </text:span><text:span text:style-name="T17">ﮓ</text:span><text:span text:style-name="T20"> </text:span><text:span text:style-name="T17">ﮔ</text:span><text:span text:style-name="T20"> </text:span><text:span text:style-name="T17">ﮕ</text:span><text:span text:style-name="T20"> </text:span><text:span text:style-name="T17">ﮖ</text:span><text:span text:style-name="T20"> </text:span><text:span text:style-name="T17">ﮗ</text:span><text:span text:style-name="T20"> </text:span><text:span text:style-name="T17">ﮘ</text:span><text:span text:style-name="T20"> </text:span><text:span text:style-name="T17">ﮙ</text:span><text:span text:style-name="T20"> </text:span><text:span text:style-name="T17">ﮚ</text:span><text:span text:style-name="T20"> </text:span><text:span text:style-name="T17">ﮛ</text:span><text:span text:style-name="T20"> </text:span><text:span text:style-name="T17">ﮜ</text:span><text:span text:style-name="T20"> </text:span><text:span text:style-name="T17">ﮝ</text:span><text:span text:style-name="T20"> </text:span><text:span text:style-name="T17">ﮞ</text:span></text:p>
      <text:p text:style-name="P11"><text:span text:style-name="T17">ﮟ</text:span><text:span text:style-name="T20"> </text:span><text:span text:style-name="T17">ﮠ</text:span><text:span text:style-name="T20"> </text:span><text:span text:style-name="T17">ﮡ</text:span><text:span text:style-name="T20"> </text:span><text:span text:style-name="T17">ﮢ</text:span><text:span text:style-name="T20"> </text:span><text:span text:style-name="T17">ﮣ</text:span><text:span text:style-name="T20"> </text:span><text:span text:style-name="T17">ﮤ</text:span><text:span text:style-name="T20"> </text:span><text:span text:style-name="T17">ﮥ</text:span><text:span text:style-name="T20"> </text:span><text:span text:style-name="T17">ﮦ</text:span><text:span text:style-name="T20"> </text:span><text:span text:style-name="T17">ﮧ</text:span><text:span text:style-name="T20"> </text:span><text:span text:style-name="T17">ﮨ</text:span><text:span text:style-name="T20"> </text:span><text:span text:style-name="T17">ﮩ</text:span><text:span text:style-name="T20"> </text:span><text:span text:style-name="T17">ﮪ</text:span><text:span text:style-name="T20"> </text:span><text:span text:style-name="T17">ﮫ</text:span><text:span text:style-name="T20"> </text:span><text:span text:style-name="T17">ﮬ</text:span><text:span text:style-name="T20"> </text:span><text:span text:style-name="T17">ﮭ</text:span><text:span text:style-name="T20"> </text:span><text:span text:style-name="T17">ﮮ</text:span><text:span text:style-name="T20"> </text:span><text:span text:style-name="T17">ﮯ</text:span><text:span text:style-name="T20"> </text:span><text:span text:style-name="T17">ﮰ</text:span><text:span text:style-name="T20"> </text:span><text:span text:style-name="T17">ﮱ</text:span><text:span text:style-name="T20"> </text:span><text:span text:style-name="T17">ﯓ</text:span><text:span text:style-name="T20"> </text:span><text:span text:style-name="T17">ﯔ</text:span><text:span text:style-name="T20"> </text:span><text:span text:style-name="T17">ﯕ</text:span><text:span text:style-name="T20"> </text:span><text:span text:style-name="T17">ﯖ</text:span><text:span text:style-name="T20"> </text:span><text:span text:style-name="T17">ﯗ</text:span><text:span text:style-name="T20"> </text:span><text:span text:style-name="T17">ﯘ</text:span><text:span text:style-name="T20"> </text:span><text:span text:style-name="T17">ﯙ</text:span><text:span text:style-name="T20"> </text:span><text:span text:style-name="T17">ﯚ</text:span></text:p>
      <text:p text:style-name="P11"><text:span text:style-name="T17">ﯛ</text:span><text:span text:style-name="T20"> </text:span><text:span text:style-name="T17">ﯜ</text:span><text:span text:style-name="T20"> </text:span><text:span text:style-name="T17">ﯝ</text:span><text:span text:style-name="T20"> </text:span><text:span text:style-name="T17">ﯞ</text:span><text:span text:style-name="T20"> </text:span><text:span text:style-name="T17">ﯟ</text:span><text:span text:style-name="T20"> </text:span><text:span text:style-name="T17">ﯠ</text:span><text:span text:style-name="T20"> </text:span><text:span text:style-name="T17">ﯡ</text:span><text:span text:style-name="T20"> </text:span><text:span text:style-name="T17">ﯢ</text:span><text:span text:style-name="T20"> </text:span><text:span text:style-name="T17">ﯣ</text:span><text:span text:style-name="T20"> </text:span><text:span text:style-name="T17">ﯤ</text:span><text:span text:style-name="T20"> </text:span><text:span text:style-name="T17">ﯥ</text:span><text:span text:style-name="T20"> </text:span><text:span text:style-name="T17">ﯦ</text:span><text:span text:style-name="T20"> </text:span><text:span text:style-name="T17">ﯧ</text:span><text:span text:style-name="T20"> </text:span><text:span text:style-name="T17">ﯨ</text:span><text:span text:style-name="T20"> </text:span><text:span text:style-name="T17">ﯩ</text:span><text:span text:style-name="T20"> </text:span><text:span text:style-name="T17">ﯪ</text:span><text:span text:style-name="T20"> </text:span><text:span text:style-name="T17">ﯫ</text:span><text:span text:style-name="T20"> </text:span><text:span text:style-name="T17">ﯬ</text:span><text:span text:style-name="T20"> </text:span><text:span text:style-name="T17">ﯭ</text:span><text:span text:style-name="T20"> </text:span><text:span text:style-name="T17">ﯮ</text:span><text:span text:style-name="T20"> </text:span><text:span text:style-name="T17">ﯯ</text:span><text:span text:style-name="T20"> </text:span><text:span text:style-name="T17">ﯰ</text:span><text:span text:style-name="T20"> </text:span><text:span text:style-name="T17">ﯱ</text:span><text:span text:style-name="T20"> </text:span><text:span text:style-name="T17">ﯲ</text:span><text:span text:style-name="T20"> </text:span><text:span text:style-name="T17">ﯳ</text:span><text:span text:style-name="T20"> </text:span><text:span text:style-name="T17">ﯴﯵ</text:span><text:span text:style-name="T20"> </text:span><text:span text:style-name="T17">ﯶ</text:span><text:span text:style-name="T20"> </text:span><text:span text:style-name="T17">ﯷ</text:span><text:span text:style-name="T20"> </text:span><text:span text:style-name="T17">ﯸ</text:span><text:span text:style-name="T20"> </text:span><text:span text:style-name="T17">ﯹ</text:span><text:span text:style-name="T20"> </text:span><text:span text:style-name="T17">ﯺ</text:span><text:span text:style-name="T20"> </text:span><text:span text:style-name="T17">ﯻ</text:span><text:span text:style-name="T20"> </text:span><text:span text:style-name="T17">ﯼ</text:span></text:p>
      <text:p text:style-name="P29"><text:span text:style-name="T18">ﭑ</text:span><text:span text:style-name="T21"> </text:span><text:span text:style-name="T18">ﭒ</text:span><text:span text:style-name="T21"> </text:span><text:span text:style-name="T18">ﭓ</text:span><text:span text:style-name="T21"> </text:span><text:span text:style-name="T18">ﭔ</text:span><text:span text:style-name="T21"> </text:span><text:span text:style-name="T18">ﭕ</text:span><text:span text:style-name="T21"> </text:span><text:span text:style-name="T18">ﭖ</text:span><text:span text:style-name="T21"> </text:span><text:span text:style-name="T18">ﭗ</text:span><text:span text:style-name="T21"> </text:span><text:span text:style-name="T18">ﭘ</text:span><text:span text:style-name="T21"> </text:span><text:span text:style-name="T18">ﭙ</text:span><text:span text:style-name="T21"> </text:span><text:span text:style-name="T18">ﭚ</text:span><text:span text:style-name="T21"> </text:span><text:span text:style-name="T18">ﭛ</text:span><text:span text:style-name="T21"> </text:span><text:span text:style-name="T18">ﭜ</text:span><text:span text:style-name="T21"> </text:span><text:span text:style-name="T18">ﭝ</text:span><text:span text:style-name="T21"> </text:span><text:span text:style-name="T18">ﭞ</text:span><text:span text:style-name="T21"> </text:span><text:span text:style-name="T18">ﭟﭠ</text:span><text:span text:style-name="T21"> </text:span><text:span text:style-name="T18">ﭡ</text:span><text:span text:style-name="T21"> </text:span><text:span text:style-name="T18">ﭢ</text:span><text:span text:style-name="T21"> </text:span><text:span text:style-name="T18">ﭣ</text:span><text:span text:style-name="T21"> </text:span><text:span text:style-name="T18">ﭤ</text:span><text:span text:style-name="T21"> </text:span><text:span text:style-name="T18">ﭥﭦ</text:span><text:span text:style-name="T21"> </text:span><text:span text:style-name="T18">ﭧ</text:span><text:span text:style-name="T21"> </text:span><text:span text:style-name="T18">ﭨ</text:span><text:span text:style-name="T21"> </text:span><text:span text:style-name="T18">ﭩ</text:span><text:span text:style-name="T21"> </text:span><text:span text:style-name="T18">ﭪ</text:span><text:span text:style-name="T21"> </text:span><text:span text:style-name="T18">ﭫ</text:span><text:span text:style-name="T21"> </text:span><text:span text:style-name="T18">ﭬ</text:span><text:span text:style-name="T21"> </text:span><text:span text:style-name="T18">ﭭ</text:span><text:span text:style-name="T21"> </text:span><text:span text:style-name="T18">ﭮ</text:span><text:span text:style-name="T21"> </text:span><text:span text:style-name="T18">ﭯ</text:span><text:span text:style-name="T21"> </text:span><text:span text:style-name="T18">ﭰ</text:span><text:span text:style-name="T21"> </text:span><text:span text:style-name="T18">ﭱ</text:span><text:span text:style-name="T21"> </text:span><text:span text:style-name="T18">ﭲ</text:span><text:span text:style-name="T21"> </text:span><text:span text:style-name="T18">ﭳ</text:span><text:span text:style-name="T21"> </text:span><text:span text:style-name="T18">ﭴ</text:span><text:span text:style-name="T21"> </text:span><text:span text:style-name="T18">ﭵ</text:span><text:span text:style-name="T21"> </text:span><text:span text:style-name="T18">ﭶ</text:span><text:span text:style-name="T21"> </text:span><text:span text:style-name="T18">ﭷ</text:span></text:p>
      <text:p text:style-name="P15"><text:span text:style-name="T18">ﭸ</text:span><text:span text:style-name="T21"> </text:span><text:span text:style-name="T18">ﭹ</text:span><text:span text:style-name="T21"> </text:span><text:span text:style-name="T18">ﭺ</text:span><text:span text:style-name="T21"> </text:span><text:span text:style-name="T18">ﭻ</text:span><text:span text:style-name="T21"> </text:span><text:span text:style-name="T18">ﭼ</text:span><text:span text:style-name="T21"> </text:span><text:span text:style-name="T18">ﭽ</text:span><text:span text:style-name="T21"> </text:span><text:span text:style-name="T18">ﭾ</text:span><text:span text:style-name="T21"> </text:span><text:span text:style-name="T18">ﭿﮀ</text:span><text:span text:style-name="T21"> </text:span><text:span text:style-name="T18">ﮁ</text:span><text:span text:style-name="T21"> </text:span><text:span text:style-name="T18">ﮂ</text:span><text:span text:style-name="T21"> </text:span><text:span text:style-name="T18">ﮃ</text:span><text:span text:style-name="T21"> </text:span><text:span text:style-name="T18">ﮄ</text:span><text:span text:style-name="T21"> </text:span><text:span text:style-name="T18">ﮅﮆ</text:span><text:span text:style-name="T21"> </text:span><text:span text:style-name="T18">ﮇ</text:span><text:span text:style-name="T21"> </text:span><text:span text:style-name="T18">ﮈ</text:span><text:span text:style-name="T21"> </text:span><text:span text:style-name="T18">ﮉ</text:span><text:span text:style-name="T21"> </text:span><text:span text:style-name="T18">ﮊ</text:span><text:span text:style-name="T21"> </text:span><text:span text:style-name="T18">ﮋ</text:span><text:span text:style-name="T21"> </text:span><text:span text:style-name="T18">ﮌ</text:span><text:span text:style-name="T21"> </text:span><text:span text:style-name="T18">ﮍ</text:span><text:span text:style-name="T21"> </text:span><text:span text:style-name="T18">ﮎ</text:span><text:span text:style-name="T21"> </text:span><text:span text:style-name="T18">ﮏ</text:span><text:span text:style-name="T21"> </text:span><text:span text:style-name="T18">ﮐ</text:span><text:span text:style-name="T21"> </text:span><text:span text:style-name="T18">ﮑ</text:span><text:span text:style-name="T21"> </text:span><text:span text:style-name="T18">ﮒ</text:span><text:span text:style-name="T21"> </text:span><text:span text:style-name="T18">ﮓ</text:span><text:span text:style-name="T21"> </text:span><text:span text:style-name="T18">ﮔ</text:span><text:span text:style-name="T21"> </text:span><text:span text:style-name="T18">ﮕ</text:span><text:span text:style-name="T21"> </text:span><text:span text:style-name="T18">ﮖ</text:span><text:span text:style-name="T21"> </text:span><text:span text:style-name="T18">ﮗ</text:span><text:span text:style-name="T21"> </text:span><text:span text:style-name="T18">ﮘ</text:span><text:span text:style-name="T21"> </text:span><text:span text:style-name="T18">ﮙ</text:span><text:span text:style-name="T21"> </text:span><text:span text:style-name="T18">ﮚ</text:span><text:span text:style-name="T21"> </text:span><text:span text:style-name="T18">ﮛ</text:span><text:span text:style-name="T21"> </text:span><text:span text:style-name="T18">ﮜ</text:span><text:span text:style-name="T21"> </text:span><text:span text:style-name="T18">ﮝ</text:span><text:span text:style-name="T21"> </text:span><text:span text:style-name="T18">ﮞ</text:span><text:span text:style-name="T21"> </text:span><text:span text:style-name="T18">ﮟ</text:span><text:span text:style-name="T21"> </text:span><text:span text:style-name="T18">ﮠ</text:span><text:span text:style-name="T21"> </text:span><text:span text:style-name="T18">ﮡ</text:span><text:span text:style-name="T21"> </text:span><text:span text:style-name="T18">ﮢ</text:span><text:span text:style-name="T21"> </text:span><text:span text:style-name="T18">ﮣ</text:span><text:span text:style-name="T21"> </text:span><text:span text:style-name="T18">ﮤﮥ</text:span><text:span text:style-name="T21"> </text:span><text:span text:style-name="T18">ﮦ</text:span><text:span text:style-name="T21"> </text:span><text:span text:style-name="T18">ﮧ</text:span><text:span text:style-name="T21"> </text:span><text:span text:style-name="T18">ﮨ</text:span><text:span text:style-name="T21"> </text:span><text:span text:style-name="T18">ﮩ</text:span><text:span text:style-name="T21"> </text:span><text:span text:style-name="T18">ﮪ</text:span><text:span text:style-name="T21"> </text:span><text:span text:style-name="T18">ﮫ</text:span><text:span text:style-name="T21"> </text:span><text:span text:style-name="T18">ﮬ</text:span><text:span text:style-name="T21"> </text:span><text:span text:style-name="T18">ﮭ</text:span><text:span text:style-name="T21"> </text:span><text:span text:style-name="T18">ﮮ</text:span><text:span text:style-name="T21"> </text:span><text:span text:style-name="T18">ﮯ</text:span><text:span text:style-name="T21"> </text:span><text:span text:style-name="T18">ﮰ</text:span><text:span text:style-name="T21"> </text:span><text:span text:style-name="T18">ﮱ</text:span><text:span text:style-name="T21"> </text:span><text:span text:style-name="T18">ﯓ</text:span><text:span text:style-name="T21"> </text:span><text:span text:style-name="T18">ﯔ</text:span><text:span text:style-name="T21"> </text:span><text:span text:style-name="T18">ﯕ</text:span><text:span text:style-name="T21"> </text:span><text:span text:style-name="T18">ﯖ</text:span><text:span text:style-name="T21"> </text:span><text:span text:style-name="T18">ﯗ</text:span><text:span text:style-name="T21"> </text:span><text:span text:style-name="T18">ﯘ</text:span><text:span text:style-name="T21"> </text:span><text:span text:style-name="T18">ﯙ</text:span><text:span text:style-name="T21"> </text:span><text:span text:style-name="T18">ﯚﯛ</text:span><text:span text:style-name="T21"> </text:span><text:span text:style-name="T18">ﯜ</text:span><text:span text:style-name="T21"> </text:span><text:span text:style-name="T18">ﯝ</text:span><text:span text:style-name="T21"> </text:span><text:span text:style-name="T18">ﯞ</text:span><text:span text:style-name="T21"> </text:span><text:span text:style-name="T18">ﯟ</text:span><text:span text:style-name="T21"> </text:span><text:span text:style-name="T18">ﯠ</text:span><text:span text:style-name="T21"> </text:span><text:span text:style-name="T18">ﯡ</text:span><text:span text:style-name="T21"> </text:span><text:span text:style-name="T18">ﯢ</text:span><text:span text:style-name="T21"> </text:span><text:span text:style-name="T18">ﯣ</text:span><text:span text:style-name="T21"> </text:span><text:span text:style-name="T18">ﯤ</text:span><text:span text:style-name="T21"> </text:span><text:span text:style-name="T18">ﯥ</text:span><text:span text:style-name="T21"> </text:span><text:span text:style-name="T18">ﯦ</text:span><text:span text:style-name="T21"> </text:span><text:span text:style-name="T18">ﯧﯨ</text:span><text:span text:style-name="T21"> </text:span><text:span text:style-name="T18">ﯩ</text:span><text:span text:style-name="T21"> </text:span><text:span text:style-name="T18">ﯪ</text:span><text:span text:style-name="T21"> </text:span><text:span text:style-name="T18">ﯫ</text:span><text:span text:style-name="T21"> </text:span><text:span text:style-name="T18">ﯬ</text:span><text:span text:style-name="T21"> </text:span><text:span text:style-name="T18">ﯭ</text:span><text:span text:style-name="T21"> </text:span><text:span text:style-name="T18">ﯮ</text:span><text:span text:style-name="T21"> </text:span><text:span text:style-name="T18">ﯯ</text:span><text:span text:style-name="T21"> </text:span><text:span text:style-name="T18">ﯰ</text:span><text:span text:style-name="T21"> </text:span><text:span text:style-name="T18">ﯱ</text:span><text:span text:style-name="T21"> </text:span><text:span text:style-name="T18">ﯲ</text:span><text:span text:style-name="T21"> </text:span><text:span text:style-name="T18">ﯳ</text:span><text:span text:style-name="T21"> </text:span><text:span text:style-name="T18">ﯴ</text:span><text:span text:style-name="T21"> </text:span><text:span text:style-name="T18">ﯵ</text:span><text:span text:style-name="T21"> </text:span><text:span text:style-name="T18">ﯶ</text:span><text:span text:style-name="T21"> </text:span><text:span text:style-name="T18">ﯷ</text:span><text:span text:style-name="T21"> </text:span><text:span text:style-name="T18">ﯸ</text:span><text:span text:style-name="T21"> </text:span><text:span text:style-name="T18">ﯹ</text:span><text:span text:style-name="T21"> </text:span><text:span text:style-name="T18">ﯺ</text:span><text:span text:style-name="T21"> </text:span><text:span text:style-name="T18">ﯻ</text:span><text:span text:style-name="T21"> </text:span><text:span text:style-name="T18">ﯼ</text:span><text:span text:style-name="T21"> </text:span><text:span text:style-name="T18">ﯽ</text:span><text:span text:style-name="T21"> </text:span><text:span text:style-name="T18">ﯾ</text:span><text:span text:style-name="T21"> </text:span><text:span text:style-name="T18">ﯿ</text:span><text:span text:style-name="T21"> </text:span><text:span text:style-name="T18">ﰀ</text:span><text:span text:style-name="T21"> </text:span><text:span text:style-name="T18">ﰁ</text:span><text:span text:style-name="T21"> </text:span><text:span text:style-name="T18">ﰂ</text:span><text:span text:style-name="T21"> </text:span><text:span text:style-name="T18">ﰃ</text:span><text:span text:style-name="T21"> </text:span><text:span text:style-name="T18">ﰄ</text:span><text:span text:style-name="T21"> </text:span><text:span text:style-name="T18">ﰅ</text:span><text:span text:style-name="T21"> </text:span><text:span text:style-name="T18">ﰆ</text:span><text:span text:style-name="T21"> </text:span><text:span text:style-name="T18">ﰇ</text:span><text:span text:style-name="T21"> </text:span><text:span text:style-name="T18">ﰈ</text:span></text:p>
      <text:p text:style-name="P30"><text:span text:style-name="T19">ﭑ</text:span><text:span text:style-name="T21"> </text:span><text:span text:style-name="T19">ﭒ</text:span><text:span text:style-name="T21"> </text:span><text:span text:style-name="T19">ﭓ</text:span><text:span text:style-name="T21"> </text:span><text:span text:style-name="T19">ﭔ</text:span><text:span text:style-name="T21"> </text:span><text:span text:style-name="T19">ﭕ</text:span><text:span text:style-name="T21"> </text:span><text:span text:style-name="T19">ﭖ</text:span><text:span text:style-name="T21"> </text:span><text:span text:style-name="T19">ﭗ</text:span><text:span text:style-name="T21"> </text:span><text:span text:style-name="T19">ﭘ</text:span><text:span text:style-name="T21"> </text:span><text:span text:style-name="T19">ﭙ</text:span></text:p>
      <text:p text:style-name="P16"><text:span text:style-name="T19">ﭚ</text:span><text:span text:style-name="T21"> </text:span><text:span text:style-name="T19">ﭛ</text:span><text:span text:style-name="T21"> </text:span><text:span text:style-name="T19">ﭜ</text:span><text:span text:style-name="T21"> </text:span><text:span text:style-name="T19">ﭝ</text:span><text:span text:style-name="T21"> </text:span><text:span text:style-name="T19">ﭞ</text:span><text:span text:style-name="T21"> </text:span><text:span text:style-name="T19">ﭟ</text:span><text:span text:style-name="T21"> </text:span><text:span text:style-name="T19">ﭠ</text:span><text:span text:style-name="T21"> </text:span><text:span text:style-name="T19">ﭡ</text:span><text:span text:style-name="T21"> </text:span><text:span text:style-name="T19">ﭢ</text:span><text:span text:style-name="T21"> </text:span><text:span text:style-name="T19">ﭣ</text:span><text:span text:style-name="T21"> </text:span><text:span text:style-name="T19">ﭤﭥ</text:span><text:span text:style-name="T21"> </text:span><text:span text:style-name="T19">ﭦ</text:span><text:span text:style-name="T21"> </text:span><text:span text:style-name="T19">ﭧ</text:span><text:span text:style-name="T21"> </text:span><text:span text:style-name="T19">ﭨﭩ</text:span><text:span text:style-name="T21"> </text:span><text:span text:style-name="T19">ﭪ</text:span><text:span text:style-name="T21"> </text:span><text:span text:style-name="T19">ﭫ</text:span><text:span text:style-name="T21"> </text:span><text:span text:style-name="T19">ﭬ</text:span><text:span text:style-name="T21"> </text:span><text:span text:style-name="T19">ﭭ</text:span><text:span text:style-name="T21"> </text:span><text:span text:style-name="T19">ﭮ</text:span><text:span text:style-name="T21"> </text:span><text:span text:style-name="T19">ﭯ</text:span><text:span text:style-name="T21"> </text:span><text:span text:style-name="T19">ﭰ</text:span><text:span text:style-name="T21"> </text:span><text:span text:style-name="T19">ﭱ</text:span><text:span text:style-name="T21"> </text:span><text:span text:style-name="T19">ﭲ</text:span><text:span text:style-name="T21"> </text:span><text:span text:style-name="T19">ﭳ</text:span><text:span text:style-name="T21"> </text:span><text:span text:style-name="T19">ﭴ</text:span><text:span text:style-name="T21"> </text:span><text:span text:style-name="T19">ﭵ</text:span><text:span text:style-name="T21"> </text:span><text:span text:style-name="T19">ﭶ</text:span><text:span text:style-name="T21"> </text:span><text:span text:style-name="T19">ﭷﭸ</text:span><text:span text:style-name="T21"> </text:span><text:span text:style-name="T19">ﭹ</text:span><text:span text:style-name="T21"> </text:span><text:span text:style-name="T19">ﭺ</text:span><text:span text:style-name="T21"> </text:span><text:span text:style-name="T19">ﭻ</text:span><text:span text:style-name="T21"> </text:span><text:span text:style-name="T19">ﭼ</text:span><text:span text:style-name="T21"> </text:span><text:span text:style-name="T19">ﭽ</text:span><text:span text:style-name="T21"> </text:span><text:span text:style-name="T19">ﭾ</text:span><text:span text:style-name="T21"> </text:span><text:span text:style-name="T19">ﭿ</text:span><text:span text:style-name="T21"> </text:span><text:span text:style-name="T19">ﮀ</text:span><text:span text:style-name="T21"> </text:span><text:span text:style-name="T19">ﮁ</text:span><text:span text:style-name="T21"> </text:span><text:span text:style-name="T19">ﮂ</text:span><text:span text:style-name="T21"> </text:span><text:span text:style-name="T19">ﮃ</text:span><text:span text:style-name="T21"> </text:span><text:span text:style-name="T19">ﮄ</text:span><text:span text:style-name="T21"> </text:span><text:span text:style-name="T19">ﮅ</text:span><text:span text:style-name="T21"> </text:span><text:span text:style-name="T19">ﮆ</text:span><text:span text:style-name="T21"> </text:span><text:span text:style-name="T19">ﮇﮈ</text:span><text:span text:style-name="T21"> </text:span><text:span text:style-name="T19">ﮉ</text:span><text:span text:style-name="T21"> </text:span><text:span text:style-name="T19">ﮊ</text:span><text:span text:style-name="T21"> </text:span><text:span text:style-name="T19">ﮋ</text:span><text:span text:style-name="T21"> </text:span><text:span text:style-name="T19">ﮌ</text:span><text:span text:style-name="T21"> </text:span><text:span text:style-name="T19">ﮍ</text:span><text:span text:style-name="T21"> </text:span><text:span text:style-name="T19">ﮎ</text:span><text:span text:style-name="T21"> </text:span><text:span text:style-name="T19">ﮏ</text:span><text:span text:style-name="T21"> </text:span><text:span text:style-name="T19">ﮐ</text:span><text:span text:style-name="T21"> </text:span><text:span text:style-name="T19">ﮑ</text:span><text:span text:style-name="T21"> </text:span><text:span text:style-name="T19">ﮒ</text:span><text:span text:style-name="T21"> </text:span><text:span text:style-name="T19">ﮓ</text:span><text:span text:style-name="T21"> </text:span><text:span text:style-name="T19">ﮔ</text:span><text:span text:style-name="T21"> </text:span><text:span text:style-name="T19">ﮕ</text:span><text:span text:style-name="T21"> </text:span><text:span text:style-name="T19">ﮖ</text:span><text:span text:style-name="T21"> </text:span><text:span text:style-name="T19">ﮗ</text:span><text:span text:style-name="T21"> </text:span><text:span text:style-name="T19">ﮘ</text:span><text:span text:style-name="T21"> </text:span><text:span text:style-name="T19">ﮙ</text:span><text:span text:style-name="T21"> </text:span><text:span text:style-name="T19">ﮚ</text:span><text:span text:style-name="T21"> </text:span><text:span text:style-name="T19">ﮛ</text:span><text:span text:style-name="T21"> </text:span><text:span text:style-name="T19">ﮜ</text:span><text:span text:style-name="T21"> </text:span><text:span text:style-name="T19">ﮝ</text:span><text:span text:style-name="T21"> </text:span><text:span text:style-name="T19">ﮞ</text:span><text:span text:style-name="T21"> </text:span><text:span text:style-name="T19">ﮟ</text:span><text:span text:style-name="T21"> </text:span><text:span text:style-name="T19">ﮠ</text:span><text:span text:style-name="T21"> </text:span><text:span text:style-name="T19">ﮡﮢ</text:span></text:p>
      <text:p text:style-name="P16"><text:span text:style-name="T19">ﮣ</text:span><text:span text:style-name="T21"> </text:span><text:span text:style-name="T19">ﮤ</text:span><text:span text:style-name="T21"> </text:span><text:span text:style-name="T19">ﮥ</text:span><text:span text:style-name="T21"> </text:span><text:span text:style-name="T19">ﮦ</text:span><text:span text:style-name="T21"> </text:span><text:span text:style-name="T19">ﮧﮨ</text:span><text:span text:style-name="T21"> </text:span><text:span text:style-name="T19">ﮩ</text:span><text:span text:style-name="T21"> </text:span><text:span text:style-name="T19">ﮪ</text:span><text:span text:style-name="T21"> </text:span><text:span text:style-name="T19">ﮫ</text:span><text:span text:style-name="T21"> </text:span><text:span text:style-name="T19">ﮬ</text:span><text:span text:style-name="T21"> </text:span><text:span text:style-name="T19">ﮭ</text:span><text:span text:style-name="T21"> </text:span><text:span text:style-name="T19">ﮮ</text:span><text:span text:style-name="T21"> </text:span><text:span text:style-name="T19">ﮯ</text:span><text:span text:style-name="T21"> </text:span><text:span text:style-name="T19">ﮰ</text:span><text:span text:style-name="T21"> </text:span><text:span text:style-name="T19">ﮱ</text:span><text:span text:style-name="T21"> </text:span><text:span text:style-name="T19">ﯓ</text:span><text:span text:style-name="T21"> </text:span><text:span text:style-name="T19">ﯔ</text:span><text:span text:style-name="T21"> </text:span><text:span text:style-name="T19">ﯕ</text:span><text:span text:style-name="T21"> </text:span><text:span text:style-name="T19">ﯖ</text:span><text:span text:style-name="T21"> </text:span><text:span text:style-name="T19">ﯗ</text:span></text:p>
      <text:p text:style-name="P16"><text:span text:style-name="T19">ﯘ</text:span><text:span text:style-name="T21"> </text:span><text:span text:style-name="T19">ﯙ</text:span><text:span text:style-name="T21"> </text:span><text:span text:style-name="T19">ﯚ</text:span><text:span text:style-name="T21"> </text:span><text:span text:style-name="T19">ﯛ</text:span><text:span text:style-name="T21"> </text:span><text:span text:style-name="T19">ﯜ</text:span><text:span text:style-name="T21"> </text:span><text:span text:style-name="T19">ﯝ</text:span><text:span text:style-name="T21"> </text:span><text:span text:style-name="T19">ﯞ</text:span><text:span text:style-name="T21"> </text:span><text:span text:style-name="T19">ﯟ</text:span><text:span text:style-name="T21"> </text:span><text:span text:style-name="T19">ﯠ</text:span><text:span text:style-name="T21"> </text:span><text:span text:style-name="T19">ﯡ</text:span><text:span text:style-name="T21"> </text:span><text:span text:style-name="T19">ﯢ</text:span><text:span text:style-name="T21"> </text:span><text:span text:style-name="T19">ﯣ</text:span><text:span text:style-name="T21"> </text:span><text:span text:style-name="T19">ﯤ</text:span><text:span text:style-name="T21"> </text:span><text:span text:style-name="T19">ﯥ</text:span><text:span text:style-name="T21"> </text:span><text:span text:style-name="T19">ﯦ</text:span><text:span text:style-name="T21"> </text:span><text:span text:style-name="T19">ﯧ</text:span><text:span text:style-name="T21"> </text:span><text:span text:style-name="T19">ﯨ</text:span><text:span text:style-name="T21"> </text:span><text:span text:style-name="T19">ﯩ</text:span><text:span text:style-name="T21"> </text:span><text:span text:style-name="T19">ﯪ</text:span><text:span text:style-name="T21"> </text:span><text:span text:style-name="T19">ﯫ</text:span><text:span text:style-name="T21"> </text:span><text:span text:style-name="T19">ﯬ</text:span><text:span text:style-name="T21"> </text:span><text:span text:style-name="T19">ﯭﯮ</text:span><text:span text:style-name="T21"> </text:span><text:span text:style-name="T19">ﯯ</text:span><text:span text:style-name="T21"> </text:span><text:span text:style-name="T19">ﯰ</text:span><text:span text:style-name="T21"> </text:span><text:span text:style-name="T19">ﯱ</text:span></text:p>
      <text:p text:style-name="P16"><text:span text:style-name="T19">ﯲ</text:span><text:span text:style-name="T21"> </text:span><text:span text:style-name="T19">ﯳ</text:span><text:span text:style-name="T21"> </text:span><text:span text:style-name="T19">ﯴ</text:span><text:span text:style-name="T21"> </text:span><text:span text:style-name="T19">ﯵ</text:span><text:span text:style-name="T21"> </text:span><text:span text:style-name="T19">ﯶ</text:span><text:span text:style-name="T21"> </text:span><text:span text:style-name="T19">ﯷ</text:span><text:span text:style-name="T21"> </text:span><text:span text:style-name="T19">ﯸ</text:span><text:span text:style-name="T21"> </text:span><text:span text:style-name="T19">ﯹ</text:span><text:span text:style-name="T21"> </text:span><text:span text:style-name="T19">ﯺ</text:span><text:span text:style-name="T21"> </text:span><text:span text:style-name="T19">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1" svg:font-family="MSI_BASMALAH"/>
    <style:font-face style:name="MSI_BASMALAH2" svg:font-family="MSI_BASMALAH" style:font-pitch="variable"/>
    <style:font-face style:name="MSI_BASMALAH" svg:font-family="MSI_BASMALAH" style:font-adornments="Regular" style:font-pitch="variable"/>
    <style:font-face style:name="MSI_Z182" svg:font-family="MSI_Z182" style:font-pitch="variable"/>
    <style:font-face style:name="MSI_Z183" svg:font-family="MSI_Z183" style:font-pitch="variable"/>
    <style:font-face style:name="MSI_Z184" svg:font-family="MSI_Z184" style:font-pitch="variable"/>
    <style:font-face style:name="MSI_Z185" svg:font-family="MSI_Z185" style:font-pitch="variable"/>
    <style:font-face style:name="MSI_Z186" svg:font-family="MSI_Z186" style:font-pitch="variable"/>
    <style:font-face style:name="MSI_Z187" svg:font-family="MSI_Z187" style:font-pitch="variable"/>
    <style:font-face style:name="MSI_Z188" svg:font-family="MSI_Z188" style:font-pitch="variable"/>
    <style:font-face style:name="MSI_Z189" svg:font-family="MSI_Z189" style:font-pitch="variable"/>
    <style:font-face style:name="MSI_Z190" svg:font-family="MSI_Z190" style:font-pitch="variable"/>
    <style:font-face style:name="MSI_Z191" svg:font-family="MSI_Z191" style:font-pitch="variable"/>
    <style:font-face style:name="MSI_Z192" svg:font-family="MSI_Z192" style:font-pitch="variable"/>
    <style:font-face style:name="MSI_Z193" svg:font-family="MSI_Z193" style:font-pitch="variable"/>
    <style:font-face style:name="MSI_Z194" svg:font-family="MSI_Z194" style:font-pitch="variable"/>
    <style:font-face style:name="MSI_Z195" svg:font-family="MSI_Z195" style:font-pitch="variable"/>
    <style:font-face style:name="MSI_Z196" svg:font-family="MSI_Z196" style:font-pitch="variable"/>
    <style:font-face style:name="MSI_Z197" svg:font-family="MSI_Z197" style:font-pitch="variable"/>
    <style:font-face style:name="MSI_Z198" svg:font-family="MSI_Z198" style:font-pitch="variable"/>
    <style:font-face style:name="MSI_Z199" svg:font-family="MSI_Z199" style:font-pitch="variable"/>
    <style:font-face style:name="MSI_Z200" svg:font-family="MSI_Z200" style:font-pitch="variable"/>
    <style:font-face style:name="MSI_Z201" svg:font-family="MSI_Z20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161" svg:font-family="QCF_P161" style:font-family-generic="roman" style:font-pitch="variable"/>
    <style:font-face style:name="QCF_P180" svg:font-family="QCF_P180" style:font-family-generic="roman" style:font-pitch="variable"/>
    <style:font-face style:name="QCF_P182" svg:font-family="QCF_P182" style:font-family-generic="roman" style:font-pitch="variable"/>
    <style:font-face style:name="QCF_P183" svg:font-family="QCF_P183" style:font-family-generic="roman" style:font-pitch="variable"/>
    <style:font-face style:name="QCF_P184" svg:font-family="QCF_P184" style:font-family-generic="roman" style:font-pitch="variable"/>
    <style:font-face style:name="QCF_P185" svg:font-family="QCF_P185" style:font-family-generic="roman" style:font-pitch="variable"/>
    <style:font-face style:name="QCF_P186" svg:font-family="QCF_P186" style:font-family-generic="roman" style:font-pitch="variable"/>
    <style:font-face style:name="QCF_P187" svg:font-family="QCF_P187" style:font-family-generic="roman" style:font-pitch="variable"/>
    <style:font-face style:name="QCF_P188" svg:font-family="QCF_P188" style:font-family-generic="roman" style:font-pitch="variable"/>
    <style:font-face style:name="QCF_P189" svg:font-family="QCF_P189" style:font-family-generic="roman" style:font-pitch="variable"/>
    <style:font-face style:name="QCF_P190" svg:font-family="QCF_P190" style:font-family-generic="roman" style:font-pitch="variable"/>
    <style:font-face style:name="QCF_P191" svg:font-family="QCF_P191" style:font-family-generic="roman" style:font-pitch="variable"/>
    <style:font-face style:name="QCF_P192" svg:font-family="QCF_P192" style:font-family-generic="roman" style:font-pitch="variable"/>
    <style:font-face style:name="QCF_P193" svg:font-family="QCF_P193" style:font-family-generic="roman" style:font-pitch="variable"/>
    <style:font-face style:name="QCF_P194" svg:font-family="QCF_P194" style:font-family-generic="roman" style:font-pitch="variable"/>
    <style:font-face style:name="QCF_P195" svg:font-family="QCF_P195" style:font-family-generic="roman" style:font-pitch="variable"/>
    <style:font-face style:name="QCF_P196" svg:font-family="QCF_P196" style:font-family-generic="roman" style:font-pitch="variable"/>
    <style:font-face style:name="QCF_P197" svg:font-family="QCF_P197" style:font-family-generic="roman" style:font-pitch="variable"/>
    <style:font-face style:name="QCF_P198" svg:font-family="QCF_P198" style:font-family-generic="roman" style:font-pitch="variable"/>
    <style:font-face style:name="QCF_P199" svg:font-family="QCF_P199" style:font-family-generic="roman" style:font-pitch="variable"/>
    <style:font-face style:name="QCF_P200" svg:font-family="QCF_P200" style:font-family-generic="roman" style:font-pitch="variable"/>
    <style:font-face style:name="QCF_P201" svg:font-family="QCF_P2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1801" svg:font-family="QCF_P180" style:font-family-generic="system" style:font-pitch="variable"/>
    <style:font-face style:name="QCF_P1831" svg:font-family="QCF_P183" style:font-family-generic="system" style:font-pitch="variable"/>
    <style:font-face style:name="QCF_P1841" svg:font-family="QCF_P184" style:font-family-generic="system" style:font-pitch="variable"/>
    <style:font-face style:name="QCF_P1851" svg:font-family="QCF_P185" style:font-family-generic="system" style:font-pitch="variable"/>
    <style:font-face style:name="QCF_P1861" svg:font-family="QCF_P186" style:font-family-generic="system" style:font-pitch="variable"/>
    <style:font-face style:name="QCF_P1881" svg:font-family="QCF_P188" style:font-family-generic="system" style:font-pitch="variable"/>
    <style:font-face style:name="QCF_P1891" svg:font-family="QCF_P189" style:font-family-generic="system" style:font-pitch="variable"/>
    <style:font-face style:name="QCF_P1921" svg:font-family="QCF_P192" style:font-family-generic="system" style:font-pitch="variable"/>
    <style:font-face style:name="QCF_P1931" svg:font-family="QCF_P193" style:font-family-generic="system" style:font-pitch="variable"/>
    <style:font-face style:name="QCF_P1941" svg:font-family="QCF_P194" style:font-family-generic="system" style:font-pitch="variable"/>
    <style:font-face style:name="QCF_P1951" svg:font-family="QCF_P195" style:font-family-generic="system" style:font-pitch="variable"/>
    <style:font-face style:name="QCF_P1961" svg:font-family="QCF_P196" style:font-family-generic="system" style:font-pitch="variable"/>
    <style:font-face style:name="QCF_P1981" svg:font-family="QCF_P198" style:font-family-generic="system" style:font-pitch="variable"/>
    <style:font-face style:name="QCF_P1991" svg:font-family="QCF_P199" style:font-family-generic="system" style:font-pitch="variable"/>
    <style:font-face style:name="QCF_P2001" svg:font-family="QCF_P200" style:font-family-generic="system" style:font-pitch="variable"/>
    <style:font-face style:name="QCF_P2011" svg:font-family="QCF_P20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b43692"/>
    </style:style>
    <style:style style:name="MT2" style:family="text">
      <style:text-properties officeooo:rsid="00a5ecb7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l Anfal</text:span><text:tab/><text:tab/>Juz <text:span text:style-name="MT1">10</text:span></text:p>
      </style:header>
      <style:footer>
        <text:p text:style-name="MP2"><text:page-number text:select-page="current">185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1">Surat A<text:span text:style-name="MT1">t Taubah</text:span><text:tab/><text:tab/>Juz <text:span text:style-name="MT2">8</text:span></text:p>
      </style:header>
      <style:footer>
        <text:p text:style-name="MP2"><text:page-number text:select-page="current">20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5T00:01:27.608479352</dc:date>
    <meta:editing-duration>PT8H32M32S</meta:editing-duration>
    <meta:editing-cycles>159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52" meta:word-count="2558" meta:character-count="5252" meta:non-whitespace-character-count="2744"/>
  </office:meta>
</office:document-meta>
</file>